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5.65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4.78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23.92mm"/>
    </style:style>
    <style:style style:name="co12" style:family="table-column">
      <style:table-column-properties fo:break-before="auto" style:column-width="18.73mm"/>
    </style:style>
    <style:style style:name="co13" style:family="table-column">
      <style:table-column-properties fo:break-before="auto" style:column-width="12.96mm"/>
    </style:style>
    <style:style style:name="co14" style:family="table-column">
      <style:table-column-properties fo:break-before="auto" style:column-width="15.28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9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9"/>
      <style:map style:condition="cell-content()&lt;=0.5" style:apply-style-name="grey_5f_background" style:base-cell-address="Zeit0.A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0"/>
      <style:map style:condition="cell-content()&lt;=0.5" style:apply-style-name="grey_5f_background" style:base-cell-address="Zeit0.A1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1"/>
      <style:map style:condition="cell-content()&lt;=0.5" style:apply-style-name="grey_5f_background" style:base-cell-address="Zeit0.A1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2"/>
      <style:map style:condition="cell-content()&lt;=0.5" style:apply-style-name="grey_5f_background" style:base-cell-address="Zeit0.A1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3"/>
      <style:map style:condition="cell-content()&lt;=0.5" style:apply-style-name="grey_5f_background" style:base-cell-address="Zeit0.A13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4"/>
      <style:map style:condition="cell-content()&lt;=0.5" style:apply-style-name="grey_5f_background" style:base-cell-address="Zeit0.A1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5"/>
      <style:map style:condition="cell-content()&lt;=0.5" style:apply-style-name="grey_5f_background" style:base-cell-address="Zeit0.A1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8"/>
      <style:map style:condition="cell-content()&lt;=0.5" style:apply-style-name="grey_5f_background" style:base-cell-address="Zeit0.A18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9"/>
      <style:map style:condition="cell-content()&lt;=0.5" style:apply-style-name="grey_5f_background" style:base-cell-address="Zeit0.B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0"/>
      <style:map style:condition="cell-content()&lt;=0.5" style:apply-style-name="grey_5f_background" style:base-cell-address="Zeit0.B1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5"/>
      <style:map style:condition="cell-content()&lt;=0.5" style:apply-style-name="grey_5f_background" style:base-cell-address="Zeit0.B15"/>
    </style:style>
    <style:style style:name="ce3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9"/>
      <style:map style:condition="cell-content()&lt;=0.5" style:apply-style-name="grey_5f_background" style:base-cell-address="Zeit0.C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5"/>
      <style:map style:condition="cell-content()&lt;=0.5" style:apply-style-name="grey_5f_background" style:base-cell-address="Zeit0.C15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9"/>
      <style:map style:condition="cell-content()&lt;=0.5" style:apply-style-name="grey_5f_background" style:base-cell-address="Zeit0.D9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5"/>
      <style:map style:condition="cell-content()&lt;=0.5" style:apply-style-name="grey_5f_background" style:base-cell-address="Zeit0.D15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9"/>
      <style:map style:condition="cell-content()&lt;=0.5" style:apply-style-name="grey_5f_background" style:base-cell-address="Zeit0.E9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5"/>
      <style:map style:condition="cell-content()&lt;=0.5" style:apply-style-name="grey_5f_background" style:base-cell-address="Zeit0.E15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9"/>
      <style:map style:condition="cell-content()&lt;=0.5" style:apply-style-name="grey_5f_background" style:base-cell-address="Zeit0.F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5"/>
      <style:map style:condition="cell-content()&lt;=0.5" style:apply-style-name="grey_5f_background" style:base-cell-address="Zeit0.F15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9"/>
      <style:map style:condition="cell-content()&lt;=0.5" style:apply-style-name="grey_5f_background" style:base-cell-address="Zeit0.G9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5"/>
      <style:map style:condition="cell-content()&lt;=0.5" style:apply-style-name="grey_5f_background" style:base-cell-address="Zeit0.G15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9"/>
      <style:map style:condition="cell-content()&lt;=0.5" style:apply-style-name="grey_5f_background" style:base-cell-address="Zeit0.H9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0"/>
      <style:map style:condition="cell-content()&lt;=0.5" style:apply-style-name="grey_5f_background" style:base-cell-address="Zeit0.H10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1"/>
      <style:map style:condition="cell-content()&lt;=0.5" style:apply-style-name="grey_5f_background" style:base-cell-address="Zeit0.H11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2"/>
      <style:map style:condition="cell-content()&lt;=0.5" style:apply-style-name="grey_5f_background" style:base-cell-address="Zeit0.H12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3"/>
      <style:map style:condition="cell-content()&lt;=0.5" style:apply-style-name="grey_5f_background" style:base-cell-address="Zeit0.H13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4"/>
      <style:map style:condition="cell-content()&lt;=0.5" style:apply-style-name="grey_5f_background" style:base-cell-address="Zeit0.H14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5"/>
      <style:map style:condition="cell-content()&lt;=0.5" style:apply-style-name="grey_5f_background" style:base-cell-address="Zeit0.H15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9"/>
      <style:map style:condition="cell-content()&lt;=0.5" style:apply-style-name="grey_5f_background" style:base-cell-address="Zeit1.A9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8"/>
      <style:map style:condition="cell-content()&lt;=0.5" style:apply-style-name="grey_5f_background" style:base-cell-address="Zeit1.A18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9"/>
      <style:map style:condition="cell-content()&lt;=0.5" style:apply-style-name="grey_5f_background" style:base-cell-address="Zeit2.A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8"/>
      <style:map style:condition="cell-content()&lt;=0.5" style:apply-style-name="grey_5f_background" style:base-cell-address="Zeit2.A18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9"/>
      <style:map style:condition="cell-content()&lt;=0.5" style:apply-style-name="grey_5f_background" style:base-cell-address="Zeit3.A9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8"/>
      <style:map style:condition="cell-content()&lt;=0.5" style:apply-style-name="grey_5f_background" style:base-cell-address="Zeit3.A18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9"/>
      <style:map style:condition="cell-content()&lt;=0.5" style:apply-style-name="grey_5f_background" style:base-cell-address="Zeit4.A9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8"/>
      <style:map style:condition="cell-content()&lt;=0.5" style:apply-style-name="grey_5f_background" style:base-cell-address="Zeit4.A18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9"/>
      <style:map style:condition="cell-content()&lt;=0.5" style:apply-style-name="grey_5f_background" style:base-cell-address="Zeit5.A9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8"/>
      <style:map style:condition="cell-content()&lt;=0.5" style:apply-style-name="grey_5f_background" style:base-cell-address="Zeit5.A18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9"/>
      <style:map style:condition="cell-content()&lt;=0.5" style:apply-style-name="grey_5f_background" style:base-cell-address="Zeit6.A9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8"/>
      <style:map style:condition="cell-content()&lt;=0.5" style:apply-style-name="grey_5f_background" style:base-cell-address="Zeit6.A18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9"/>
      <style:map style:condition="cell-content()&lt;=0.5" style:apply-style-name="grey_5f_background" style:base-cell-address="Zeit7.A9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18"/>
      <style:map style:condition="cell-content()&lt;=0.5" style:apply-style-name="grey_5f_background" style:base-cell-address="Zeit7.A1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9"/>
      <style:map style:condition="cell-content()&lt;=0.5" style:apply-style-name="grey_5f_background" style:base-cell-address="Zeit8.A9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8"/>
      <style:map style:condition="cell-content()&lt;=0.5" style:apply-style-name="grey_5f_background" style:base-cell-address="Zeit8.A18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9"/>
      <style:map style:condition="cell-content()&lt;=0.5" style:apply-style-name="grey_5f_background" style:base-cell-address="Zeit9.A9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8"/>
      <style:map style:condition="cell-content()&lt;=0.5" style:apply-style-name="grey_5f_background" style:base-cell-address="Zeit9.A18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9"/>
      <style:map style:condition="cell-content()&lt;=0.5" style:apply-style-name="grey_5f_background" style:base-cell-address="Zeit10.A9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18"/>
      <style:map style:condition="cell-content()&lt;=0.5" style:apply-style-name="grey_5f_background" style:base-cell-address="Zeit10.A18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07" style:family="table-cell" style:parent-style-name="Default">
      <style:table-cell-properties fo:background-color="#fff9ae" fo:border="0.06pt solid #000000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3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 table:style-name="Default"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4" office:value-type="float" office:value="1000" calcext:value-type="float">
            <text:p>10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1" office:value-type="string" calcext:value-type="string">
            <text:p>Verwendete Pixel <text:span text:style-name="T1">(abhängig von Objektedefinition)</text:span></text:p>
          </table:table-cell>
          <table:table-cell table:number-columns-repeated="1020"/>
        </table:table-row>
        <table:table-row table:style-name="ro1">
          <table:table-cell table:style-name="ce22" table:formula="of:=1-[.A9]" office:value-type="float" office:value="0" calcext:value-type="float">
            <text:p>0</text:p>
          </table:table-cell>
          <table:table-cell table:style-name="ce22" table:formula="of:=1-[.B9]" office:value-type="float" office:value="0" calcext:value-type="float">
            <text:p>0</text:p>
          </table:table-cell>
          <table:table-cell table:style-name="ce22" table:formula="of:=1-[.C9]" office:value-type="float" office:value="0" calcext:value-type="float">
            <text:p>0</text:p>
          </table:table-cell>
          <table:table-cell table:style-name="ce22" table:formula="of:=1-[.D9]" office:value-type="float" office:value="0" calcext:value-type="float">
            <text:p>0</text:p>
          </table:table-cell>
          <table:table-cell table:style-name="ce22" table:formula="of:=1-[.E9]" office:value-type="float" office:value="0" calcext:value-type="float">
            <text:p>0</text:p>
          </table:table-cell>
          <table:table-cell table:style-name="ce22" table:formula="of:=1-[.F9]" office:value-type="float" office:value="0" calcext:value-type="float">
            <text:p>0</text:p>
          </table:table-cell>
          <table:table-cell table:style-name="ce22" table:formula="of:=1-[.G9]" office:value-type="float" office:value="0" calcext:value-type="float">
            <text:p>0</text:p>
          </table:table-cell>
          <table:table-cell table:style-name="ce2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0]" office:value-type="float" office:value="0" calcext:value-type="float">
            <text:p>0</text:p>
          </table:table-cell>
          <table:table-cell table:style-name="ce22" table:formula="of:=1-[.B10]" office:value-type="float" office:value="1" calcext:value-type="float">
            <text:p>1</text:p>
          </table:table-cell>
          <table:table-cell table:style-name="ce22" table:formula="of:=1-[.C10]" office:value-type="float" office:value="1" calcext:value-type="float">
            <text:p>1</text:p>
          </table:table-cell>
          <table:table-cell table:style-name="ce22" table:formula="of:=1-[.D10]" office:value-type="float" office:value="1" calcext:value-type="float">
            <text:p>1</text:p>
          </table:table-cell>
          <table:table-cell table:style-name="ce22" table:formula="of:=1-[.E10]" office:value-type="float" office:value="1" calcext:value-type="float">
            <text:p>1</text:p>
          </table:table-cell>
          <table:table-cell table:style-name="ce22" table:formula="of:=1-[.F10]" office:value-type="float" office:value="1" calcext:value-type="float">
            <text:p>1</text:p>
          </table:table-cell>
          <table:table-cell table:style-name="ce22" table:formula="of:=1-[.G10]" office:value-type="float" office:value="1" calcext:value-type="float">
            <text:p>1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1]" office:value-type="float" office:value="0" calcext:value-type="float">
            <text:p>0</text:p>
          </table:table-cell>
          <table:table-cell table:style-name="ce22" table:formula="of:=1-[.B11]" office:value-type="float" office:value="1" calcext:value-type="float">
            <text:p>1</text:p>
          </table:table-cell>
          <table:table-cell table:style-name="ce22" table:formula="of:=1-[.C11]" office:value-type="float" office:value="0" calcext:value-type="float">
            <text:p>0</text:p>
          </table:table-cell>
          <table:table-cell table:style-name="ce22" table:formula="of:=1-[.D11]" office:value-type="float" office:value="0" calcext:value-type="float">
            <text:p>0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2]" office:value-type="float" office:value="0" calcext:value-type="float">
            <text:p>0</text:p>
          </table:table-cell>
          <table:table-cell table:style-name="ce22" table:formula="of:=1-[.B12]" office:value-type="float" office:value="1" calcext:value-type="float">
            <text:p>1</text:p>
          </table:table-cell>
          <table:table-cell table:style-name="ce22" table:formula="of:=1-[.C12]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3]" office:value-type="float" office:value="0" calcext:value-type="float">
            <text:p>0</text:p>
          </table:table-cell>
          <table:table-cell table:style-name="ce22" table:formula="of:=1-[.B13]" office:value-type="float" office:value="1" calcext:value-type="float">
            <text:p>1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0" calcext:value-type="float">
            <text:p>0</text:p>
          </table:table-cell>
          <table:table-cell table:style-name="ce22" table:formula="of:=1-[.E13]" office:value-type="float" office:value="0" calcext:value-type="float">
            <text:p>0</text:p>
          </table:table-cell>
          <table:table-cell table:style-name="ce22" table:formula="of:=1-[.F13]" office:value-type="float" office:value="0" calcext:value-type="float">
            <text:p>0</text:p>
          </table:table-cell>
          <table:table-cell table:style-name="ce22" table:formula="of:=1-[.G13]" office:value-type="float" office:value="1" calcext:value-type="float">
            <text:p>1</text:p>
          </table:table-cell>
          <table:table-cell table:style-name="ce2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4]" office:value-type="float" office:value="0" calcext:value-type="float">
            <text:p>0</text:p>
          </table:table-cell>
          <table:table-cell table:style-name="ce22" table:formula="of:=1-[.B14]" office:value-type="float" office:value="1" calcext:value-type="float">
            <text:p>1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0" calcext:value-type="float">
            <text:p>0</text:p>
          </table:table-cell>
          <table:table-cell table:style-name="ce22" table:formula="of:=1-[.G14]" office:value-type="float" office:value="0" calcext:value-type="float">
            <text:p>0</text:p>
          </table:table-cell>
          <table:table-cell table:style-name="ce2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5]" office:value-type="float" office:value="0" calcext:value-type="float">
            <text:p>0</text:p>
          </table:table-cell>
          <table:table-cell table:style-name="ce22" table:formula="of:=1-[.B15]" office:value-type="float" office:value="0" calcext:value-type="float">
            <text:p>0</text:p>
          </table:table-cell>
          <table:table-cell table:style-name="ce22" table:formula="of:=1-[.C15]" office:value-type="float" office:value="0" calcext:value-type="float">
            <text:p>0</text:p>
          </table:table-cell>
          <table:table-cell table:style-name="ce22" table:formula="of:=1-[.D15]" office:value-type="float" office:value="0" calcext:value-type="float">
            <text:p>0</text:p>
          </table:table-cell>
          <table:table-cell table:style-name="ce22" table:formula="of:=1-[.E15]" office:value-type="float" office:value="0" calcext:value-type="float">
            <text:p>0</text:p>
          </table:table-cell>
          <table:table-cell table:style-name="ce22" table:formula="of:=1-[.F15]" office:value-type="float" office:value="0" calcext:value-type="float">
            <text:p>0</text:p>
          </table:table-cell>
          <table:table-cell table:style-name="ce22" table:formula="of:=1-[.G15]" office:value-type="float" office:value="0" calcext:value-type="float">
            <text:p>0</text:p>
          </table:table-cell>
          <table:table-cell table:style-name="ce2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2:Zeit0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10:Zeit0.G14">
            <calcext:condition calcext:apply-style-name="blue_dark_background" calcext:value="&gt;0.5" calcext:base-cell-address="Zeit0.B10"/>
            <calcext:condition calcext:apply-style-name="grey_background" calcext:value="&lt;=0.5" calcext:base-cell-address="Zeit0.B10"/>
          </calcext:conditional-format>
          <calcext:conditional-format calcext:target-range-address="Zeit0.A9:Zeit0.A9">
            <calcext:condition calcext:apply-style-name="blue_dark_background" calcext:value="&gt;0.5" calcext:base-cell-address="Zeit0.A9"/>
            <calcext:condition calcext:apply-style-name="grey_background" calcext:value="&lt;=0.5" calcext:base-cell-address="Zeit0.A9"/>
          </calcext:conditional-format>
          <calcext:conditional-format calcext:target-range-address="Zeit0.B9:Zeit0.B9">
            <calcext:condition calcext:apply-style-name="blue_dark_background" calcext:value="&gt;0.5" calcext:base-cell-address="Zeit0.B9"/>
            <calcext:condition calcext:apply-style-name="grey_background" calcext:value="&lt;=0.5" calcext:base-cell-address="Zeit0.B9"/>
          </calcext:conditional-format>
          <calcext:conditional-format calcext:target-range-address="Zeit0.C9:Zeit0.C9">
            <calcext:condition calcext:apply-style-name="blue_dark_background" calcext:value="&gt;0.5" calcext:base-cell-address="Zeit0.C9"/>
            <calcext:condition calcext:apply-style-name="grey_background" calcext:value="&lt;=0.5" calcext:base-cell-address="Zeit0.C9"/>
          </calcext:conditional-format>
          <calcext:conditional-format calcext:target-range-address="Zeit0.D9:Zeit0.D9">
            <calcext:condition calcext:apply-style-name="blue_dark_background" calcext:value="&gt;0.5" calcext:base-cell-address="Zeit0.D9"/>
            <calcext:condition calcext:apply-style-name="grey_background" calcext:value="&lt;=0.5" calcext:base-cell-address="Zeit0.D9"/>
          </calcext:conditional-format>
          <calcext:conditional-format calcext:target-range-address="Zeit0.E9:Zeit0.E9">
            <calcext:condition calcext:apply-style-name="blue_dark_background" calcext:value="&gt;0.5" calcext:base-cell-address="Zeit0.E9"/>
            <calcext:condition calcext:apply-style-name="grey_background" calcext:value="&lt;=0.5" calcext:base-cell-address="Zeit0.E9"/>
          </calcext:conditional-format>
          <calcext:conditional-format calcext:target-range-address="Zeit0.F9:Zeit0.F9">
            <calcext:condition calcext:apply-style-name="blue_dark_background" calcext:value="&gt;0.5" calcext:base-cell-address="Zeit0.F9"/>
            <calcext:condition calcext:apply-style-name="grey_background" calcext:value="&lt;=0.5" calcext:base-cell-address="Zeit0.F9"/>
          </calcext:conditional-format>
          <calcext:conditional-format calcext:target-range-address="Zeit0.G9:Zeit0.G9">
            <calcext:condition calcext:apply-style-name="blue_dark_background" calcext:value="&gt;0.5" calcext:base-cell-address="Zeit0.G9"/>
            <calcext:condition calcext:apply-style-name="grey_background" calcext:value="&lt;=0.5" calcext:base-cell-address="Zeit0.G9"/>
          </calcext:conditional-format>
          <calcext:conditional-format calcext:target-range-address="Zeit0.H9:Zeit0.H9">
            <calcext:condition calcext:apply-style-name="blue_dark_background" calcext:value="&gt;0.5" calcext:base-cell-address="Zeit0.H9"/>
            <calcext:condition calcext:apply-style-name="grey_background" calcext:value="&lt;=0.5" calcext:base-cell-address="Zeit0.H9"/>
          </calcext:conditional-format>
          <calcext:conditional-format calcext:target-range-address="Zeit0.H10:Zeit0.H10">
            <calcext:condition calcext:apply-style-name="blue_dark_background" calcext:value="&gt;0.5" calcext:base-cell-address="Zeit0.H10"/>
            <calcext:condition calcext:apply-style-name="grey_background" calcext:value="&lt;=0.5" calcext:base-cell-address="Zeit0.H10"/>
          </calcext:conditional-format>
          <calcext:conditional-format calcext:target-range-address="Zeit0.H11:Zeit0.H11">
            <calcext:condition calcext:apply-style-name="blue_dark_background" calcext:value="&gt;0.5" calcext:base-cell-address="Zeit0.H11"/>
            <calcext:condition calcext:apply-style-name="grey_background" calcext:value="&lt;=0.5" calcext:base-cell-address="Zeit0.H11"/>
          </calcext:conditional-format>
          <calcext:conditional-format calcext:target-range-address="Zeit0.H12:Zeit0.H12">
            <calcext:condition calcext:apply-style-name="blue_dark_background" calcext:value="&gt;0.5" calcext:base-cell-address="Zeit0.H12"/>
            <calcext:condition calcext:apply-style-name="grey_background" calcext:value="&lt;=0.5" calcext:base-cell-address="Zeit0.H12"/>
          </calcext:conditional-format>
          <calcext:conditional-format calcext:target-range-address="Zeit0.H13:Zeit0.H13">
            <calcext:condition calcext:apply-style-name="blue_dark_background" calcext:value="&gt;0.5" calcext:base-cell-address="Zeit0.H13"/>
            <calcext:condition calcext:apply-style-name="grey_background" calcext:value="&lt;=0.5" calcext:base-cell-address="Zeit0.H13"/>
          </calcext:conditional-format>
          <calcext:conditional-format calcext:target-range-address="Zeit0.H14:Zeit0.H14">
            <calcext:condition calcext:apply-style-name="blue_dark_background" calcext:value="&gt;0.5" calcext:base-cell-address="Zeit0.H14"/>
            <calcext:condition calcext:apply-style-name="grey_background" calcext:value="&lt;=0.5" calcext:base-cell-address="Zeit0.H14"/>
          </calcext:conditional-format>
          <calcext:conditional-format calcext:target-range-address="Zeit0.H15:Zeit0.H15">
            <calcext:condition calcext:apply-style-name="blue_dark_background" calcext:value="&gt;0.5" calcext:base-cell-address="Zeit0.H15"/>
            <calcext:condition calcext:apply-style-name="grey_background" calcext:value="&lt;=0.5" calcext:base-cell-address="Zeit0.H15"/>
          </calcext:conditional-format>
          <calcext:conditional-format calcext:target-range-address="Zeit0.G15:Zeit0.G15">
            <calcext:condition calcext:apply-style-name="blue_dark_background" calcext:value="&gt;0.5" calcext:base-cell-address="Zeit0.G15"/>
            <calcext:condition calcext:apply-style-name="grey_background" calcext:value="&lt;=0.5" calcext:base-cell-address="Zeit0.G15"/>
          </calcext:conditional-format>
          <calcext:conditional-format calcext:target-range-address="Zeit0.F15:Zeit0.F15">
            <calcext:condition calcext:apply-style-name="blue_dark_background" calcext:value="&gt;0.5" calcext:base-cell-address="Zeit0.F15"/>
            <calcext:condition calcext:apply-style-name="grey_background" calcext:value="&lt;=0.5" calcext:base-cell-address="Zeit0.F15"/>
          </calcext:conditional-format>
          <calcext:conditional-format calcext:target-range-address="Zeit0.E15:Zeit0.E15">
            <calcext:condition calcext:apply-style-name="blue_dark_background" calcext:value="&gt;0.5" calcext:base-cell-address="Zeit0.E15"/>
            <calcext:condition calcext:apply-style-name="grey_background" calcext:value="&lt;=0.5" calcext:base-cell-address="Zeit0.E15"/>
          </calcext:conditional-format>
          <calcext:conditional-format calcext:target-range-address="Zeit0.D15:Zeit0.D15">
            <calcext:condition calcext:apply-style-name="blue_dark_background" calcext:value="&gt;0.5" calcext:base-cell-address="Zeit0.D15"/>
            <calcext:condition calcext:apply-style-name="grey_background" calcext:value="&lt;=0.5" calcext:base-cell-address="Zeit0.D15"/>
          </calcext:conditional-format>
          <calcext:conditional-format calcext:target-range-address="Zeit0.C15:Zeit0.C15">
            <calcext:condition calcext:apply-style-name="blue_dark_background" calcext:value="&gt;0.5" calcext:base-cell-address="Zeit0.C15"/>
            <calcext:condition calcext:apply-style-name="grey_background" calcext:value="&lt;=0.5" calcext:base-cell-address="Zeit0.C15"/>
          </calcext:conditional-format>
          <calcext:conditional-format calcext:target-range-address="Zeit0.B15:Zeit0.B15">
            <calcext:condition calcext:apply-style-name="blue_dark_background" calcext:value="&gt;0.5" calcext:base-cell-address="Zeit0.B15"/>
            <calcext:condition calcext:apply-style-name="grey_background" calcext:value="&lt;=0.5" calcext:base-cell-address="Zeit0.B15"/>
          </calcext:conditional-format>
          <calcext:conditional-format calcext:target-range-address="Zeit0.A15:Zeit0.A15">
            <calcext:condition calcext:apply-style-name="blue_dark_background" calcext:value="&gt;0.5" calcext:base-cell-address="Zeit0.A15"/>
            <calcext:condition calcext:apply-style-name="grey_background" calcext:value="&lt;=0.5" calcext:base-cell-address="Zeit0.A15"/>
          </calcext:conditional-format>
          <calcext:conditional-format calcext:target-range-address="Zeit0.A14:Zeit0.A14">
            <calcext:condition calcext:apply-style-name="blue_dark_background" calcext:value="&gt;0.5" calcext:base-cell-address="Zeit0.A14"/>
            <calcext:condition calcext:apply-style-name="grey_background" calcext:value="&lt;=0.5" calcext:base-cell-address="Zeit0.A14"/>
          </calcext:conditional-format>
          <calcext:conditional-format calcext:target-range-address="Zeit0.A13:Zeit0.A13">
            <calcext:condition calcext:apply-style-name="blue_dark_background" calcext:value="&gt;0.5" calcext:base-cell-address="Zeit0.A13"/>
            <calcext:condition calcext:apply-style-name="grey_background" calcext:value="&lt;=0.5" calcext:base-cell-address="Zeit0.A13"/>
          </calcext:conditional-format>
          <calcext:conditional-format calcext:target-range-address="Zeit0.A12:Zeit0.A12">
            <calcext:condition calcext:apply-style-name="blue_dark_background" calcext:value="&gt;0.5" calcext:base-cell-address="Zeit0.A12"/>
            <calcext:condition calcext:apply-style-name="grey_background" calcext:value="&lt;=0.5" calcext:base-cell-address="Zeit0.A12"/>
          </calcext:conditional-format>
          <calcext:conditional-format calcext:target-range-address="Zeit0.A11:Zeit0.A11">
            <calcext:condition calcext:apply-style-name="blue_dark_background" calcext:value="&gt;0.5" calcext:base-cell-address="Zeit0.A11"/>
            <calcext:condition calcext:apply-style-name="grey_background" calcext:value="&lt;=0.5" calcext:base-cell-address="Zeit0.A11"/>
          </calcext:conditional-format>
          <calcext:conditional-format calcext:target-range-address="Zeit0.A10:Zeit0.A10">
            <calcext:condition calcext:apply-style-name="blue_dark_background" calcext:value="&gt;0.5" calcext:base-cell-address="Zeit0.A10"/>
            <calcext:condition calcext:apply-style-name="grey_background" calcext:value="&lt;=0.5" calcext:base-cell-address="Zeit0.A10"/>
          </calcext:conditional-format>
          <calcext:conditional-format calcext:target-range-address="Zeit0.A18:Zeit0.H24">
            <calcext:condition calcext:apply-style-name="blue_dark_background" calcext:value="&gt;0.5" calcext:base-cell-address="Zeit0.A18"/>
            <calcext:condition calcext:apply-style-name="grey_background" calcext:value="&lt;=0.5" calcext:base-cell-address="Zeit0.A18"/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2">
          <table:table-cell table:number-columns-repeated="15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9" table:formula="of:=IF([.B19]=0;0;SUMPRODUCT([Zeit0.A1:.C3];[$Verteilung.$A$4:$Verteilung.$C$6];[.A18:.C20];[.A33:.C35]))" office:value-type="float" office:value="0" calcext:value-type="float">
            <text:p>0</text:p>
          </table:table-cell>
          <table:table-cell table:style-name="ce59" table:formula="of:=IF([.C19]=0;0;SUMPRODUCT([Zeit0.B1:.D3];[$Verteilung.$A$4:$Verteilung.$C$6];[.B18:.D20];[.B33:.D35]))" office:value-type="float" office:value="0" calcext:value-type="float">
            <text:p>0</text:p>
          </table:table-cell>
          <table:table-cell table:style-name="ce59" table:formula="of:=IF([.D19]=0;0;SUMPRODUCT([Zeit0.C1:.E3];[$Verteilung.$A$4:$Verteilung.$C$6];[.C18:.E20];[.C33:.E35]))" office:value-type="float" office:value="3.72161463782393" calcext:value-type="float">
            <text:p>3,72161463782393</text:p>
          </table:table-cell>
          <table:table-cell table:style-name="ce59" table:formula="of:=IF([.E19]=0;0;SUMPRODUCT([Zeit0.D1:.F3];[$Verteilung.$A$4:$Verteilung.$C$6];[.D18:.F20];[.D33:.F35]))" office:value-type="float" office:value="5.26315789473684" calcext:value-type="float">
            <text:p>5,26315789473684</text:p>
          </table:table-cell>
          <table:table-cell table:style-name="ce59" table:formula="of:=IF([.F19]=0;0;SUMPRODUCT([Zeit0.E1:.G3];[$Verteilung.$A$4:$Verteilung.$C$6];[.E18:.G20];[.E33:.G35]))" office:value-type="float" office:value="66.6991430996694" calcext:value-type="float">
            <text:p>66,6991430996694</text:p>
          </table:table-cell>
          <table:table-cell table:style-name="ce59" table:formula="of:=IF([.G19]=0;0;SUMPRODUCT([Zeit0.F1:.H3];[$Verteilung.$A$4:$Verteilung.$C$6];[.F18:.H20];[.F33:.H35]))" office:value-type="float" office:value="829.513105638569" calcext:value-type="float">
            <text:p>829,51310563856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9" table:formula="of:=IF([.B20]=0;0;SUMPRODUCT([Zeit0.A2:.C4];[$Verteilung.$A$4:$Verteilung.$C$6];[.A19:.C21];[.A34:.C36]))" office:value-type="float" office:value="0" calcext:value-type="float">
            <text:p>0</text:p>
          </table:table-cell>
          <table:table-cell table:style-name="ce59" table:formula="of:=IF([.C20]=0;0;SUMPRODUCT([Zeit0.B2:.D4];[$Verteilung.$A$4:$Verteilung.$C$6];[.B19:.D21];[.B34:.D36]))" office:value-type="float" office:value="0" calcext:value-type="float">
            <text:p>0</text:p>
          </table:table-cell>
          <table:table-cell table:style-name="ce59" table:formula="of:=IF([.D20]=0;0;SUMPRODUCT([Zeit0.C2:.E4];[$Verteilung.$A$4:$Verteilung.$C$6];[.C19:.E21];[.C34:.E36]))" office:value-type="float" office:value="0" calcext:value-type="float">
            <text:p>0</text:p>
          </table:table-cell>
          <table:table-cell table:style-name="ce59" table:formula="of:=IF([.E20]=0;0;SUMPRODUCT([Zeit0.D2:.F4];[$Verteilung.$A$4:$Verteilung.$C$6];[.D19:.F21];[.D34:.F36]))" office:value-type="float" office:value="69.3240677644937" calcext:value-type="float">
            <text:p>69,3240677644937</text:p>
          </table:table-cell>
          <table:table-cell table:style-name="ce59" table:formula="of:=IF([.F20]=0;0;SUMPRODUCT([Zeit0.E2:.G4];[$Verteilung.$A$4:$Verteilung.$C$6];[.E19:.G21];[.E34:.G36]))" office:value-type="float" office:value="49.7949953324766" calcext:value-type="float">
            <text:p>49,7949953324766</text:p>
          </table:table-cell>
          <table:table-cell table:style-name="ce59" table:formula="of:=IF([.G20]=0;0;SUMPRODUCT([Zeit0.F2:.H4];[$Verteilung.$A$4:$Verteilung.$C$6];[.F19:.H21];[.F34:.H36]))" office:value-type="float" office:value="62.9775284618455" calcext:value-type="float">
            <text:p>62,9775284618455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9" table:formula="of:=IF([.B21]=0;0;SUMPRODUCT([Zeit0.A3:.C5];[$Verteilung.$A$4:$Verteilung.$C$6];[.A20:.C22];[.A35:.C37]))" office:value-type="float" office:value="56.8641046305657" calcext:value-type="float">
            <text:p>56,8641046305657</text:p>
          </table:table-cell>
          <table:table-cell table:style-name="ce59" table:formula="of:=IF([.C21]=0;0;SUMPRODUCT([Zeit0.B3:.D5];[$Verteilung.$A$4:$Verteilung.$C$6];[.B20:.D22];[.B35:.D37]))" office:value-type="float" office:value="40.2089939903744" calcext:value-type="float">
            <text:p>40,2089939903744</text:p>
          </table:table-cell>
          <table:table-cell table:style-name="ce59" table:formula="of:=IF([.D21]=0;0;SUMPRODUCT([Zeit0.C3:.E5];[$Verteilung.$A$4:$Verteilung.$C$6];[.C20:.E22];[.C35:.E37]))" office:value-type="float" office:value="3.72161463782393" calcext:value-type="float">
            <text:p>3,72161463782393</text:p>
          </table:table-cell>
          <table:table-cell table:style-name="ce59" table:formula="of:=IF([.E21]=0;0;SUMPRODUCT([Zeit0.D3:.F5];[$Verteilung.$A$4:$Verteilung.$C$6];[.D20:.F22];[.D35:.F37]))" office:value-type="float" office:value="5.26315789473684" calcext:value-type="float">
            <text:p>5,26315789473684</text:p>
          </table:table-cell>
          <table:table-cell table:style-name="ce59" table:formula="of:=IF([.F21]=0;0;SUMPRODUCT([Zeit0.E3:.G5];[$Verteilung.$A$4:$Verteilung.$C$6];[.E20:.G22];[.E35:.G37]))" office:value-type="float" office:value="3.72161463782393" calcext:value-type="float">
            <text:p>3,72161463782393</text:p>
          </table:table-cell>
          <table:table-cell table:style-name="ce59" table:formula="of:=IF([.G21]=0;0;SUMPRODUCT([Zeit0.F3:.H5];[$Verteilung.$A$4:$Verteilung.$C$6];[.F20:.H22];[.F35:.H37])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9" table:formula="of:=IF([.B22]=0;0;SUMPRODUCT([Zeit0.A4:.C6];[$Verteilung.$A$4:$Verteilung.$C$6];[.A21:.C23];[.A36:.C38]))" office:value-type="float" office:value="748.989698127554" calcext:value-type="float">
            <text:p>748,989698127554</text:p>
          </table:table-cell>
          <table:table-cell table:style-name="ce59" table:formula="of:=IF([.C22]=0;0;SUMPRODUCT([Zeit0.B4:.D6];[$Verteilung.$A$4:$Verteilung.$C$6];[.B21:.D23];[.B36:.D38]))" office:value-type="float" office:value="56.8641046305657" calcext:value-type="float">
            <text:p>56,8641046305657</text:p>
          </table:table-cell>
          <table:table-cell table:style-name="ce59" table:formula="of:=IF([.D22]=0;0;SUMPRODUCT([Zeit0.C4:.E6];[$Verteilung.$A$4:$Verteilung.$C$6];[.C21:.E23];[.C36:.E38]))" office:value-type="float" office:value="0" calcext:value-type="float">
            <text:p>0</text:p>
          </table:table-cell>
          <table:table-cell table:style-name="ce59" table:formula="of:=IF([.E22]=0;0;SUMPRODUCT([Zeit0.D4:.F6];[$Verteilung.$A$4:$Verteilung.$C$6];[.D21:.F23];[.D36:.F38]))" office:value-type="float" office:value="0" calcext:value-type="float">
            <text:p>0</text:p>
          </table:table-cell>
          <table:table-cell table:style-name="ce59" table:formula="of:=IF([.F22]=0;0;SUMPRODUCT([Zeit0.E4:.G6];[$Verteilung.$A$4:$Verteilung.$C$6];[.E21:.G23];[.E36:.G38]))" office:value-type="float" office:value="0" calcext:value-type="float">
            <text:p>0</text:p>
          </table:table-cell>
          <table:table-cell table:style-name="ce59" table:formula="of:=IF([.G22]=0;0;SUMPRODUCT([Zeit0.F4:.H6];[$Verteilung.$A$4:$Verteilung.$C$6];[.F21:.H23];[.F36:.H38])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9" table:formula="of:=IF([.B23]=0;0;SUMPRODUCT([Zeit0.A5:.C7];[$Verteilung.$A$4:$Verteilung.$C$6];[.A22:.C24];[.A37:.C39]))" office:value-type="float" office:value="56.8641046305657" calcext:value-type="float">
            <text:p>56,8641046305657</text:p>
          </table:table-cell>
          <table:table-cell table:style-name="ce59" table:formula="of:=IF([.C23]=0;0;SUMPRODUCT([Zeit0.B5:.D7];[$Verteilung.$A$4:$Verteilung.$C$6];[.B22:.D24];[.B37:.D39]))" office:value-type="float" office:value="40.2089939903744" calcext:value-type="float">
            <text:p>40,2089939903744</text:p>
          </table:table-cell>
          <table:table-cell table:style-name="ce59" table:formula="of:=IF([.D23]=0;0;SUMPRODUCT([Zeit0.C5:.E7];[$Verteilung.$A$4:$Verteilung.$C$6];[.C22:.E24];[.C37:.E39]))" office:value-type="float" office:value="0" calcext:value-type="float">
            <text:p>0</text:p>
          </table:table-cell>
          <table:table-cell table:style-name="ce59" table:formula="of:=IF([.E23]=0;0;SUMPRODUCT([Zeit0.D5:.F7];[$Verteilung.$A$4:$Verteilung.$C$6];[.D22:.F24];[.D37:.F39]))" office:value-type="float" office:value="0" calcext:value-type="float">
            <text:p>0</text:p>
          </table:table-cell>
          <table:table-cell table:style-name="ce59" table:formula="of:=IF([.F23]=0;0;SUMPRODUCT([Zeit0.E5:.G7];[$Verteilung.$A$4:$Verteilung.$C$6];[.E22:.G24];[.E37:.G39]))" office:value-type="float" office:value="0" calcext:value-type="float">
            <text:p>0</text:p>
          </table:table-cell>
          <table:table-cell table:style-name="ce59" table:formula="of:=IF([.G23]=0;0;SUMPRODUCT([Zeit0.F5:.H7];[$Verteilung.$A$4:$Verteilung.$C$6];[.F22:.H24];[.F37:.H39])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Default" table:number-columns-repeated="2"/>
          <table:table-cell/>
          <table:table-cell table:style-name="ce14" table:formula="of:=[Zeit0.D8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7" table:formula="of:=[Zeit0.A9]" office:value-type="float" office:value="1" calcext:value-type="float">
            <text:p>1</text:p>
          </table:table-cell>
          <table:table-cell table:style-name="ce57" table:formula="of:=[Zeit0.B9]" office:value-type="float" office:value="1" calcext:value-type="float">
            <text:p>1</text:p>
          </table:table-cell>
          <table:table-cell table:style-name="ce57" table:formula="of:=[Zeit0.C9]" office:value-type="float" office:value="1" calcext:value-type="float">
            <text:p>1</text:p>
          </table:table-cell>
          <table:table-cell table:style-name="ce57" table:formula="of:=[Zeit0.D9]" office:value-type="float" office:value="1" calcext:value-type="float">
            <text:p>1</text:p>
          </table:table-cell>
          <table:table-cell table:style-name="ce57" table:formula="of:=[Zeit0.E9]" office:value-type="float" office:value="1" calcext:value-type="float">
            <text:p>1</text:p>
          </table:table-cell>
          <table:table-cell table:style-name="ce57" table:formula="of:=[Zeit0.F9]" office:value-type="float" office:value="1" calcext:value-type="float">
            <text:p>1</text:p>
          </table:table-cell>
          <table:table-cell table:style-name="ce57" table:formula="of:=[Zeit0.G9]" office:value-type="float" office:value="1" calcext:value-type="float">
            <text:p>1</text:p>
          </table:table-cell>
          <table:table-cell table:style-name="ce57" table:formula="of:=[Zeit0.H9]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7" table:formula="of:=[Zeit0.A10]" office:value-type="float" office:value="1" calcext:value-type="float">
            <text:p>1</text:p>
          </table:table-cell>
          <table:table-cell table:style-name="ce57" table:formula="of:=[Zeit0.B10]" office:value-type="float" office:value="0" calcext:value-type="float">
            <text:p>0</text:p>
          </table:table-cell>
          <table:table-cell table:style-name="ce57" table:formula="of:=[Zeit0.C10]" office:value-type="float" office:value="0" calcext:value-type="float">
            <text:p>0</text:p>
          </table:table-cell>
          <table:table-cell table:style-name="ce57" table:formula="of:=[Zeit0.D10]" office:value-type="float" office:value="0" calcext:value-type="float">
            <text:p>0</text:p>
          </table:table-cell>
          <table:table-cell table:style-name="ce57" table:formula="of:=[Zeit0.E10]" office:value-type="float" office:value="0" calcext:value-type="float">
            <text:p>0</text:p>
          </table:table-cell>
          <table:table-cell table:style-name="ce57" table:formula="of:=[Zeit0.F10]" office:value-type="float" office:value="0" calcext:value-type="float">
            <text:p>0</text:p>
          </table:table-cell>
          <table:table-cell table:style-name="ce57" table:formula="of:=[Zeit0.G10]" office:value-type="float" office:value="0" calcext:value-type="float">
            <text:p>0</text:p>
          </table:table-cell>
          <table:table-cell table:style-name="ce57" table:formula="of:=[Zeit0.H10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7" table:formula="of:=[Zeit0.A11]" office:value-type="float" office:value="1" calcext:value-type="float">
            <text:p>1</text:p>
          </table:table-cell>
          <table:table-cell table:style-name="ce57" table:formula="of:=[Zeit0.B11]" office:value-type="float" office:value="0" calcext:value-type="float">
            <text:p>0</text:p>
          </table:table-cell>
          <table:table-cell table:style-name="ce57" table:formula="of:=[Zeit0.C11]" office:value-type="float" office:value="1" calcext:value-type="float">
            <text:p>1</text:p>
          </table:table-cell>
          <table:table-cell table:style-name="ce57" table:formula="of:=[Zeit0.D11]" office:value-type="float" office:value="1" calcext:value-type="float">
            <text:p>1</text:p>
          </table:table-cell>
          <table:table-cell table:style-name="ce57" table:formula="of:=[Zeit0.E11]" office:value-type="float" office:value="0" calcext:value-type="float">
            <text:p>0</text:p>
          </table:table-cell>
          <table:table-cell table:style-name="ce57" table:formula="of:=[Zeit0.F11]" office:value-type="float" office:value="0" calcext:value-type="float">
            <text:p>0</text:p>
          </table:table-cell>
          <table:table-cell table:style-name="ce57" table:formula="of:=[Zeit0.G11]" office:value-type="float" office:value="0" calcext:value-type="float">
            <text:p>0</text:p>
          </table:table-cell>
          <table:table-cell table:style-name="ce57" table:formula="of:=[Zeit0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7" table:formula="of:=[Zeit0.A12]" office:value-type="float" office:value="1" calcext:value-type="float">
            <text:p>1</text:p>
          </table:table-cell>
          <table:table-cell table:style-name="ce57" table:formula="of:=[Zeit0.B12]" office:value-type="float" office:value="0" calcext:value-type="float">
            <text:p>0</text:p>
          </table:table-cell>
          <table:table-cell table:style-name="ce57" table:formula="of:=[Zeit0.C12]" office:value-type="float" office:value="0" calcext:value-type="float">
            <text:p>0</text:p>
          </table:table-cell>
          <table:table-cell table:style-name="ce57" table:formula="of:=[Zeit0.D12]" office:value-type="float" office:value="0" calcext:value-type="float">
            <text:p>0</text:p>
          </table:table-cell>
          <table:table-cell table:style-name="ce57" table:formula="of:=[Zeit0.E12]" office:value-type="float" office:value="0" calcext:value-type="float">
            <text:p>0</text:p>
          </table:table-cell>
          <table:table-cell table:style-name="ce57" table:formula="of:=[Zeit0.F12]" office:value-type="float" office:value="0" calcext:value-type="float">
            <text:p>0</text:p>
          </table:table-cell>
          <table:table-cell table:style-name="ce57" table:formula="of:=[Zeit0.G12]" office:value-type="float" office:value="0" calcext:value-type="float">
            <text:p>0</text:p>
          </table:table-cell>
          <table:table-cell table:style-name="ce57" table:formula="of:=[Zeit0.H12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7" table:formula="of:=[Zeit0.A13]" office:value-type="float" office:value="1" calcext:value-type="float">
            <text:p>1</text:p>
          </table:table-cell>
          <table:table-cell table:style-name="ce57" table:formula="of:=[Zeit0.B13]" office:value-type="float" office:value="0" calcext:value-type="float">
            <text:p>0</text:p>
          </table:table-cell>
          <table:table-cell table:style-name="ce57" table:formula="of:=[Zeit0.C13]" office:value-type="float" office:value="0" calcext:value-type="float">
            <text:p>0</text:p>
          </table:table-cell>
          <table:table-cell table:style-name="ce57" table:formula="of:=[Zeit0.D13]" office:value-type="float" office:value="1" calcext:value-type="float">
            <text:p>1</text:p>
          </table:table-cell>
          <table:table-cell table:style-name="ce57" table:formula="of:=[Zeit0.E13]" office:value-type="float" office:value="1" calcext:value-type="float">
            <text:p>1</text:p>
          </table:table-cell>
          <table:table-cell table:style-name="ce57" table:formula="of:=[Zeit0.F13]" office:value-type="float" office:value="1" calcext:value-type="float">
            <text:p>1</text:p>
          </table:table-cell>
          <table:table-cell table:style-name="ce57" table:formula="of:=[Zeit0.G13]" office:value-type="float" office:value="0" calcext:value-type="float">
            <text:p>0</text:p>
          </table:table-cell>
          <table:table-cell table:style-name="ce57" table:formula="of:=[Zeit0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7" table:formula="of:=[Zeit0.A14]" office:value-type="float" office:value="1" calcext:value-type="float">
            <text:p>1</text:p>
          </table:table-cell>
          <table:table-cell table:style-name="ce57" table:formula="of:=[Zeit0.B14]" office:value-type="float" office:value="0" calcext:value-type="float">
            <text:p>0</text:p>
          </table:table-cell>
          <table:table-cell table:style-name="ce57" table:formula="of:=[Zeit0.C14]" office:value-type="float" office:value="0" calcext:value-type="float">
            <text:p>0</text:p>
          </table:table-cell>
          <table:table-cell table:style-name="ce57" table:formula="of:=[Zeit0.D14]" office:value-type="float" office:value="0" calcext:value-type="float">
            <text:p>0</text:p>
          </table:table-cell>
          <table:table-cell table:style-name="ce57" table:formula="of:=[Zeit0.E14]" office:value-type="float" office:value="0" calcext:value-type="float">
            <text:p>0</text:p>
          </table:table-cell>
          <table:table-cell table:style-name="ce57" table:formula="of:=[Zeit0.F14]" office:value-type="float" office:value="1" calcext:value-type="float">
            <text:p>1</text:p>
          </table:table-cell>
          <table:table-cell table:style-name="ce57" table:formula="of:=[Zeit0.G14]" office:value-type="float" office:value="1" calcext:value-type="float">
            <text:p>1</text:p>
          </table:table-cell>
          <table:table-cell table:style-name="ce57" table:formula="of:=[Zeit0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7" table:formula="of:=[Zeit0.A15]" office:value-type="float" office:value="1" calcext:value-type="float">
            <text:p>1</text:p>
          </table:table-cell>
          <table:table-cell table:style-name="ce57" table:formula="of:=[Zeit0.B15]" office:value-type="float" office:value="1" calcext:value-type="float">
            <text:p>1</text:p>
          </table:table-cell>
          <table:table-cell table:style-name="ce57" table:formula="of:=[Zeit0.C15]" office:value-type="float" office:value="1" calcext:value-type="float">
            <text:p>1</text:p>
          </table:table-cell>
          <table:table-cell table:style-name="ce57" table:formula="of:=[Zeit0.D15]" office:value-type="float" office:value="1" calcext:value-type="float">
            <text:p>1</text:p>
          </table:table-cell>
          <table:table-cell table:style-name="ce57" table:formula="of:=[Zeit0.E15]" office:value-type="float" office:value="1" calcext:value-type="float">
            <text:p>1</text:p>
          </table:table-cell>
          <table:table-cell table:style-name="ce57" table:formula="of:=[Zeit0.F15]" office:value-type="float" office:value="1" calcext:value-type="float">
            <text:p>1</text:p>
          </table:table-cell>
          <table:table-cell table:style-name="ce57" table:formula="of:=[Zeit0.G15]" office:value-type="float" office:value="1" calcext:value-type="float">
            <text:p>1</text:p>
          </table:table-cell>
          <table:table-cell table:style-name="ce57" table:formula="of:=[Zeit0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1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58" table:formula="of:=1-[.A9]" office:value-type="float" office:value="0" calcext:value-type="float">
            <text:p>0</text:p>
          </table:table-cell>
          <table:table-cell table:style-name="ce58" table:formula="of:=1-[.B9]" office:value-type="float" office:value="0" calcext:value-type="float">
            <text:p>0</text:p>
          </table:table-cell>
          <table:table-cell table:style-name="ce58" table:formula="of:=1-[.C9]" office:value-type="float" office:value="0" calcext:value-type="float">
            <text:p>0</text:p>
          </table:table-cell>
          <table:table-cell table:style-name="ce58" table:formula="of:=1-[.D9]" office:value-type="float" office:value="0" calcext:value-type="float">
            <text:p>0</text:p>
          </table:table-cell>
          <table:table-cell table:style-name="ce58" table:formula="of:=1-[.E9]" office:value-type="float" office:value="0" calcext:value-type="float">
            <text:p>0</text:p>
          </table:table-cell>
          <table:table-cell table:style-name="ce58" table:formula="of:=1-[.F9]" office:value-type="float" office:value="0" calcext:value-type="float">
            <text:p>0</text:p>
          </table:table-cell>
          <table:table-cell table:style-name="ce58" table:formula="of:=1-[.G9]" office:value-type="float" office:value="0" calcext:value-type="float">
            <text:p>0</text:p>
          </table:table-cell>
          <table:table-cell table:style-name="ce58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8" table:formula="of:=1-[.A10]" office:value-type="float" office:value="0" calcext:value-type="float">
            <text:p>0</text:p>
          </table:table-cell>
          <table:table-cell table:style-name="ce58" table:formula="of:=1-[.B10]" office:value-type="float" office:value="1" calcext:value-type="float">
            <text:p>1</text:p>
          </table:table-cell>
          <table:table-cell table:style-name="ce58" table:formula="of:=1-[.C10]" office:value-type="float" office:value="1" calcext:value-type="float">
            <text:p>1</text:p>
          </table:table-cell>
          <table:table-cell table:style-name="ce58" table:formula="of:=1-[.D10]" office:value-type="float" office:value="1" calcext:value-type="float">
            <text:p>1</text:p>
          </table:table-cell>
          <table:table-cell table:style-name="ce58" table:formula="of:=1-[.E10]" office:value-type="float" office:value="1" calcext:value-type="float">
            <text:p>1</text:p>
          </table:table-cell>
          <table:table-cell table:style-name="ce58" table:formula="of:=1-[.F10]" office:value-type="float" office:value="1" calcext:value-type="float">
            <text:p>1</text:p>
          </table:table-cell>
          <table:table-cell table:style-name="ce58" table:formula="of:=1-[.G10]" office:value-type="float" office:value="1" calcext:value-type="float">
            <text:p>1</text:p>
          </table:table-cell>
          <table:table-cell table:style-name="ce58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8" table:formula="of:=1-[.A11]" office:value-type="float" office:value="0" calcext:value-type="float">
            <text:p>0</text:p>
          </table:table-cell>
          <table:table-cell table:style-name="ce58" table:formula="of:=1-[.B11]" office:value-type="float" office:value="1" calcext:value-type="float">
            <text:p>1</text:p>
          </table:table-cell>
          <table:table-cell table:style-name="ce58" table:formula="of:=1-[.C11]" office:value-type="float" office:value="0" calcext:value-type="float">
            <text:p>0</text:p>
          </table:table-cell>
          <table:table-cell table:style-name="ce58" table:formula="of:=1-[.D11]" office:value-type="float" office:value="0" calcext:value-type="float">
            <text:p>0</text:p>
          </table:table-cell>
          <table:table-cell table:style-name="ce58" table:formula="of:=1-[.E11]" office:value-type="float" office:value="1" calcext:value-type="float">
            <text:p>1</text:p>
          </table:table-cell>
          <table:table-cell table:style-name="ce58" table:formula="of:=1-[.F11]" office:value-type="float" office:value="1" calcext:value-type="float">
            <text:p>1</text:p>
          </table:table-cell>
          <table:table-cell table:style-name="ce58" table:formula="of:=1-[.G11]" office:value-type="float" office:value="1" calcext:value-type="float">
            <text:p>1</text:p>
          </table:table-cell>
          <table:table-cell table:style-name="ce58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8" table:formula="of:=1-[.A12]" office:value-type="float" office:value="0" calcext:value-type="float">
            <text:p>0</text:p>
          </table:table-cell>
          <table:table-cell table:style-name="ce58" table:formula="of:=1-[.B12]" office:value-type="float" office:value="1" calcext:value-type="float">
            <text:p>1</text:p>
          </table:table-cell>
          <table:table-cell table:style-name="ce58" table:formula="of:=1-[.C12]" office:value-type="float" office:value="1" calcext:value-type="float">
            <text:p>1</text:p>
          </table:table-cell>
          <table:table-cell table:style-name="ce58" table:formula="of:=1-[.D12]" office:value-type="float" office:value="1" calcext:value-type="float">
            <text:p>1</text:p>
          </table:table-cell>
          <table:table-cell table:style-name="ce58" table:formula="of:=1-[.E12]" office:value-type="float" office:value="1" calcext:value-type="float">
            <text:p>1</text:p>
          </table:table-cell>
          <table:table-cell table:style-name="ce58" table:formula="of:=1-[.F12]" office:value-type="float" office:value="1" calcext:value-type="float">
            <text:p>1</text:p>
          </table:table-cell>
          <table:table-cell table:style-name="ce58" table:formula="of:=1-[.G12]" office:value-type="float" office:value="1" calcext:value-type="float">
            <text:p>1</text:p>
          </table:table-cell>
          <table:table-cell table:style-name="ce58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8" table:formula="of:=1-[.A13]" office:value-type="float" office:value="0" calcext:value-type="float">
            <text:p>0</text:p>
          </table:table-cell>
          <table:table-cell table:style-name="ce58" table:formula="of:=1-[.B13]" office:value-type="float" office:value="1" calcext:value-type="float">
            <text:p>1</text:p>
          </table:table-cell>
          <table:table-cell table:style-name="ce58" table:formula="of:=1-[.C13]" office:value-type="float" office:value="1" calcext:value-type="float">
            <text:p>1</text:p>
          </table:table-cell>
          <table:table-cell table:style-name="ce58" table:formula="of:=1-[.D13]" office:value-type="float" office:value="0" calcext:value-type="float">
            <text:p>0</text:p>
          </table:table-cell>
          <table:table-cell table:style-name="ce58" table:formula="of:=1-[.E13]" office:value-type="float" office:value="0" calcext:value-type="float">
            <text:p>0</text:p>
          </table:table-cell>
          <table:table-cell table:style-name="ce58" table:formula="of:=1-[.F13]" office:value-type="float" office:value="0" calcext:value-type="float">
            <text:p>0</text:p>
          </table:table-cell>
          <table:table-cell table:style-name="ce58" table:formula="of:=1-[.G13]" office:value-type="float" office:value="1" calcext:value-type="float">
            <text:p>1</text:p>
          </table:table-cell>
          <table:table-cell table:style-name="ce58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8" table:formula="of:=1-[.A14]" office:value-type="float" office:value="0" calcext:value-type="float">
            <text:p>0</text:p>
          </table:table-cell>
          <table:table-cell table:style-name="ce58" table:formula="of:=1-[.B14]" office:value-type="float" office:value="1" calcext:value-type="float">
            <text:p>1</text:p>
          </table:table-cell>
          <table:table-cell table:style-name="ce58" table:formula="of:=1-[.C14]" office:value-type="float" office:value="1" calcext:value-type="float">
            <text:p>1</text:p>
          </table:table-cell>
          <table:table-cell table:style-name="ce58" table:formula="of:=1-[.D14]" office:value-type="float" office:value="1" calcext:value-type="float">
            <text:p>1</text:p>
          </table:table-cell>
          <table:table-cell table:style-name="ce58" table:formula="of:=1-[.E14]" office:value-type="float" office:value="1" calcext:value-type="float">
            <text:p>1</text:p>
          </table:table-cell>
          <table:table-cell table:style-name="ce58" table:formula="of:=1-[.F14]" office:value-type="float" office:value="0" calcext:value-type="float">
            <text:p>0</text:p>
          </table:table-cell>
          <table:table-cell table:style-name="ce58" table:formula="of:=1-[.G14]" office:value-type="float" office:value="0" calcext:value-type="float">
            <text:p>0</text:p>
          </table:table-cell>
          <table:table-cell table:style-name="ce58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8" table:formula="of:=1-[.A15]" office:value-type="float" office:value="0" calcext:value-type="float">
            <text:p>0</text:p>
          </table:table-cell>
          <table:table-cell table:style-name="ce58" table:formula="of:=1-[.B15]" office:value-type="float" office:value="0" calcext:value-type="float">
            <text:p>0</text:p>
          </table:table-cell>
          <table:table-cell table:style-name="ce58" table:formula="of:=1-[.C15]" office:value-type="float" office:value="0" calcext:value-type="float">
            <text:p>0</text:p>
          </table:table-cell>
          <table:table-cell table:style-name="ce58" table:formula="of:=1-[.D15]" office:value-type="float" office:value="0" calcext:value-type="float">
            <text:p>0</text:p>
          </table:table-cell>
          <table:table-cell table:style-name="ce58" table:formula="of:=1-[.E15]" office:value-type="float" office:value="0" calcext:value-type="float">
            <text:p>0</text:p>
          </table:table-cell>
          <table:table-cell table:style-name="ce58" table:formula="of:=1-[.F15]" office:value-type="float" office:value="0" calcext:value-type="float">
            <text:p>0</text:p>
          </table:table-cell>
          <table:table-cell table:style-name="ce58" table:formula="of:=1-[.G15]" office:value-type="float" office:value="0" calcext:value-type="float">
            <text:p>0</text:p>
          </table:table-cell>
          <table:table-cell table:style-name="ce58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B2:Zeit1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A9:Zeit1.H15">
            <calcext:condition calcext:apply-style-name="blue_dark_background" calcext:value="&gt;0.5" calcext:base-cell-address="Zeit1.A9"/>
            <calcext:condition calcext:apply-style-name="grey_background" calcext:value="&lt;=0.5" calcext:base-cell-address="Zeit1.A9"/>
          </calcext:conditional-format>
          <calcext:conditional-format calcext:target-range-address="Zeit1.A18:Zeit1.H24">
            <calcext:condition calcext:apply-style-name="blue_dark_background" calcext:value="&gt;0.5" calcext:base-cell-address="Zeit1.A18"/>
            <calcext:condition calcext:apply-style-name="grey_background" calcext:value="&lt;=0.5" calcext:base-cell-address="Zeit1.A18"/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>
          <table:table-cell table:number-columns-repeated="15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IF([.B19]=0;0;SUMPRODUCT([Zeit1.A1:.C3];[$Verteilung.$A$4:$Verteilung.$C$6];[.A18:.C20];[.A33:.C35]))" office:value-type="float" office:value="0" calcext:value-type="float">
            <text:p>0</text:p>
          </table:table-cell>
          <table:table-cell table:style-name="ce62" table:formula="of:=IF([.C19]=0;0;SUMPRODUCT([Zeit1.B1:.D3];[$Verteilung.$A$4:$Verteilung.$C$6];[.B18:.D20];[.B33:.D35]))" office:value-type="float" office:value="0.234378091777578" calcext:value-type="float">
            <text:p>0,234378091777578</text:p>
          </table:table-cell>
          <table:table-cell table:style-name="ce62" table:formula="of:=IF([.D19]=0;0;SUMPRODUCT([Zeit1.C1:.E3];[$Verteilung.$A$4:$Verteilung.$C$6];[.C18:.E20];[.C33:.E35]))" office:value-type="float" office:value="5.97892561374673" calcext:value-type="float">
            <text:p>5,97892561374673</text:p>
          </table:table-cell>
          <table:table-cell table:style-name="ce62" table:formula="of:=IF([.E19]=0;0;SUMPRODUCT([Zeit1.D1:.F3];[$Verteilung.$A$4:$Verteilung.$C$6];[.D18:.F20];[.D33:.F35]))" office:value-type="float" office:value="13.5435165476332" calcext:value-type="float">
            <text:p>13,5435165476332</text:p>
          </table:table-cell>
          <table:table-cell table:style-name="ce62" table:formula="of:=IF([.F19]=0;0;SUMPRODUCT([Zeit1.E1:.G3];[$Verteilung.$A$4:$Verteilung.$C$6];[.E18:.G20];[.E33:.G35]))" office:value-type="float" office:value="110.111466603025" calcext:value-type="float">
            <text:p>110,111466603025</text:p>
          </table:table-cell>
          <table:table-cell table:style-name="ce62" table:formula="of:=IF([.G19]=0;0;SUMPRODUCT([Zeit1.F1:.H3];[$Verteilung.$A$4:$Verteilung.$C$6];[.F18:.H20];[.F33:.H35]))" office:value-type="float" office:value="697.226459189399" calcext:value-type="float">
            <text:p>697,22645918939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IF([.B20]=0;0;SUMPRODUCT([Zeit1.A2:.C4];[$Verteilung.$A$4:$Verteilung.$C$6];[.A19:.C21];[.A34:.C36]))" office:value-type="float" office:value="4.98575329575968" calcext:value-type="float">
            <text:p>4,98575329575968</text:p>
          </table:table-cell>
          <table:table-cell table:style-name="ce62" table:formula="of:=IF([.C20]=0;0;SUMPRODUCT([Zeit1.B2:.D4];[$Verteilung.$A$4:$Verteilung.$C$6];[.B19:.D21];[.B34:.D36]))" office:value-type="float" office:value="0" calcext:value-type="float">
            <text:p>0</text:p>
          </table:table-cell>
          <table:table-cell table:style-name="ce62" table:formula="of:=IF([.D20]=0;0;SUMPRODUCT([Zeit1.C2:.E4];[$Verteilung.$A$4:$Verteilung.$C$6];[.C19:.E21];[.C34:.E36]))" office:value-type="float" office:value="0" calcext:value-type="float">
            <text:p>0</text:p>
          </table:table-cell>
          <table:table-cell table:style-name="ce62" table:formula="of:=IF([.E20]=0;0;SUMPRODUCT([Zeit1.D2:.F4];[$Verteilung.$A$4:$Verteilung.$C$6];[.D19:.F21];[.D34:.F36]))" office:value-type="float" office:value="54.3218176535044" calcext:value-type="float">
            <text:p>54,3218176535044</text:p>
          </table:table-cell>
          <table:table-cell table:style-name="ce62" table:formula="of:=IF([.F20]=0;0;SUMPRODUCT([Zeit1.E2:.G4];[$Verteilung.$A$4:$Verteilung.$C$6];[.E19:.G21];[.E34:.G36]))" office:value-type="float" office:value="81.4006762535331" calcext:value-type="float">
            <text:p>81,4006762535331</text:p>
          </table:table-cell>
          <table:table-cell table:style-name="ce62" table:formula="of:=IF([.G20]=0;0;SUMPRODUCT([Zeit1.F2:.H4];[$Verteilung.$A$4:$Verteilung.$C$6];[.F19:.H21];[.F34:.H36]))" office:value-type="float" office:value="104.725718457302" calcext:value-type="float">
            <text:p>104,725718457302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IF([.B21]=0;0;SUMPRODUCT([Zeit1.A3:.C5];[$Verteilung.$A$4:$Verteilung.$C$6];[.A20:.C22];[.A35:.C37]))" office:value-type="float" office:value="91.3682384368631" calcext:value-type="float">
            <text:p>91,3682384368631</text:p>
          </table:table-cell>
          <table:table-cell table:style-name="ce62" table:formula="of:=IF([.C21]=0;0;SUMPRODUCT([Zeit1.B3:.D5];[$Verteilung.$A$4:$Verteilung.$C$6];[.B20:.D22];[.B35:.D37]))" office:value-type="float" office:value="66.8184680325725" calcext:value-type="float">
            <text:p>66,8184680325725</text:p>
          </table:table-cell>
          <table:table-cell table:style-name="ce62" table:formula="of:=IF([.D21]=0;0;SUMPRODUCT([Zeit1.C3:.E5];[$Verteilung.$A$4:$Verteilung.$C$6];[.C20:.E22];[.C35:.E37]))" office:value-type="float" office:value="10.2500224427511" calcext:value-type="float">
            <text:p>10,2500224427511</text:p>
          </table:table-cell>
          <table:table-cell table:style-name="ce62" table:formula="of:=IF([.E21]=0;0;SUMPRODUCT([Zeit1.D3:.F5];[$Verteilung.$A$4:$Verteilung.$C$6];[.D20:.F22];[.D35:.F37]))" office:value-type="float" office:value="9.94418311259746" calcext:value-type="float">
            <text:p>9,94418311259746</text:p>
          </table:table-cell>
          <table:table-cell table:style-name="ce62" table:formula="of:=IF([.F21]=0;0;SUMPRODUCT([Zeit1.E3:.G5];[$Verteilung.$A$4:$Verteilung.$C$6];[.E20:.G22];[.E35:.G37]))" office:value-type="float" office:value="10.5935131952405" calcext:value-type="float">
            <text:p>10,5935131952405</text:p>
          </table:table-cell>
          <table:table-cell table:style-name="ce62" table:formula="of:=IF([.G21]=0;0;SUMPRODUCT([Zeit1.F3:.H5];[$Verteilung.$A$4:$Verteilung.$C$6];[.F20:.H22];[.F35:.H37]))" office:value-type="float" office:value="5.54512563932724" calcext:value-type="float">
            <text:p>5,54512563932724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IF([.B22]=0;0;SUMPRODUCT([Zeit1.A4:.C6];[$Verteilung.$A$4:$Verteilung.$C$6];[.A21:.C23];[.A36:.C38]))" office:value-type="float" office:value="574.229824625949" calcext:value-type="float">
            <text:p>574,229824625949</text:p>
          </table:table-cell>
          <table:table-cell table:style-name="ce62" table:formula="of:=IF([.C22]=0;0;SUMPRODUCT([Zeit1.B4:.D6];[$Verteilung.$A$4:$Verteilung.$C$6];[.B21:.D23];[.B36:.D38]))" office:value-type="float" office:value="91.752986689381" calcext:value-type="float">
            <text:p>91,752986689381</text:p>
          </table:table-cell>
          <table:table-cell table:style-name="ce62" table:formula="of:=IF([.D22]=0;0;SUMPRODUCT([Zeit1.C4:.E6];[$Verteilung.$A$4:$Verteilung.$C$6];[.C21:.E23];[.C36:.E38]))" office:value-type="float" office:value="0" calcext:value-type="float">
            <text:p>0</text:p>
          </table:table-cell>
          <table:table-cell table:style-name="ce62" table:formula="of:=IF([.E22]=0;0;SUMPRODUCT([Zeit1.D4:.F6];[$Verteilung.$A$4:$Verteilung.$C$6];[.D21:.F23];[.D36:.F38]))" office:value-type="float" office:value="0" calcext:value-type="float">
            <text:p>0</text:p>
          </table:table-cell>
          <table:table-cell table:style-name="ce62" table:formula="of:=IF([.F22]=0;0;SUMPRODUCT([Zeit1.E4:.G6];[$Verteilung.$A$4:$Verteilung.$C$6];[.E21:.G23];[.E36:.G38]))" office:value-type="float" office:value="0" calcext:value-type="float">
            <text:p>0</text:p>
          </table:table-cell>
          <table:table-cell table:style-name="ce62" table:formula="of:=IF([.G22]=0;0;SUMPRODUCT([Zeit1.F4:.H6];[$Verteilung.$A$4:$Verteilung.$C$6];[.F21:.H23];[.F36:.H38]))" office:value-type="float" office:value="0.143857995336788" calcext:value-type="float">
            <text:p>0,143857995336788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IF([.B23]=0;0;SUMPRODUCT([Zeit1.A5:.C7];[$Verteilung.$A$4:$Verteilung.$C$6];[.A22:.C24];[.A37:.C39]))" office:value-type="float" office:value="94.2586471786725" calcext:value-type="float">
            <text:p>94,2586471786725</text:p>
          </table:table-cell>
          <table:table-cell table:style-name="ce62" table:formula="of:=IF([.C23]=0;0;SUMPRODUCT([Zeit1.B5:.D7];[$Verteilung.$A$4:$Verteilung.$C$6];[.B22:.D24];[.B37:.D39]))" office:value-type="float" office:value="68.0679223599536" calcext:value-type="float">
            <text:p>68,0679223599536</text:p>
          </table:table-cell>
          <table:table-cell table:style-name="ce62" table:formula="of:=IF([.D23]=0;0;SUMPRODUCT([Zeit1.C5:.E7];[$Verteilung.$A$4:$Verteilung.$C$6];[.C22:.E24];[.C37:.E39]))" office:value-type="float" office:value="4.49849858567428" calcext:value-type="float">
            <text:p>4,49849858567428</text:p>
          </table:table-cell>
          <table:table-cell table:style-name="ce62" table:formula="of:=IF([.E23]=0;0;SUMPRODUCT([Zeit1.D5:.F7];[$Verteilung.$A$4:$Verteilung.$C$6];[.D22:.F24];[.D37:.F39]))" office:value-type="float" office:value="0" calcext:value-type="float">
            <text:p>0</text:p>
          </table:table-cell>
          <table:table-cell table:style-name="ce62" table:formula="of:=IF([.F23]=0;0;SUMPRODUCT([Zeit1.E5:.G7];[$Verteilung.$A$4:$Verteilung.$C$6];[.E22:.G24];[.E37:.G39]))" office:value-type="float" office:value="0" calcext:value-type="float">
            <text:p>0</text:p>
          </table:table-cell>
          <table:table-cell table:style-name="ce62" table:formula="of:=IF([.G23]=0;0;SUMPRODUCT([Zeit1.F5:.H7];[$Verteilung.$A$4:$Verteilung.$C$6];[.F22:.H24];[.F37:.H39])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/>
          <table:table-cell table:style-name="ce14" table:formula="of:=[Zeit1.D8]" office:value-type="string" office:string-value="Objekte im Raum (editierbar)" calcext:value-type="string">
            <text:p>Objekte im Raum (editierbar)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60" table:formula="of:=[Zeit1.A9]" office:value-type="float" office:value="1" calcext:value-type="float">
            <text:p>1</text:p>
          </table:table-cell>
          <table:table-cell table:style-name="ce60" table:formula="of:=[Zeit1.B9]" office:value-type="float" office:value="1" calcext:value-type="float">
            <text:p>1</text:p>
          </table:table-cell>
          <table:table-cell table:style-name="ce60" table:formula="of:=[Zeit1.C9]" office:value-type="float" office:value="1" calcext:value-type="float">
            <text:p>1</text:p>
          </table:table-cell>
          <table:table-cell table:style-name="ce60" table:formula="of:=[Zeit1.D9]" office:value-type="float" office:value="1" calcext:value-type="float">
            <text:p>1</text:p>
          </table:table-cell>
          <table:table-cell table:style-name="ce60" table:formula="of:=[Zeit1.E9]" office:value-type="float" office:value="1" calcext:value-type="float">
            <text:p>1</text:p>
          </table:table-cell>
          <table:table-cell table:style-name="ce60" table:formula="of:=[Zeit1.F9]" office:value-type="float" office:value="1" calcext:value-type="float">
            <text:p>1</text:p>
          </table:table-cell>
          <table:table-cell table:style-name="ce60" table:formula="of:=[Zeit1.G9]" office:value-type="float" office:value="1" calcext:value-type="float">
            <text:p>1</text:p>
          </table:table-cell>
          <table:table-cell table:style-name="ce60" table:formula="of:=[Zeit1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0]" office:value-type="float" office:value="1" calcext:value-type="float">
            <text:p>1</text:p>
          </table:table-cell>
          <table:table-cell table:style-name="ce60" table:formula="of:=[Zeit1.B10]" office:value-type="float" office:value="0" calcext:value-type="float">
            <text:p>0</text:p>
          </table:table-cell>
          <table:table-cell table:style-name="ce60" table:formula="of:=[Zeit1.C10]" office:value-type="float" office:value="0" calcext:value-type="float">
            <text:p>0</text:p>
          </table:table-cell>
          <table:table-cell table:style-name="ce60" table:formula="of:=[Zeit1.D10]" office:value-type="float" office:value="0" calcext:value-type="float">
            <text:p>0</text:p>
          </table:table-cell>
          <table:table-cell table:style-name="ce60" table:formula="of:=[Zeit1.E10]" office:value-type="float" office:value="0" calcext:value-type="float">
            <text:p>0</text:p>
          </table:table-cell>
          <table:table-cell table:style-name="ce60" table:formula="of:=[Zeit1.F10]" office:value-type="float" office:value="0" calcext:value-type="float">
            <text:p>0</text:p>
          </table:table-cell>
          <table:table-cell table:style-name="ce60" table:formula="of:=[Zeit1.G10]" office:value-type="float" office:value="0" calcext:value-type="float">
            <text:p>0</text:p>
          </table:table-cell>
          <table:table-cell table:style-name="ce60" table:formula="of:=[Zeit1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1]" office:value-type="float" office:value="1" calcext:value-type="float">
            <text:p>1</text:p>
          </table:table-cell>
          <table:table-cell table:style-name="ce60" table:formula="of:=[Zeit1.B11]" office:value-type="float" office:value="0" calcext:value-type="float">
            <text:p>0</text:p>
          </table:table-cell>
          <table:table-cell table:style-name="ce60" table:formula="of:=[Zeit1.C11]" office:value-type="float" office:value="1" calcext:value-type="float">
            <text:p>1</text:p>
          </table:table-cell>
          <table:table-cell table:style-name="ce60" table:formula="of:=[Zeit1.D11]" office:value-type="float" office:value="1" calcext:value-type="float">
            <text:p>1</text:p>
          </table:table-cell>
          <table:table-cell table:style-name="ce60" table:formula="of:=[Zeit1.E11]" office:value-type="float" office:value="0" calcext:value-type="float">
            <text:p>0</text:p>
          </table:table-cell>
          <table:table-cell table:style-name="ce60" table:formula="of:=[Zeit1.F11]" office:value-type="float" office:value="0" calcext:value-type="float">
            <text:p>0</text:p>
          </table:table-cell>
          <table:table-cell table:style-name="ce60" table:formula="of:=[Zeit1.G11]" office:value-type="float" office:value="0" calcext:value-type="float">
            <text:p>0</text:p>
          </table:table-cell>
          <table:table-cell table:style-name="ce60" table:formula="of:=[Zeit1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2]" office:value-type="float" office:value="1" calcext:value-type="float">
            <text:p>1</text:p>
          </table:table-cell>
          <table:table-cell table:style-name="ce60" table:formula="of:=[Zeit1.B12]" office:value-type="float" office:value="0" calcext:value-type="float">
            <text:p>0</text:p>
          </table:table-cell>
          <table:table-cell table:style-name="ce60" table:formula="of:=[Zeit1.C12]" office:value-type="float" office:value="0" calcext:value-type="float">
            <text:p>0</text:p>
          </table:table-cell>
          <table:table-cell table:style-name="ce60" table:formula="of:=[Zeit1.D12]" office:value-type="float" office:value="0" calcext:value-type="float">
            <text:p>0</text:p>
          </table:table-cell>
          <table:table-cell table:style-name="ce60" table:formula="of:=[Zeit1.E12]" office:value-type="float" office:value="0" calcext:value-type="float">
            <text:p>0</text:p>
          </table:table-cell>
          <table:table-cell table:style-name="ce60" table:formula="of:=[Zeit1.F12]" office:value-type="float" office:value="0" calcext:value-type="float">
            <text:p>0</text:p>
          </table:table-cell>
          <table:table-cell table:style-name="ce60" table:formula="of:=[Zeit1.G12]" office:value-type="float" office:value="0" calcext:value-type="float">
            <text:p>0</text:p>
          </table:table-cell>
          <table:table-cell table:style-name="ce60" table:formula="of:=[Zeit1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3]" office:value-type="float" office:value="1" calcext:value-type="float">
            <text:p>1</text:p>
          </table:table-cell>
          <table:table-cell table:style-name="ce60" table:formula="of:=[Zeit1.B13]" office:value-type="float" office:value="0" calcext:value-type="float">
            <text:p>0</text:p>
          </table:table-cell>
          <table:table-cell table:style-name="ce60" table:formula="of:=[Zeit1.C13]" office:value-type="float" office:value="0" calcext:value-type="float">
            <text:p>0</text:p>
          </table:table-cell>
          <table:table-cell table:style-name="ce60" table:formula="of:=[Zeit1.D13]" office:value-type="float" office:value="1" calcext:value-type="float">
            <text:p>1</text:p>
          </table:table-cell>
          <table:table-cell table:style-name="ce60" table:formula="of:=[Zeit1.E13]" office:value-type="float" office:value="1" calcext:value-type="float">
            <text:p>1</text:p>
          </table:table-cell>
          <table:table-cell table:style-name="ce60" table:formula="of:=[Zeit1.F13]" office:value-type="float" office:value="1" calcext:value-type="float">
            <text:p>1</text:p>
          </table:table-cell>
          <table:table-cell table:style-name="ce60" table:formula="of:=[Zeit1.G13]" office:value-type="float" office:value="0" calcext:value-type="float">
            <text:p>0</text:p>
          </table:table-cell>
          <table:table-cell table:style-name="ce60" table:formula="of:=[Zeit1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4]" office:value-type="float" office:value="1" calcext:value-type="float">
            <text:p>1</text:p>
          </table:table-cell>
          <table:table-cell table:style-name="ce60" table:formula="of:=[Zeit1.B14]" office:value-type="float" office:value="0" calcext:value-type="float">
            <text:p>0</text:p>
          </table:table-cell>
          <table:table-cell table:style-name="ce60" table:formula="of:=[Zeit1.C14]" office:value-type="float" office:value="0" calcext:value-type="float">
            <text:p>0</text:p>
          </table:table-cell>
          <table:table-cell table:style-name="ce60" table:formula="of:=[Zeit1.D14]" office:value-type="float" office:value="0" calcext:value-type="float">
            <text:p>0</text:p>
          </table:table-cell>
          <table:table-cell table:style-name="ce60" table:formula="of:=[Zeit1.E14]" office:value-type="float" office:value="0" calcext:value-type="float">
            <text:p>0</text:p>
          </table:table-cell>
          <table:table-cell table:style-name="ce60" table:formula="of:=[Zeit1.F14]" office:value-type="float" office:value="1" calcext:value-type="float">
            <text:p>1</text:p>
          </table:table-cell>
          <table:table-cell table:style-name="ce60" table:formula="of:=[Zeit1.G14]" office:value-type="float" office:value="1" calcext:value-type="float">
            <text:p>1</text:p>
          </table:table-cell>
          <table:table-cell table:style-name="ce60" table:formula="of:=[Zeit1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5]" office:value-type="float" office:value="1" calcext:value-type="float">
            <text:p>1</text:p>
          </table:table-cell>
          <table:table-cell table:style-name="ce60" table:formula="of:=[Zeit1.B15]" office:value-type="float" office:value="1" calcext:value-type="float">
            <text:p>1</text:p>
          </table:table-cell>
          <table:table-cell table:style-name="ce60" table:formula="of:=[Zeit1.C15]" office:value-type="float" office:value="1" calcext:value-type="float">
            <text:p>1</text:p>
          </table:table-cell>
          <table:table-cell table:style-name="ce60" table:formula="of:=[Zeit1.D15]" office:value-type="float" office:value="1" calcext:value-type="float">
            <text:p>1</text:p>
          </table:table-cell>
          <table:table-cell table:style-name="ce60" table:formula="of:=[Zeit1.E15]" office:value-type="float" office:value="1" calcext:value-type="float">
            <text:p>1</text:p>
          </table:table-cell>
          <table:table-cell table:style-name="ce60" table:formula="of:=[Zeit1.F15]" office:value-type="float" office:value="1" calcext:value-type="float">
            <text:p>1</text:p>
          </table:table-cell>
          <table:table-cell table:style-name="ce60" table:formula="of:=[Zeit1.G15]" office:value-type="float" office:value="1" calcext:value-type="float">
            <text:p>1</text:p>
          </table:table-cell>
          <table:table-cell table:style-name="ce60" table:formula="of:=[Zeit1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1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61" table:formula="of:=1-[.A9]" office:value-type="float" office:value="0" calcext:value-type="float">
            <text:p>0</text:p>
          </table:table-cell>
          <table:table-cell table:style-name="ce61" table:formula="of:=1-[.B9]" office:value-type="float" office:value="0" calcext:value-type="float">
            <text:p>0</text:p>
          </table:table-cell>
          <table:table-cell table:style-name="ce61" table:formula="of:=1-[.C9]" office:value-type="float" office:value="0" calcext:value-type="float">
            <text:p>0</text:p>
          </table:table-cell>
          <table:table-cell table:style-name="ce61" table:formula="of:=1-[.D9]" office:value-type="float" office:value="0" calcext:value-type="float">
            <text:p>0</text:p>
          </table:table-cell>
          <table:table-cell table:style-name="ce61" table:formula="of:=1-[.E9]" office:value-type="float" office:value="0" calcext:value-type="float">
            <text:p>0</text:p>
          </table:table-cell>
          <table:table-cell table:style-name="ce61" table:formula="of:=1-[.F9]" office:value-type="float" office:value="0" calcext:value-type="float">
            <text:p>0</text:p>
          </table:table-cell>
          <table:table-cell table:style-name="ce61" table:formula="of:=1-[.G9]" office:value-type="float" office:value="0" calcext:value-type="float">
            <text:p>0</text:p>
          </table:table-cell>
          <table:table-cell table:style-name="ce61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0]" office:value-type="float" office:value="0" calcext:value-type="float">
            <text:p>0</text:p>
          </table:table-cell>
          <table:table-cell table:style-name="ce61" table:formula="of:=1-[.B10]" office:value-type="float" office:value="1" calcext:value-type="float">
            <text:p>1</text:p>
          </table:table-cell>
          <table:table-cell table:style-name="ce61" table:formula="of:=1-[.C10]" office:value-type="float" office:value="1" calcext:value-type="float">
            <text:p>1</text:p>
          </table:table-cell>
          <table:table-cell table:style-name="ce61" table:formula="of:=1-[.D10]" office:value-type="float" office:value="1" calcext:value-type="float">
            <text:p>1</text:p>
          </table:table-cell>
          <table:table-cell table:style-name="ce61" table:formula="of:=1-[.E10]" office:value-type="float" office:value="1" calcext:value-type="float">
            <text:p>1</text:p>
          </table:table-cell>
          <table:table-cell table:style-name="ce61" table:formula="of:=1-[.F10]" office:value-type="float" office:value="1" calcext:value-type="float">
            <text:p>1</text:p>
          </table:table-cell>
          <table:table-cell table:style-name="ce61" table:formula="of:=1-[.G10]" office:value-type="float" office:value="1" calcext:value-type="float">
            <text:p>1</text:p>
          </table:table-cell>
          <table:table-cell table:style-name="ce61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1]" office:value-type="float" office:value="0" calcext:value-type="float">
            <text:p>0</text:p>
          </table:table-cell>
          <table:table-cell table:style-name="ce61" table:formula="of:=1-[.B11]" office:value-type="float" office:value="1" calcext:value-type="float">
            <text:p>1</text:p>
          </table:table-cell>
          <table:table-cell table:style-name="ce61" table:formula="of:=1-[.C11]" office:value-type="float" office:value="0" calcext:value-type="float">
            <text:p>0</text:p>
          </table:table-cell>
          <table:table-cell table:style-name="ce61" table:formula="of:=1-[.D11]" office:value-type="float" office:value="0" calcext:value-type="float">
            <text:p>0</text:p>
          </table:table-cell>
          <table:table-cell table:style-name="ce61" table:formula="of:=1-[.E11]" office:value-type="float" office:value="1" calcext:value-type="float">
            <text:p>1</text:p>
          </table:table-cell>
          <table:table-cell table:style-name="ce61" table:formula="of:=1-[.F11]" office:value-type="float" office:value="1" calcext:value-type="float">
            <text:p>1</text:p>
          </table:table-cell>
          <table:table-cell table:style-name="ce61" table:formula="of:=1-[.G11]" office:value-type="float" office:value="1" calcext:value-type="float">
            <text:p>1</text:p>
          </table:table-cell>
          <table:table-cell table:style-name="ce61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2]" office:value-type="float" office:value="0" calcext:value-type="float">
            <text:p>0</text:p>
          </table:table-cell>
          <table:table-cell table:style-name="ce61" table:formula="of:=1-[.B12]" office:value-type="float" office:value="1" calcext:value-type="float">
            <text:p>1</text:p>
          </table:table-cell>
          <table:table-cell table:style-name="ce61" table:formula="of:=1-[.C12]" office:value-type="float" office:value="1" calcext:value-type="float">
            <text:p>1</text:p>
          </table:table-cell>
          <table:table-cell table:style-name="ce61" table:formula="of:=1-[.D12]" office:value-type="float" office:value="1" calcext:value-type="float">
            <text:p>1</text:p>
          </table:table-cell>
          <table:table-cell table:style-name="ce61" table:formula="of:=1-[.E12]" office:value-type="float" office:value="1" calcext:value-type="float">
            <text:p>1</text:p>
          </table:table-cell>
          <table:table-cell table:style-name="ce61" table:formula="of:=1-[.F12]" office:value-type="float" office:value="1" calcext:value-type="float">
            <text:p>1</text:p>
          </table:table-cell>
          <table:table-cell table:style-name="ce61" table:formula="of:=1-[.G12]" office:value-type="float" office:value="1" calcext:value-type="float">
            <text:p>1</text:p>
          </table:table-cell>
          <table:table-cell table:style-name="ce61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3]" office:value-type="float" office:value="0" calcext:value-type="float">
            <text:p>0</text:p>
          </table:table-cell>
          <table:table-cell table:style-name="ce61" table:formula="of:=1-[.B13]" office:value-type="float" office:value="1" calcext:value-type="float">
            <text:p>1</text:p>
          </table:table-cell>
          <table:table-cell table:style-name="ce61" table:formula="of:=1-[.C13]" office:value-type="float" office:value="1" calcext:value-type="float">
            <text:p>1</text:p>
          </table:table-cell>
          <table:table-cell table:style-name="ce61" table:formula="of:=1-[.D13]" office:value-type="float" office:value="0" calcext:value-type="float">
            <text:p>0</text:p>
          </table:table-cell>
          <table:table-cell table:style-name="ce61" table:formula="of:=1-[.E13]" office:value-type="float" office:value="0" calcext:value-type="float">
            <text:p>0</text:p>
          </table:table-cell>
          <table:table-cell table:style-name="ce61" table:formula="of:=1-[.F13]" office:value-type="float" office:value="0" calcext:value-type="float">
            <text:p>0</text:p>
          </table:table-cell>
          <table:table-cell table:style-name="ce61" table:formula="of:=1-[.G13]" office:value-type="float" office:value="1" calcext:value-type="float">
            <text:p>1</text:p>
          </table:table-cell>
          <table:table-cell table:style-name="ce61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4]" office:value-type="float" office:value="0" calcext:value-type="float">
            <text:p>0</text:p>
          </table:table-cell>
          <table:table-cell table:style-name="ce61" table:formula="of:=1-[.B14]" office:value-type="float" office:value="1" calcext:value-type="float">
            <text:p>1</text:p>
          </table:table-cell>
          <table:table-cell table:style-name="ce61" table:formula="of:=1-[.C14]" office:value-type="float" office:value="1" calcext:value-type="float">
            <text:p>1</text:p>
          </table:table-cell>
          <table:table-cell table:style-name="ce61" table:formula="of:=1-[.D14]" office:value-type="float" office:value="1" calcext:value-type="float">
            <text:p>1</text:p>
          </table:table-cell>
          <table:table-cell table:style-name="ce61" table:formula="of:=1-[.E14]" office:value-type="float" office:value="1" calcext:value-type="float">
            <text:p>1</text:p>
          </table:table-cell>
          <table:table-cell table:style-name="ce61" table:formula="of:=1-[.F14]" office:value-type="float" office:value="0" calcext:value-type="float">
            <text:p>0</text:p>
          </table:table-cell>
          <table:table-cell table:style-name="ce61" table:formula="of:=1-[.G14]" office:value-type="float" office:value="0" calcext:value-type="float">
            <text:p>0</text:p>
          </table:table-cell>
          <table:table-cell table:style-name="ce61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5]" office:value-type="float" office:value="0" calcext:value-type="float">
            <text:p>0</text:p>
          </table:table-cell>
          <table:table-cell table:style-name="ce61" table:formula="of:=1-[.B15]" office:value-type="float" office:value="0" calcext:value-type="float">
            <text:p>0</text:p>
          </table:table-cell>
          <table:table-cell table:style-name="ce61" table:formula="of:=1-[.C15]" office:value-type="float" office:value="0" calcext:value-type="float">
            <text:p>0</text:p>
          </table:table-cell>
          <table:table-cell table:style-name="ce61" table:formula="of:=1-[.D15]" office:value-type="float" office:value="0" calcext:value-type="float">
            <text:p>0</text:p>
          </table:table-cell>
          <table:table-cell table:style-name="ce61" table:formula="of:=1-[.E15]" office:value-type="float" office:value="0" calcext:value-type="float">
            <text:p>0</text:p>
          </table:table-cell>
          <table:table-cell table:style-name="ce61" table:formula="of:=1-[.F15]" office:value-type="float" office:value="0" calcext:value-type="float">
            <text:p>0</text:p>
          </table:table-cell>
          <table:table-cell table:style-name="ce61" table:formula="of:=1-[.G15]" office:value-type="float" office:value="0" calcext:value-type="float">
            <text:p>0</text:p>
          </table:table-cell>
          <table:table-cell table:style-name="ce61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A9:Zeit2.H15">
            <calcext:condition calcext:apply-style-name="blue_dark_background" calcext:value="&gt;0.5" calcext:base-cell-address="Zeit2.A9"/>
            <calcext:condition calcext:apply-style-name="grey_background" calcext:value="&lt;=0.5" calcext:base-cell-address="Zeit2.A9"/>
          </calcext:conditional-format>
          <calcext:conditional-format calcext:target-range-address="Zeit2.A18:Zeit2.H24">
            <calcext:condition calcext:apply-style-name="blue_dark_background" calcext:value="&gt;0.5" calcext:base-cell-address="Zeit2.A18"/>
            <calcext:condition calcext:apply-style-name="grey_background" calcext:value="&lt;=0.5" calcext:base-cell-address="Zeit2.A18"/>
          </calcext:conditional-format>
          <calcext:conditional-format calcext:target-range-address="Zeit2.B2:Zeit2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5" table:formula="of:=IF([.B19]=0;0;SUMPRODUCT([Zeit2.A1:.C3];[$Verteilung.$A$4:$Verteilung.$C$6];[.A18:.C20];[.A33:.C35]))" office:value-type="float" office:value="0.31536452578173" calcext:value-type="float">
            <text:p>0,31536452578173</text:p>
          </table:table-cell>
          <table:table-cell table:style-name="ce65" table:formula="of:=IF([.C19]=0;0;SUMPRODUCT([Zeit2.B1:.D3];[$Verteilung.$A$4:$Verteilung.$C$6];[.B18:.D20];[.B33:.D35]))" office:value-type="float" office:value="0.783516764458987" calcext:value-type="float">
            <text:p>0,783516764458987</text:p>
          </table:table-cell>
          <table:table-cell table:style-name="ce65" table:formula="of:=IF([.D19]=0;0;SUMPRODUCT([Zeit2.C1:.E3];[$Verteilung.$A$4:$Verteilung.$C$6];[.C18:.E20];[.C33:.E35]))" office:value-type="float" office:value="7.7984102157623" calcext:value-type="float">
            <text:p>7,7984102157623</text:p>
          </table:table-cell>
          <table:table-cell table:style-name="ce65" table:formula="of:=IF([.E19]=0;0;SUMPRODUCT([Zeit2.D1:.F3];[$Verteilung.$A$4:$Verteilung.$C$6];[.D18:.F20];[.D33:.F35]))" office:value-type="float" office:value="22.9438394707857" calcext:value-type="float">
            <text:p>22,9438394707857</text:p>
          </table:table-cell>
          <table:table-cell table:style-name="ce65" table:formula="of:=IF([.F19]=0;0;SUMPRODUCT([Zeit2.E1:.G3];[$Verteilung.$A$4:$Verteilung.$C$6];[.E18:.G20];[.E33:.G35]))" office:value-type="float" office:value="137.486955414674" calcext:value-type="float">
            <text:p>137,486955414674</text:p>
          </table:table-cell>
          <table:table-cell table:style-name="ce65" table:formula="of:=IF([.G19]=0;0;SUMPRODUCT([Zeit2.F1:.H3];[$Verteilung.$A$4:$Verteilung.$C$6];[.F18:.H20];[.F33:.H35]))" office:value-type="float" office:value="593.45295817399" calcext:value-type="float">
            <text:p>593,4529581739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65" table:formula="of:=IF([.B20]=0;0;SUMPRODUCT([Zeit2.A2:.C4];[$Verteilung.$A$4:$Verteilung.$C$6];[.A19:.C21];[.A34:.C36]))" office:value-type="float" office:value="12.0698015553114" calcext:value-type="float">
            <text:p>12,0698015553114</text:p>
          </table:table-cell>
          <table:table-cell table:style-name="ce65" table:formula="of:=IF([.C20]=0;0;SUMPRODUCT([Zeit2.B2:.D4];[$Verteilung.$A$4:$Verteilung.$C$6];[.B19:.D21];[.B34:.D36]))" office:value-type="float" office:value="0" calcext:value-type="float">
            <text:p>0</text:p>
          </table:table-cell>
          <table:table-cell table:style-name="ce65" table:formula="of:=IF([.D20]=0;0;SUMPRODUCT([Zeit2.C2:.E4];[$Verteilung.$A$4:$Verteilung.$C$6];[.C19:.E21];[.C34:.E36]))" office:value-type="float" office:value="0" calcext:value-type="float">
            <text:p>0</text:p>
          </table:table-cell>
          <table:table-cell table:style-name="ce65" table:formula="of:=IF([.E20]=0;0;SUMPRODUCT([Zeit2.D2:.F4];[$Verteilung.$A$4:$Verteilung.$C$6];[.D19:.F21];[.D34:.F36]))" office:value-type="float" office:value="48.6598932028947" calcext:value-type="float">
            <text:p>48,6598932028947</text:p>
          </table:table-cell>
          <table:table-cell table:style-name="ce65" table:formula="of:=IF([.F20]=0;0;SUMPRODUCT([Zeit2.E2:.G4];[$Verteilung.$A$4:$Verteilung.$C$6];[.E19:.G21];[.E34:.G36]))" office:value-type="float" office:value="101.528481256302" calcext:value-type="float">
            <text:p>101,528481256302</text:p>
          </table:table-cell>
          <table:table-cell table:style-name="ce65" table:formula="of:=IF([.G20]=0;0;SUMPRODUCT([Zeit2.F2:.H4];[$Verteilung.$A$4:$Verteilung.$C$6];[.F19:.H21];[.F34:.H36]))" office:value-type="float" office:value="131.583606297567" calcext:value-type="float">
            <text:p>131,583606297567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65" table:formula="of:=IF([.B21]=0;0;SUMPRODUCT([Zeit2.A3:.C5];[$Verteilung.$A$4:$Verteilung.$C$6];[.A20:.C22];[.A35:.C37]))" office:value-type="float" office:value="111.468736622863" calcext:value-type="float">
            <text:p>111,468736622863</text:p>
          </table:table-cell>
          <table:table-cell table:style-name="ce65" table:formula="of:=IF([.C21]=0;0;SUMPRODUCT([Zeit2.B3:.D5];[$Verteilung.$A$4:$Verteilung.$C$6];[.B20:.D22];[.B35:.D37]))" office:value-type="float" office:value="84.2084455799829" calcext:value-type="float">
            <text:p>84,2084455799829</text:p>
          </table:table-cell>
          <table:table-cell table:style-name="ce65" table:formula="of:=IF([.D21]=0;0;SUMPRODUCT([Zeit2.C3:.E5];[$Verteilung.$A$4:$Verteilung.$C$6];[.C20:.E22];[.C35:.E37]))" office:value-type="float" office:value="17.965107254244" calcext:value-type="float">
            <text:p>17,965107254244</text:p>
          </table:table-cell>
          <table:table-cell table:style-name="ce65" table:formula="of:=IF([.E21]=0;0;SUMPRODUCT([Zeit2.D3:.F5];[$Verteilung.$A$4:$Verteilung.$C$6];[.D20:.F22];[.D35:.F37]))" office:value-type="float" office:value="14.6942145416883" calcext:value-type="float">
            <text:p>14,6942145416883</text:p>
          </table:table-cell>
          <table:table-cell table:style-name="ce65" table:formula="of:=IF([.F21]=0;0;SUMPRODUCT([Zeit2.E3:.G5];[$Verteilung.$A$4:$Verteilung.$C$6];[.E20:.G22];[.E35:.G37]))" office:value-type="float" office:value="18.8548489429096" calcext:value-type="float">
            <text:p>18,8548489429096</text:p>
          </table:table-cell>
          <table:table-cell table:style-name="ce65" table:formula="of:=IF([.G21]=0;0;SUMPRODUCT([Zeit2.F3:.H5];[$Verteilung.$A$4:$Verteilung.$C$6];[.F20:.H22];[.F35:.H37]))" office:value-type="float" office:value="13.7490926277241" calcext:value-type="float">
            <text:p>13,7490926277241</text:p>
          </table:table-cell>
          <table:table-cell table:number-columns-repeated="1017"/>
        </table:table-row>
        <table:table-row table:style-name="ro1">
          <table:table-cell/>
          <table:table-cell table:style-name="ce65" table:formula="of:=IF([.B22]=0;0;SUMPRODUCT([Zeit2.A4:.C6];[$Verteilung.$A$4:$Verteilung.$C$6];[.A21:.C23];[.A36:.C38]))" office:value-type="float" office:value="451.809044093248" calcext:value-type="float">
            <text:p>451,809044093248</text:p>
          </table:table-cell>
          <table:table-cell table:style-name="ce65" table:formula="of:=IF([.C22]=0;0;SUMPRODUCT([Zeit2.B4:.D6];[$Verteilung.$A$4:$Verteilung.$C$6];[.B21:.D23];[.B36:.D38]))" office:value-type="float" office:value="112.754878873364" calcext:value-type="float">
            <text:p>112,754878873364</text:p>
          </table:table-cell>
          <table:table-cell table:style-name="ce65" table:formula="of:=IF([.D22]=0;0;SUMPRODUCT([Zeit2.C4:.E6];[$Verteilung.$A$4:$Verteilung.$C$6];[.C21:.E23];[.C36:.E38]))" office:value-type="float" office:value="0" calcext:value-type="float">
            <text:p>0</text:p>
          </table:table-cell>
          <table:table-cell table:style-name="ce65" table:formula="of:=IF([.E22]=0;0;SUMPRODUCT([Zeit2.D4:.F6];[$Verteilung.$A$4:$Verteilung.$C$6];[.D21:.F23];[.D36:.F38]))" office:value-type="float" office:value="0" calcext:value-type="float">
            <text:p>0</text:p>
          </table:table-cell>
          <table:table-cell table:style-name="ce65" table:formula="of:=IF([.F22]=0;0;SUMPRODUCT([Zeit2.E4:.G6];[$Verteilung.$A$4:$Verteilung.$C$6];[.E21:.G23];[.E36:.G38]))" office:value-type="float" office:value="0" calcext:value-type="float">
            <text:p>0</text:p>
          </table:table-cell>
          <table:table-cell table:style-name="ce65" table:formula="of:=IF([.G22]=0;0;SUMPRODUCT([Zeit2.F4:.H6];[$Verteilung.$A$4:$Verteilung.$C$6];[.F21:.H23];[.F36:.H38]))" office:value-type="float" office:value="0.865370188521026" calcext:value-type="float">
            <text:p>0,865370188521026</text:p>
          </table:table-cell>
          <table:table-cell table:number-columns-repeated="1017"/>
        </table:table-row>
        <table:table-row table:style-name="ro1">
          <table:table-cell/>
          <table:table-cell table:style-name="ce65" table:formula="of:=IF([.B23]=0;0;SUMPRODUCT([Zeit2.A5:.C7];[$Verteilung.$A$4:$Verteilung.$C$6];[.A22:.C24];[.A37:.C39]))" office:value-type="float" office:value="118.289315863997" calcext:value-type="float">
            <text:p>118,289315863997</text:p>
          </table:table-cell>
          <table:table-cell table:style-name="ce65" table:formula="of:=IF([.C23]=0;0;SUMPRODUCT([Zeit2.B5:.D7];[$Verteilung.$A$4:$Verteilung.$C$6];[.B22:.D24];[.B37:.D39]))" office:value-type="float" office:value="87.2557827986974" calcext:value-type="float">
            <text:p>87,2557827986974</text:p>
          </table:table-cell>
          <table:table-cell table:style-name="ce65" table:formula="of:=IF([.D23]=0;0;SUMPRODUCT([Zeit2.C5:.E7];[$Verteilung.$A$4:$Verteilung.$C$6];[.C22:.E24];[.C37:.E39]))" office:value-type="float" office:value="11.1790314125185" calcext:value-type="float">
            <text:p>11,1790314125185</text:p>
          </table:table-cell>
          <table:table-cell table:style-name="ce65" table:formula="of:=IF([.E23]=0;0;SUMPRODUCT([Zeit2.D5:.F7];[$Verteilung.$A$4:$Verteilung.$C$6];[.D22:.F24];[.D37:.F39]))" office:value-type="float" office:value="0.283304322714874" calcext:value-type="float">
            <text:p>0,283304322714874</text:p>
          </table:table-cell>
          <table:table-cell table:style-name="ce65" table:formula="of:=IF([.F23]=0;0;SUMPRODUCT([Zeit2.E5:.G7];[$Verteilung.$A$4:$Verteilung.$C$6];[.E22:.G24];[.E37:.G39]))" office:value-type="float" office:value="0" calcext:value-type="float">
            <text:p>0</text:p>
          </table:table-cell>
          <table:table-cell table:style-name="ce65" table:formula="of:=IF([.G23]=0;0;SUMPRODUCT([Zeit2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2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63" table:formula="of:=[Zeit2.A9]" office:value-type="float" office:value="1" calcext:value-type="float">
            <text:p>1</text:p>
          </table:table-cell>
          <table:table-cell table:style-name="ce63" table:formula="of:=[Zeit2.B9]" office:value-type="float" office:value="1" calcext:value-type="float">
            <text:p>1</text:p>
          </table:table-cell>
          <table:table-cell table:style-name="ce63" table:formula="of:=[Zeit2.C9]" office:value-type="float" office:value="1" calcext:value-type="float">
            <text:p>1</text:p>
          </table:table-cell>
          <table:table-cell table:style-name="ce63" table:formula="of:=[Zeit2.D9]" office:value-type="float" office:value="1" calcext:value-type="float">
            <text:p>1</text:p>
          </table:table-cell>
          <table:table-cell table:style-name="ce63" table:formula="of:=[Zeit2.E9]" office:value-type="float" office:value="1" calcext:value-type="float">
            <text:p>1</text:p>
          </table:table-cell>
          <table:table-cell table:style-name="ce63" table:formula="of:=[Zeit2.F9]" office:value-type="float" office:value="1" calcext:value-type="float">
            <text:p>1</text:p>
          </table:table-cell>
          <table:table-cell table:style-name="ce63" table:formula="of:=[Zeit2.G9]" office:value-type="float" office:value="1" calcext:value-type="float">
            <text:p>1</text:p>
          </table:table-cell>
          <table:table-cell table:style-name="ce63" table:formula="of:=[Zeit2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3" table:formula="of:=[Zeit2.A10]" office:value-type="float" office:value="1" calcext:value-type="float">
            <text:p>1</text:p>
          </table:table-cell>
          <table:table-cell table:style-name="ce63" table:formula="of:=[Zeit2.B10]" office:value-type="float" office:value="0" calcext:value-type="float">
            <text:p>0</text:p>
          </table:table-cell>
          <table:table-cell table:style-name="ce63" table:formula="of:=[Zeit2.C10]" office:value-type="float" office:value="0" calcext:value-type="float">
            <text:p>0</text:p>
          </table:table-cell>
          <table:table-cell table:style-name="ce63" table:formula="of:=[Zeit2.D10]" office:value-type="float" office:value="0" calcext:value-type="float">
            <text:p>0</text:p>
          </table:table-cell>
          <table:table-cell table:style-name="ce63" table:formula="of:=[Zeit2.E10]" office:value-type="float" office:value="0" calcext:value-type="float">
            <text:p>0</text:p>
          </table:table-cell>
          <table:table-cell table:style-name="ce63" table:formula="of:=[Zeit2.F10]" office:value-type="float" office:value="0" calcext:value-type="float">
            <text:p>0</text:p>
          </table:table-cell>
          <table:table-cell table:style-name="ce63" table:formula="of:=[Zeit2.G10]" office:value-type="float" office:value="0" calcext:value-type="float">
            <text:p>0</text:p>
          </table:table-cell>
          <table:table-cell table:style-name="ce63" table:formula="of:=[Zeit2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3" table:formula="of:=[Zeit2.A11]" office:value-type="float" office:value="1" calcext:value-type="float">
            <text:p>1</text:p>
          </table:table-cell>
          <table:table-cell table:style-name="ce63" table:formula="of:=[Zeit2.B11]" office:value-type="float" office:value="0" calcext:value-type="float">
            <text:p>0</text:p>
          </table:table-cell>
          <table:table-cell table:style-name="ce63" table:formula="of:=[Zeit2.C11]" office:value-type="float" office:value="1" calcext:value-type="float">
            <text:p>1</text:p>
          </table:table-cell>
          <table:table-cell table:style-name="ce63" table:formula="of:=[Zeit2.D11]" office:value-type="float" office:value="1" calcext:value-type="float">
            <text:p>1</text:p>
          </table:table-cell>
          <table:table-cell table:style-name="ce63" table:formula="of:=[Zeit2.E11]" office:value-type="float" office:value="0" calcext:value-type="float">
            <text:p>0</text:p>
          </table:table-cell>
          <table:table-cell table:style-name="ce63" table:formula="of:=[Zeit2.F11]" office:value-type="float" office:value="0" calcext:value-type="float">
            <text:p>0</text:p>
          </table:table-cell>
          <table:table-cell table:style-name="ce63" table:formula="of:=[Zeit2.G11]" office:value-type="float" office:value="0" calcext:value-type="float">
            <text:p>0</text:p>
          </table:table-cell>
          <table:table-cell table:style-name="ce63" table:formula="of:=[Zeit2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3" table:formula="of:=[Zeit2.A12]" office:value-type="float" office:value="1" calcext:value-type="float">
            <text:p>1</text:p>
          </table:table-cell>
          <table:table-cell table:style-name="ce63" table:formula="of:=[Zeit2.B12]" office:value-type="float" office:value="0" calcext:value-type="float">
            <text:p>0</text:p>
          </table:table-cell>
          <table:table-cell table:style-name="ce63" table:formula="of:=[Zeit2.C12]" office:value-type="float" office:value="0" calcext:value-type="float">
            <text:p>0</text:p>
          </table:table-cell>
          <table:table-cell table:style-name="ce63" table:formula="of:=[Zeit2.D12]" office:value-type="float" office:value="0" calcext:value-type="float">
            <text:p>0</text:p>
          </table:table-cell>
          <table:table-cell table:style-name="ce63" table:formula="of:=[Zeit2.E12]" office:value-type="float" office:value="0" calcext:value-type="float">
            <text:p>0</text:p>
          </table:table-cell>
          <table:table-cell table:style-name="ce63" table:formula="of:=[Zeit2.F12]" office:value-type="float" office:value="0" calcext:value-type="float">
            <text:p>0</text:p>
          </table:table-cell>
          <table:table-cell table:style-name="ce63" table:formula="of:=[Zeit2.G12]" office:value-type="float" office:value="0" calcext:value-type="float">
            <text:p>0</text:p>
          </table:table-cell>
          <table:table-cell table:style-name="ce63" table:formula="of:=[Zeit2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3" table:formula="of:=[Zeit2.A13]" office:value-type="float" office:value="1" calcext:value-type="float">
            <text:p>1</text:p>
          </table:table-cell>
          <table:table-cell table:style-name="ce63" table:formula="of:=[Zeit2.B13]" office:value-type="float" office:value="0" calcext:value-type="float">
            <text:p>0</text:p>
          </table:table-cell>
          <table:table-cell table:style-name="ce63" table:formula="of:=[Zeit2.C13]" office:value-type="float" office:value="0" calcext:value-type="float">
            <text:p>0</text:p>
          </table:table-cell>
          <table:table-cell table:style-name="ce63" table:formula="of:=[Zeit2.D13]" office:value-type="float" office:value="1" calcext:value-type="float">
            <text:p>1</text:p>
          </table:table-cell>
          <table:table-cell table:style-name="ce63" table:formula="of:=[Zeit2.E13]" office:value-type="float" office:value="1" calcext:value-type="float">
            <text:p>1</text:p>
          </table:table-cell>
          <table:table-cell table:style-name="ce63" table:formula="of:=[Zeit2.F13]" office:value-type="float" office:value="1" calcext:value-type="float">
            <text:p>1</text:p>
          </table:table-cell>
          <table:table-cell table:style-name="ce63" table:formula="of:=[Zeit2.G13]" office:value-type="float" office:value="0" calcext:value-type="float">
            <text:p>0</text:p>
          </table:table-cell>
          <table:table-cell table:style-name="ce63" table:formula="of:=[Zeit2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3" table:formula="of:=[Zeit2.A14]" office:value-type="float" office:value="1" calcext:value-type="float">
            <text:p>1</text:p>
          </table:table-cell>
          <table:table-cell table:style-name="ce63" table:formula="of:=[Zeit2.B14]" office:value-type="float" office:value="0" calcext:value-type="float">
            <text:p>0</text:p>
          </table:table-cell>
          <table:table-cell table:style-name="ce63" table:formula="of:=[Zeit2.C14]" office:value-type="float" office:value="0" calcext:value-type="float">
            <text:p>0</text:p>
          </table:table-cell>
          <table:table-cell table:style-name="ce63" table:formula="of:=[Zeit2.D14]" office:value-type="float" office:value="0" calcext:value-type="float">
            <text:p>0</text:p>
          </table:table-cell>
          <table:table-cell table:style-name="ce63" table:formula="of:=[Zeit2.E14]" office:value-type="float" office:value="0" calcext:value-type="float">
            <text:p>0</text:p>
          </table:table-cell>
          <table:table-cell table:style-name="ce63" table:formula="of:=[Zeit2.F14]" office:value-type="float" office:value="1" calcext:value-type="float">
            <text:p>1</text:p>
          </table:table-cell>
          <table:table-cell table:style-name="ce63" table:formula="of:=[Zeit2.G14]" office:value-type="float" office:value="1" calcext:value-type="float">
            <text:p>1</text:p>
          </table:table-cell>
          <table:table-cell table:style-name="ce63" table:formula="of:=[Zeit2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3" table:formula="of:=[Zeit2.A15]" office:value-type="float" office:value="1" calcext:value-type="float">
            <text:p>1</text:p>
          </table:table-cell>
          <table:table-cell table:style-name="ce63" table:formula="of:=[Zeit2.B15]" office:value-type="float" office:value="1" calcext:value-type="float">
            <text:p>1</text:p>
          </table:table-cell>
          <table:table-cell table:style-name="ce63" table:formula="of:=[Zeit2.C15]" office:value-type="float" office:value="1" calcext:value-type="float">
            <text:p>1</text:p>
          </table:table-cell>
          <table:table-cell table:style-name="ce63" table:formula="of:=[Zeit2.D15]" office:value-type="float" office:value="1" calcext:value-type="float">
            <text:p>1</text:p>
          </table:table-cell>
          <table:table-cell table:style-name="ce63" table:formula="of:=[Zeit2.E15]" office:value-type="float" office:value="1" calcext:value-type="float">
            <text:p>1</text:p>
          </table:table-cell>
          <table:table-cell table:style-name="ce63" table:formula="of:=[Zeit2.F15]" office:value-type="float" office:value="1" calcext:value-type="float">
            <text:p>1</text:p>
          </table:table-cell>
          <table:table-cell table:style-name="ce63" table:formula="of:=[Zeit2.G15]" office:value-type="float" office:value="1" calcext:value-type="float">
            <text:p>1</text:p>
          </table:table-cell>
          <table:table-cell table:style-name="ce63" table:formula="of:=[Zeit2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64" table:formula="of:=1-[.A9]" office:value-type="float" office:value="0" calcext:value-type="float">
            <text:p>0</text:p>
          </table:table-cell>
          <table:table-cell table:style-name="ce64" table:formula="of:=1-[.B9]" office:value-type="float" office:value="0" calcext:value-type="float">
            <text:p>0</text:p>
          </table:table-cell>
          <table:table-cell table:style-name="ce64" table:formula="of:=1-[.C9]" office:value-type="float" office:value="0" calcext:value-type="float">
            <text:p>0</text:p>
          </table:table-cell>
          <table:table-cell table:style-name="ce64" table:formula="of:=1-[.D9]" office:value-type="float" office:value="0" calcext:value-type="float">
            <text:p>0</text:p>
          </table:table-cell>
          <table:table-cell table:style-name="ce64" table:formula="of:=1-[.E9]" office:value-type="float" office:value="0" calcext:value-type="float">
            <text:p>0</text:p>
          </table:table-cell>
          <table:table-cell table:style-name="ce64" table:formula="of:=1-[.F9]" office:value-type="float" office:value="0" calcext:value-type="float">
            <text:p>0</text:p>
          </table:table-cell>
          <table:table-cell table:style-name="ce64" table:formula="of:=1-[.G9]" office:value-type="float" office:value="0" calcext:value-type="float">
            <text:p>0</text:p>
          </table:table-cell>
          <table:table-cell table:style-name="ce6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table:formula="of:=1-[.A10]" office:value-type="float" office:value="0" calcext:value-type="float">
            <text:p>0</text:p>
          </table:table-cell>
          <table:table-cell table:style-name="ce64" table:formula="of:=1-[.B10]" office:value-type="float" office:value="1" calcext:value-type="float">
            <text:p>1</text:p>
          </table:table-cell>
          <table:table-cell table:style-name="ce64" table:formula="of:=1-[.C10]" office:value-type="float" office:value="1" calcext:value-type="float">
            <text:p>1</text:p>
          </table:table-cell>
          <table:table-cell table:style-name="ce64" table:formula="of:=1-[.D10]" office:value-type="float" office:value="1" calcext:value-type="float">
            <text:p>1</text:p>
          </table:table-cell>
          <table:table-cell table:style-name="ce64" table:formula="of:=1-[.E10]" office:value-type="float" office:value="1" calcext:value-type="float">
            <text:p>1</text:p>
          </table:table-cell>
          <table:table-cell table:style-name="ce64" table:formula="of:=1-[.F10]" office:value-type="float" office:value="1" calcext:value-type="float">
            <text:p>1</text:p>
          </table:table-cell>
          <table:table-cell table:style-name="ce64" table:formula="of:=1-[.G10]" office:value-type="float" office:value="1" calcext:value-type="float">
            <text:p>1</text:p>
          </table:table-cell>
          <table:table-cell table:style-name="ce6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table:formula="of:=1-[.A11]" office:value-type="float" office:value="0" calcext:value-type="float">
            <text:p>0</text:p>
          </table:table-cell>
          <table:table-cell table:style-name="ce64" table:formula="of:=1-[.B11]" office:value-type="float" office:value="1" calcext:value-type="float">
            <text:p>1</text:p>
          </table:table-cell>
          <table:table-cell table:style-name="ce64" table:formula="of:=1-[.C11]" office:value-type="float" office:value="0" calcext:value-type="float">
            <text:p>0</text:p>
          </table:table-cell>
          <table:table-cell table:style-name="ce64" table:formula="of:=1-[.D11]" office:value-type="float" office:value="0" calcext:value-type="float">
            <text:p>0</text:p>
          </table:table-cell>
          <table:table-cell table:style-name="ce64" table:formula="of:=1-[.E11]" office:value-type="float" office:value="1" calcext:value-type="float">
            <text:p>1</text:p>
          </table:table-cell>
          <table:table-cell table:style-name="ce64" table:formula="of:=1-[.F11]" office:value-type="float" office:value="1" calcext:value-type="float">
            <text:p>1</text:p>
          </table:table-cell>
          <table:table-cell table:style-name="ce64" table:formula="of:=1-[.G11]" office:value-type="float" office:value="1" calcext:value-type="float">
            <text:p>1</text:p>
          </table:table-cell>
          <table:table-cell table:style-name="ce6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table:formula="of:=1-[.A12]" office:value-type="float" office:value="0" calcext:value-type="float">
            <text:p>0</text:p>
          </table:table-cell>
          <table:table-cell table:style-name="ce64" table:formula="of:=1-[.B12]" office:value-type="float" office:value="1" calcext:value-type="float">
            <text:p>1</text:p>
          </table:table-cell>
          <table:table-cell table:style-name="ce64" table:formula="of:=1-[.C12]" office:value-type="float" office:value="1" calcext:value-type="float">
            <text:p>1</text:p>
          </table:table-cell>
          <table:table-cell table:style-name="ce64" table:formula="of:=1-[.D12]" office:value-type="float" office:value="1" calcext:value-type="float">
            <text:p>1</text:p>
          </table:table-cell>
          <table:table-cell table:style-name="ce64" table:formula="of:=1-[.E12]" office:value-type="float" office:value="1" calcext:value-type="float">
            <text:p>1</text:p>
          </table:table-cell>
          <table:table-cell table:style-name="ce64" table:formula="of:=1-[.F12]" office:value-type="float" office:value="1" calcext:value-type="float">
            <text:p>1</text:p>
          </table:table-cell>
          <table:table-cell table:style-name="ce64" table:formula="of:=1-[.G12]" office:value-type="float" office:value="1" calcext:value-type="float">
            <text:p>1</text:p>
          </table:table-cell>
          <table:table-cell table:style-name="ce6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table:formula="of:=1-[.A13]" office:value-type="float" office:value="0" calcext:value-type="float">
            <text:p>0</text:p>
          </table:table-cell>
          <table:table-cell table:style-name="ce64" table:formula="of:=1-[.B13]" office:value-type="float" office:value="1" calcext:value-type="float">
            <text:p>1</text:p>
          </table:table-cell>
          <table:table-cell table:style-name="ce64" table:formula="of:=1-[.C13]" office:value-type="float" office:value="1" calcext:value-type="float">
            <text:p>1</text:p>
          </table:table-cell>
          <table:table-cell table:style-name="ce64" table:formula="of:=1-[.D13]" office:value-type="float" office:value="0" calcext:value-type="float">
            <text:p>0</text:p>
          </table:table-cell>
          <table:table-cell table:style-name="ce64" table:formula="of:=1-[.E13]" office:value-type="float" office:value="0" calcext:value-type="float">
            <text:p>0</text:p>
          </table:table-cell>
          <table:table-cell table:style-name="ce64" table:formula="of:=1-[.F13]" office:value-type="float" office:value="0" calcext:value-type="float">
            <text:p>0</text:p>
          </table:table-cell>
          <table:table-cell table:style-name="ce64" table:formula="of:=1-[.G13]" office:value-type="float" office:value="1" calcext:value-type="float">
            <text:p>1</text:p>
          </table:table-cell>
          <table:table-cell table:style-name="ce6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table:formula="of:=1-[.A14]" office:value-type="float" office:value="0" calcext:value-type="float">
            <text:p>0</text:p>
          </table:table-cell>
          <table:table-cell table:style-name="ce64" table:formula="of:=1-[.B14]" office:value-type="float" office:value="1" calcext:value-type="float">
            <text:p>1</text:p>
          </table:table-cell>
          <table:table-cell table:style-name="ce64" table:formula="of:=1-[.C14]" office:value-type="float" office:value="1" calcext:value-type="float">
            <text:p>1</text:p>
          </table:table-cell>
          <table:table-cell table:style-name="ce64" table:formula="of:=1-[.D14]" office:value-type="float" office:value="1" calcext:value-type="float">
            <text:p>1</text:p>
          </table:table-cell>
          <table:table-cell table:style-name="ce64" table:formula="of:=1-[.E14]" office:value-type="float" office:value="1" calcext:value-type="float">
            <text:p>1</text:p>
          </table:table-cell>
          <table:table-cell table:style-name="ce64" table:formula="of:=1-[.F14]" office:value-type="float" office:value="0" calcext:value-type="float">
            <text:p>0</text:p>
          </table:table-cell>
          <table:table-cell table:style-name="ce64" table:formula="of:=1-[.G14]" office:value-type="float" office:value="0" calcext:value-type="float">
            <text:p>0</text:p>
          </table:table-cell>
          <table:table-cell table:style-name="ce6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4" table:formula="of:=1-[.A15]" office:value-type="float" office:value="0" calcext:value-type="float">
            <text:p>0</text:p>
          </table:table-cell>
          <table:table-cell table:style-name="ce64" table:formula="of:=1-[.B15]" office:value-type="float" office:value="0" calcext:value-type="float">
            <text:p>0</text:p>
          </table:table-cell>
          <table:table-cell table:style-name="ce64" table:formula="of:=1-[.C15]" office:value-type="float" office:value="0" calcext:value-type="float">
            <text:p>0</text:p>
          </table:table-cell>
          <table:table-cell table:style-name="ce64" table:formula="of:=1-[.D15]" office:value-type="float" office:value="0" calcext:value-type="float">
            <text:p>0</text:p>
          </table:table-cell>
          <table:table-cell table:style-name="ce64" table:formula="of:=1-[.E15]" office:value-type="float" office:value="0" calcext:value-type="float">
            <text:p>0</text:p>
          </table:table-cell>
          <table:table-cell table:style-name="ce64" table:formula="of:=1-[.F15]" office:value-type="float" office:value="0" calcext:value-type="float">
            <text:p>0</text:p>
          </table:table-cell>
          <table:table-cell table:style-name="ce64" table:formula="of:=1-[.G15]" office:value-type="float" office:value="0" calcext:value-type="float">
            <text:p>0</text:p>
          </table:table-cell>
          <table:table-cell table:style-name="ce6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A9:Zeit3.H15">
            <calcext:condition calcext:apply-style-name="blue_dark_background" calcext:value="&gt;0.5" calcext:base-cell-address="Zeit3.A9"/>
            <calcext:condition calcext:apply-style-name="grey_background" calcext:value="&lt;=0.5" calcext:base-cell-address="Zeit3.A9"/>
          </calcext:conditional-format>
          <calcext:conditional-format calcext:target-range-address="Zeit3.A18:Zeit3.H24">
            <calcext:condition calcext:apply-style-name="blue_dark_background" calcext:value="&gt;0.5" calcext:base-cell-address="Zeit3.A18"/>
            <calcext:condition calcext:apply-style-name="grey_background" calcext:value="&lt;=0.5" calcext:base-cell-address="Zeit3.A18"/>
          </calcext:conditional-format>
          <calcext:conditional-format calcext:target-range-address="Zeit3.B2:Zeit3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1"/>
        <table:table-column table:style-name="co8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8" table:formula="of:=IF([.B19]=0;0;SUMPRODUCT([Zeit3.A1:.C3];[$Verteilung.$A$4:$Verteilung.$C$6];[.A18:.C20];[.A33:.C35]))" office:value-type="float" office:value="1.05085497346679" calcext:value-type="float">
            <text:p>1,05085497346679</text:p>
          </table:table-cell>
          <table:table-cell table:style-name="ce68" table:formula="of:=IF([.C19]=0;0;SUMPRODUCT([Zeit3.B1:.D3];[$Verteilung.$A$4:$Verteilung.$C$6];[.B18:.D20];[.B33:.D35]))" office:value-type="float" office:value="1.67642401765948" calcext:value-type="float">
            <text:p>1,67642401765948</text:p>
          </table:table-cell>
          <table:table-cell table:style-name="ce68" table:formula="of:=IF([.D19]=0;0;SUMPRODUCT([Zeit3.C1:.E3];[$Verteilung.$A$4:$Verteilung.$C$6];[.C18:.E20];[.C33:.E35]))" office:value-type="float" office:value="9.6884996574303" calcext:value-type="float">
            <text:p>9,6884996574303</text:p>
          </table:table-cell>
          <table:table-cell table:style-name="ce68" table:formula="of:=IF([.E19]=0;0;SUMPRODUCT([Zeit3.D1:.F3];[$Verteilung.$A$4:$Verteilung.$C$6];[.D18:.F20];[.D33:.F35]))" office:value-type="float" office:value="32.3644445240648" calcext:value-type="float">
            <text:p>32,3644445240648</text:p>
          </table:table-cell>
          <table:table-cell table:style-name="ce68" table:formula="of:=IF([.F19]=0;0;SUMPRODUCT([Zeit3.E1:.G3];[$Verteilung.$A$4:$Verteilung.$C$6];[.E18:.G20];[.E33:.G35]))" office:value-type="float" office:value="153.888054525323" calcext:value-type="float">
            <text:p>153,888054525323</text:p>
          </table:table-cell>
          <table:table-cell table:style-name="ce68" table:formula="of:=IF([.G19]=0;0;SUMPRODUCT([Zeit3.F1:.H3];[$Verteilung.$A$4:$Verteilung.$C$6];[.F18:.H20];[.F33:.H35]))" office:value-type="float" office:value="511.167036838508" calcext:value-type="float">
            <text:p>511,16703683850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68" table:formula="of:=IF([.B20]=0;0;SUMPRODUCT([Zeit3.A2:.C4];[$Verteilung.$A$4:$Verteilung.$C$6];[.A19:.C21];[.A34:.C36]))" office:value-type="float" office:value="19.6309410684066" calcext:value-type="float">
            <text:p>19,6309410684066</text:p>
          </table:table-cell>
          <table:table-cell table:style-name="ce68" table:formula="of:=IF([.C20]=0;0;SUMPRODUCT([Zeit3.B2:.D4];[$Verteilung.$A$4:$Verteilung.$C$6];[.B19:.D21];[.B34:.D36]))" office:value-type="float" office:value="0" calcext:value-type="float">
            <text:p>0</text:p>
          </table:table-cell>
          <table:table-cell table:style-name="ce68" table:formula="of:=IF([.D20]=0;0;SUMPRODUCT([Zeit3.C2:.E4];[$Verteilung.$A$4:$Verteilung.$C$6];[.C19:.E21];[.C34:.E36]))" office:value-type="float" office:value="0" calcext:value-type="float">
            <text:p>0</text:p>
          </table:table-cell>
          <table:table-cell table:style-name="ce68" table:formula="of:=IF([.E20]=0;0;SUMPRODUCT([Zeit3.D2:.F4];[$Verteilung.$A$4:$Verteilung.$C$6];[.D19:.F21];[.D34:.F36]))" office:value-type="float" office:value="48.4095888629692" calcext:value-type="float">
            <text:p>48,4095888629692</text:p>
          </table:table-cell>
          <table:table-cell table:style-name="ce68" table:formula="of:=IF([.F20]=0;0;SUMPRODUCT([Zeit3.E2:.G4];[$Verteilung.$A$4:$Verteilung.$C$6];[.E19:.G21];[.E34:.G36]))" office:value-type="float" office:value="114.337050491932" calcext:value-type="float">
            <text:p>114,337050491932</text:p>
          </table:table-cell>
          <table:table-cell table:style-name="ce68" table:formula="of:=IF([.G20]=0;0;SUMPRODUCT([Zeit3.F2:.H4];[$Verteilung.$A$4:$Verteilung.$C$6];[.F19:.H21];[.F34:.H36]))" office:value-type="float" office:value="148.077014797934" calcext:value-type="float">
            <text:p>148,077014797934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68" table:formula="of:=IF([.B21]=0;0;SUMPRODUCT([Zeit3.A3:.C5];[$Verteilung.$A$4:$Verteilung.$C$6];[.A20:.C22];[.A35:.C37]))" office:value-type="float" office:value="122.390754468154" calcext:value-type="float">
            <text:p>122,390754468154</text:p>
          </table:table-cell>
          <table:table-cell table:style-name="ce68" table:formula="of:=IF([.C21]=0;0;SUMPRODUCT([Zeit3.B3:.D5];[$Verteilung.$A$4:$Verteilung.$C$6];[.B20:.D22];[.B35:.D37]))" office:value-type="float" office:value="95.3743656668414" calcext:value-type="float">
            <text:p>95,3743656668414</text:p>
          </table:table-cell>
          <table:table-cell table:style-name="ce68" table:formula="of:=IF([.D21]=0;0;SUMPRODUCT([Zeit3.C3:.E5];[$Verteilung.$A$4:$Verteilung.$C$6];[.C20:.E22];[.C35:.E37]))" office:value-type="float" office:value="25.9332101364843" calcext:value-type="float">
            <text:p>25,9332101364843</text:p>
          </table:table-cell>
          <table:table-cell table:style-name="ce68" table:formula="of:=IF([.E21]=0;0;SUMPRODUCT([Zeit3.D3:.F5];[$Verteilung.$A$4:$Verteilung.$C$6];[.D20:.F22];[.D35:.F37]))" office:value-type="float" office:value="19.7313909224744" calcext:value-type="float">
            <text:p>19,7313909224744</text:p>
          </table:table-cell>
          <table:table-cell table:style-name="ce68" table:formula="of:=IF([.F21]=0;0;SUMPRODUCT([Zeit3.E3:.G5];[$Verteilung.$A$4:$Verteilung.$C$6];[.E20:.G22];[.E35:.G37]))" office:value-type="float" office:value="27.4806928242596" calcext:value-type="float">
            <text:p>27,4806928242596</text:p>
          </table:table-cell>
          <table:table-cell table:style-name="ce68" table:formula="of:=IF([.G21]=0;0;SUMPRODUCT([Zeit3.F3:.H5];[$Verteilung.$A$4:$Verteilung.$C$6];[.F20:.H22];[.F35:.H37]))" office:value-type="float" office:value="22.8901843892368" calcext:value-type="float">
            <text:p>22,8901843892368</text:p>
          </table:table-cell>
          <table:table-cell table:number-columns-repeated="1017"/>
        </table:table-row>
        <table:table-row table:style-name="ro1">
          <table:table-cell/>
          <table:table-cell table:style-name="ce68" table:formula="of:=IF([.B22]=0;0;SUMPRODUCT([Zeit3.A4:.C6];[$Verteilung.$A$4:$Verteilung.$C$6];[.A21:.C23];[.A36:.C38]))" office:value-type="float" office:value="365.429856386037" calcext:value-type="float">
            <text:p>365,429856386037</text:p>
          </table:table-cell>
          <table:table-cell table:style-name="ce68" table:formula="of:=IF([.C22]=0;0;SUMPRODUCT([Zeit3.B4:.D6];[$Verteilung.$A$4:$Verteilung.$C$6];[.B21:.D23];[.B36:.D38]))" office:value-type="float" office:value="125.017198529129" calcext:value-type="float">
            <text:p>125,017198529129</text:p>
          </table:table-cell>
          <table:table-cell table:style-name="ce68" table:formula="of:=IF([.D22]=0;0;SUMPRODUCT([Zeit3.C4:.E6];[$Verteilung.$A$4:$Verteilung.$C$6];[.C21:.E23];[.C36:.E38]))" office:value-type="float" office:value="0" calcext:value-type="float">
            <text:p>0</text:p>
          </table:table-cell>
          <table:table-cell table:style-name="ce68" table:formula="of:=IF([.E22]=0;0;SUMPRODUCT([Zeit3.D4:.F6];[$Verteilung.$A$4:$Verteilung.$C$6];[.D21:.F23];[.D36:.F38]))" office:value-type="float" office:value="0" calcext:value-type="float">
            <text:p>0</text:p>
          </table:table-cell>
          <table:table-cell table:style-name="ce68" table:formula="of:=IF([.F22]=0;0;SUMPRODUCT([Zeit3.E4:.G6];[$Verteilung.$A$4:$Verteilung.$C$6];[.E21:.G23];[.E36:.G38]))" office:value-type="float" office:value="0" calcext:value-type="float">
            <text:p>0</text:p>
          </table:table-cell>
          <table:table-cell table:style-name="ce68" table:formula="of:=IF([.G22]=0;0;SUMPRODUCT([Zeit3.F4:.H6];[$Verteilung.$A$4:$Verteilung.$C$6];[.F21:.H23];[.F36:.H38]))" office:value-type="float" office:value="2.30949430197304" calcext:value-type="float">
            <text:p>2,30949430197304</text:p>
          </table:table-cell>
          <table:table-cell table:number-columns-repeated="1017"/>
        </table:table-row>
        <table:table-row table:style-name="ro1">
          <table:table-cell/>
          <table:table-cell table:style-name="ce68" table:formula="of:=IF([.B23]=0;0;SUMPRODUCT([Zeit3.A5:.C7];[$Verteilung.$A$4:$Verteilung.$C$6];[.A22:.C24];[.A37:.C39]))" office:value-type="float" office:value="133.18014240692" calcext:value-type="float">
            <text:p>133,18014240692</text:p>
          </table:table-cell>
          <table:table-cell table:style-name="ce68" table:formula="of:=IF([.C23]=0;0;SUMPRODUCT([Zeit3.B5:.D7];[$Verteilung.$A$4:$Verteilung.$C$6];[.B22:.D24];[.B37:.D39]))" office:value-type="float" office:value="100.346427169736" calcext:value-type="float">
            <text:p>100,346427169736</text:p>
          </table:table-cell>
          <table:table-cell table:style-name="ce68" table:formula="of:=IF([.D23]=0;0;SUMPRODUCT([Zeit3.C5:.E7];[$Verteilung.$A$4:$Verteilung.$C$6];[.C22:.E24];[.C37:.E39]))" office:value-type="float" office:value="18.6590319782749" calcext:value-type="float">
            <text:p>18,6590319782749</text:p>
          </table:table-cell>
          <table:table-cell table:style-name="ce68" table:formula="of:=IF([.E23]=0;0;SUMPRODUCT([Zeit3.D5:.F7];[$Verteilung.$A$4:$Verteilung.$C$6];[.D22:.F24];[.D37:.F39]))" office:value-type="float" office:value="0.967341062786226" calcext:value-type="float">
            <text:p>0,967341062786226</text:p>
          </table:table-cell>
          <table:table-cell table:style-name="ce68" table:formula="of:=IF([.F23]=0;0;SUMPRODUCT([Zeit3.E5:.G7];[$Verteilung.$A$4:$Verteilung.$C$6];[.E22:.G24];[.E37:.G39]))" office:value-type="float" office:value="0" calcext:value-type="float">
            <text:p>0</text:p>
          </table:table-cell>
          <table:table-cell table:style-name="ce68" table:formula="of:=IF([.G23]=0;0;SUMPRODUCT([Zeit3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3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66" table:formula="of:=[Zeit3.A9]" office:value-type="float" office:value="1" calcext:value-type="float">
            <text:p>1</text:p>
          </table:table-cell>
          <table:table-cell table:style-name="ce66" table:formula="of:=[Zeit3.B9]" office:value-type="float" office:value="1" calcext:value-type="float">
            <text:p>1</text:p>
          </table:table-cell>
          <table:table-cell table:style-name="ce66" table:formula="of:=[Zeit3.C9]" office:value-type="float" office:value="1" calcext:value-type="float">
            <text:p>1</text:p>
          </table:table-cell>
          <table:table-cell table:style-name="ce66" table:formula="of:=[Zeit3.D9]" office:value-type="float" office:value="1" calcext:value-type="float">
            <text:p>1</text:p>
          </table:table-cell>
          <table:table-cell table:style-name="ce66" table:formula="of:=[Zeit3.E9]" office:value-type="float" office:value="1" calcext:value-type="float">
            <text:p>1</text:p>
          </table:table-cell>
          <table:table-cell table:style-name="ce66" table:formula="of:=[Zeit3.F9]" office:value-type="float" office:value="1" calcext:value-type="float">
            <text:p>1</text:p>
          </table:table-cell>
          <table:table-cell table:style-name="ce66" table:formula="of:=[Zeit3.G9]" office:value-type="float" office:value="1" calcext:value-type="float">
            <text:p>1</text:p>
          </table:table-cell>
          <table:table-cell table:style-name="ce66" table:formula="of:=[Zeit3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3.A10]" office:value-type="float" office:value="1" calcext:value-type="float">
            <text:p>1</text:p>
          </table:table-cell>
          <table:table-cell table:style-name="ce66" table:formula="of:=[Zeit3.B10]" office:value-type="float" office:value="0" calcext:value-type="float">
            <text:p>0</text:p>
          </table:table-cell>
          <table:table-cell table:style-name="ce66" table:formula="of:=[Zeit3.C10]" office:value-type="float" office:value="0" calcext:value-type="float">
            <text:p>0</text:p>
          </table:table-cell>
          <table:table-cell table:style-name="ce66" table:formula="of:=[Zeit3.D10]" office:value-type="float" office:value="0" calcext:value-type="float">
            <text:p>0</text:p>
          </table:table-cell>
          <table:table-cell table:style-name="ce66" table:formula="of:=[Zeit3.E10]" office:value-type="float" office:value="0" calcext:value-type="float">
            <text:p>0</text:p>
          </table:table-cell>
          <table:table-cell table:style-name="ce66" table:formula="of:=[Zeit3.F10]" office:value-type="float" office:value="0" calcext:value-type="float">
            <text:p>0</text:p>
          </table:table-cell>
          <table:table-cell table:style-name="ce66" table:formula="of:=[Zeit3.G10]" office:value-type="float" office:value="0" calcext:value-type="float">
            <text:p>0</text:p>
          </table:table-cell>
          <table:table-cell table:style-name="ce66" table:formula="of:=[Zeit3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3.A11]" office:value-type="float" office:value="1" calcext:value-type="float">
            <text:p>1</text:p>
          </table:table-cell>
          <table:table-cell table:style-name="ce66" table:formula="of:=[Zeit3.B11]" office:value-type="float" office:value="0" calcext:value-type="float">
            <text:p>0</text:p>
          </table:table-cell>
          <table:table-cell table:style-name="ce66" table:formula="of:=[Zeit3.C11]" office:value-type="float" office:value="1" calcext:value-type="float">
            <text:p>1</text:p>
          </table:table-cell>
          <table:table-cell table:style-name="ce66" table:formula="of:=[Zeit3.D11]" office:value-type="float" office:value="1" calcext:value-type="float">
            <text:p>1</text:p>
          </table:table-cell>
          <table:table-cell table:style-name="ce66" table:formula="of:=[Zeit3.E11]" office:value-type="float" office:value="0" calcext:value-type="float">
            <text:p>0</text:p>
          </table:table-cell>
          <table:table-cell table:style-name="ce66" table:formula="of:=[Zeit3.F11]" office:value-type="float" office:value="0" calcext:value-type="float">
            <text:p>0</text:p>
          </table:table-cell>
          <table:table-cell table:style-name="ce66" table:formula="of:=[Zeit3.G11]" office:value-type="float" office:value="0" calcext:value-type="float">
            <text:p>0</text:p>
          </table:table-cell>
          <table:table-cell table:style-name="ce66" table:formula="of:=[Zeit3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3.A12]" office:value-type="float" office:value="1" calcext:value-type="float">
            <text:p>1</text:p>
          </table:table-cell>
          <table:table-cell table:style-name="ce66" table:formula="of:=[Zeit3.B12]" office:value-type="float" office:value="0" calcext:value-type="float">
            <text:p>0</text:p>
          </table:table-cell>
          <table:table-cell table:style-name="ce66" table:formula="of:=[Zeit3.C12]" office:value-type="float" office:value="0" calcext:value-type="float">
            <text:p>0</text:p>
          </table:table-cell>
          <table:table-cell table:style-name="ce66" table:formula="of:=[Zeit3.D12]" office:value-type="float" office:value="0" calcext:value-type="float">
            <text:p>0</text:p>
          </table:table-cell>
          <table:table-cell table:style-name="ce66" table:formula="of:=[Zeit3.E12]" office:value-type="float" office:value="0" calcext:value-type="float">
            <text:p>0</text:p>
          </table:table-cell>
          <table:table-cell table:style-name="ce66" table:formula="of:=[Zeit3.F12]" office:value-type="float" office:value="0" calcext:value-type="float">
            <text:p>0</text:p>
          </table:table-cell>
          <table:table-cell table:style-name="ce66" table:formula="of:=[Zeit3.G12]" office:value-type="float" office:value="0" calcext:value-type="float">
            <text:p>0</text:p>
          </table:table-cell>
          <table:table-cell table:style-name="ce66" table:formula="of:=[Zeit3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3.A13]" office:value-type="float" office:value="1" calcext:value-type="float">
            <text:p>1</text:p>
          </table:table-cell>
          <table:table-cell table:style-name="ce66" table:formula="of:=[Zeit3.B13]" office:value-type="float" office:value="0" calcext:value-type="float">
            <text:p>0</text:p>
          </table:table-cell>
          <table:table-cell table:style-name="ce66" table:formula="of:=[Zeit3.C13]" office:value-type="float" office:value="0" calcext:value-type="float">
            <text:p>0</text:p>
          </table:table-cell>
          <table:table-cell table:style-name="ce66" table:formula="of:=[Zeit3.D13]" office:value-type="float" office:value="1" calcext:value-type="float">
            <text:p>1</text:p>
          </table:table-cell>
          <table:table-cell table:style-name="ce66" table:formula="of:=[Zeit3.E13]" office:value-type="float" office:value="1" calcext:value-type="float">
            <text:p>1</text:p>
          </table:table-cell>
          <table:table-cell table:style-name="ce66" table:formula="of:=[Zeit3.F13]" office:value-type="float" office:value="1" calcext:value-type="float">
            <text:p>1</text:p>
          </table:table-cell>
          <table:table-cell table:style-name="ce66" table:formula="of:=[Zeit3.G13]" office:value-type="float" office:value="0" calcext:value-type="float">
            <text:p>0</text:p>
          </table:table-cell>
          <table:table-cell table:style-name="ce66" table:formula="of:=[Zeit3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3.A14]" office:value-type="float" office:value="1" calcext:value-type="float">
            <text:p>1</text:p>
          </table:table-cell>
          <table:table-cell table:style-name="ce66" table:formula="of:=[Zeit3.B14]" office:value-type="float" office:value="0" calcext:value-type="float">
            <text:p>0</text:p>
          </table:table-cell>
          <table:table-cell table:style-name="ce66" table:formula="of:=[Zeit3.C14]" office:value-type="float" office:value="0" calcext:value-type="float">
            <text:p>0</text:p>
          </table:table-cell>
          <table:table-cell table:style-name="ce66" table:formula="of:=[Zeit3.D14]" office:value-type="float" office:value="0" calcext:value-type="float">
            <text:p>0</text:p>
          </table:table-cell>
          <table:table-cell table:style-name="ce66" table:formula="of:=[Zeit3.E14]" office:value-type="float" office:value="0" calcext:value-type="float">
            <text:p>0</text:p>
          </table:table-cell>
          <table:table-cell table:style-name="ce66" table:formula="of:=[Zeit3.F14]" office:value-type="float" office:value="1" calcext:value-type="float">
            <text:p>1</text:p>
          </table:table-cell>
          <table:table-cell table:style-name="ce66" table:formula="of:=[Zeit3.G14]" office:value-type="float" office:value="1" calcext:value-type="float">
            <text:p>1</text:p>
          </table:table-cell>
          <table:table-cell table:style-name="ce66" table:formula="of:=[Zeit3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6" table:formula="of:=[Zeit3.A15]" office:value-type="float" office:value="1" calcext:value-type="float">
            <text:p>1</text:p>
          </table:table-cell>
          <table:table-cell table:style-name="ce66" table:formula="of:=[Zeit3.B15]" office:value-type="float" office:value="1" calcext:value-type="float">
            <text:p>1</text:p>
          </table:table-cell>
          <table:table-cell table:style-name="ce66" table:formula="of:=[Zeit3.C15]" office:value-type="float" office:value="1" calcext:value-type="float">
            <text:p>1</text:p>
          </table:table-cell>
          <table:table-cell table:style-name="ce66" table:formula="of:=[Zeit3.D15]" office:value-type="float" office:value="1" calcext:value-type="float">
            <text:p>1</text:p>
          </table:table-cell>
          <table:table-cell table:style-name="ce66" table:formula="of:=[Zeit3.E15]" office:value-type="float" office:value="1" calcext:value-type="float">
            <text:p>1</text:p>
          </table:table-cell>
          <table:table-cell table:style-name="ce66" table:formula="of:=[Zeit3.F15]" office:value-type="float" office:value="1" calcext:value-type="float">
            <text:p>1</text:p>
          </table:table-cell>
          <table:table-cell table:style-name="ce66" table:formula="of:=[Zeit3.G15]" office:value-type="float" office:value="1" calcext:value-type="float">
            <text:p>1</text:p>
          </table:table-cell>
          <table:table-cell table:style-name="ce66" table:formula="of:=[Zeit3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67" table:formula="of:=1-[.A9]" office:value-type="float" office:value="0" calcext:value-type="float">
            <text:p>0</text:p>
          </table:table-cell>
          <table:table-cell table:style-name="ce67" table:formula="of:=1-[.B9]" office:value-type="float" office:value="0" calcext:value-type="float">
            <text:p>0</text:p>
          </table:table-cell>
          <table:table-cell table:style-name="ce67" table:formula="of:=1-[.C9]" office:value-type="float" office:value="0" calcext:value-type="float">
            <text:p>0</text:p>
          </table:table-cell>
          <table:table-cell table:style-name="ce67" table:formula="of:=1-[.D9]" office:value-type="float" office:value="0" calcext:value-type="float">
            <text:p>0</text:p>
          </table:table-cell>
          <table:table-cell table:style-name="ce67" table:formula="of:=1-[.E9]" office:value-type="float" office:value="0" calcext:value-type="float">
            <text:p>0</text:p>
          </table:table-cell>
          <table:table-cell table:style-name="ce67" table:formula="of:=1-[.F9]" office:value-type="float" office:value="0" calcext:value-type="float">
            <text:p>0</text:p>
          </table:table-cell>
          <table:table-cell table:style-name="ce67" table:formula="of:=1-[.G9]" office:value-type="float" office:value="0" calcext:value-type="float">
            <text:p>0</text:p>
          </table:table-cell>
          <table:table-cell table:style-name="ce67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0]" office:value-type="float" office:value="0" calcext:value-type="float">
            <text:p>0</text:p>
          </table:table-cell>
          <table:table-cell table:style-name="ce67" table:formula="of:=1-[.B10]" office:value-type="float" office:value="1" calcext:value-type="float">
            <text:p>1</text:p>
          </table:table-cell>
          <table:table-cell table:style-name="ce67" table:formula="of:=1-[.C10]" office:value-type="float" office:value="1" calcext:value-type="float">
            <text:p>1</text:p>
          </table:table-cell>
          <table:table-cell table:style-name="ce67" table:formula="of:=1-[.D10]" office:value-type="float" office:value="1" calcext:value-type="float">
            <text:p>1</text:p>
          </table:table-cell>
          <table:table-cell table:style-name="ce67" table:formula="of:=1-[.E10]" office:value-type="float" office:value="1" calcext:value-type="float">
            <text:p>1</text:p>
          </table:table-cell>
          <table:table-cell table:style-name="ce67" table:formula="of:=1-[.F10]" office:value-type="float" office:value="1" calcext:value-type="float">
            <text:p>1</text:p>
          </table:table-cell>
          <table:table-cell table:style-name="ce67" table:formula="of:=1-[.G10]" office:value-type="float" office:value="1" calcext:value-type="float">
            <text:p>1</text:p>
          </table:table-cell>
          <table:table-cell table:style-name="ce67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1]" office:value-type="float" office:value="0" calcext:value-type="float">
            <text:p>0</text:p>
          </table:table-cell>
          <table:table-cell table:style-name="ce67" table:formula="of:=1-[.B11]" office:value-type="float" office:value="1" calcext:value-type="float">
            <text:p>1</text:p>
          </table:table-cell>
          <table:table-cell table:style-name="ce67" table:formula="of:=1-[.C11]" office:value-type="float" office:value="0" calcext:value-type="float">
            <text:p>0</text:p>
          </table:table-cell>
          <table:table-cell table:style-name="ce67" table:formula="of:=1-[.D11]" office:value-type="float" office:value="0" calcext:value-type="float">
            <text:p>0</text:p>
          </table:table-cell>
          <table:table-cell table:style-name="ce67" table:formula="of:=1-[.E11]" office:value-type="float" office:value="1" calcext:value-type="float">
            <text:p>1</text:p>
          </table:table-cell>
          <table:table-cell table:style-name="ce67" table:formula="of:=1-[.F11]" office:value-type="float" office:value="1" calcext:value-type="float">
            <text:p>1</text:p>
          </table:table-cell>
          <table:table-cell table:style-name="ce67" table:formula="of:=1-[.G11]" office:value-type="float" office:value="1" calcext:value-type="float">
            <text:p>1</text:p>
          </table:table-cell>
          <table:table-cell table:style-name="ce67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2]" office:value-type="float" office:value="0" calcext:value-type="float">
            <text:p>0</text:p>
          </table:table-cell>
          <table:table-cell table:style-name="ce67" table:formula="of:=1-[.B12]" office:value-type="float" office:value="1" calcext:value-type="float">
            <text:p>1</text:p>
          </table:table-cell>
          <table:table-cell table:style-name="ce67" table:formula="of:=1-[.C12]" office:value-type="float" office:value="1" calcext:value-type="float">
            <text:p>1</text:p>
          </table:table-cell>
          <table:table-cell table:style-name="ce67" table:formula="of:=1-[.D12]" office:value-type="float" office:value="1" calcext:value-type="float">
            <text:p>1</text:p>
          </table:table-cell>
          <table:table-cell table:style-name="ce67" table:formula="of:=1-[.E12]" office:value-type="float" office:value="1" calcext:value-type="float">
            <text:p>1</text:p>
          </table:table-cell>
          <table:table-cell table:style-name="ce67" table:formula="of:=1-[.F12]" office:value-type="float" office:value="1" calcext:value-type="float">
            <text:p>1</text:p>
          </table:table-cell>
          <table:table-cell table:style-name="ce67" table:formula="of:=1-[.G12]" office:value-type="float" office:value="1" calcext:value-type="float">
            <text:p>1</text:p>
          </table:table-cell>
          <table:table-cell table:style-name="ce67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3]" office:value-type="float" office:value="0" calcext:value-type="float">
            <text:p>0</text:p>
          </table:table-cell>
          <table:table-cell table:style-name="ce67" table:formula="of:=1-[.B13]" office:value-type="float" office:value="1" calcext:value-type="float">
            <text:p>1</text:p>
          </table:table-cell>
          <table:table-cell table:style-name="ce67" table:formula="of:=1-[.C13]" office:value-type="float" office:value="1" calcext:value-type="float">
            <text:p>1</text:p>
          </table:table-cell>
          <table:table-cell table:style-name="ce67" table:formula="of:=1-[.D13]" office:value-type="float" office:value="0" calcext:value-type="float">
            <text:p>0</text:p>
          </table:table-cell>
          <table:table-cell table:style-name="ce67" table:formula="of:=1-[.E13]" office:value-type="float" office:value="0" calcext:value-type="float">
            <text:p>0</text:p>
          </table:table-cell>
          <table:table-cell table:style-name="ce67" table:formula="of:=1-[.F13]" office:value-type="float" office:value="0" calcext:value-type="float">
            <text:p>0</text:p>
          </table:table-cell>
          <table:table-cell table:style-name="ce67" table:formula="of:=1-[.G13]" office:value-type="float" office:value="1" calcext:value-type="float">
            <text:p>1</text:p>
          </table:table-cell>
          <table:table-cell table:style-name="ce67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4]" office:value-type="float" office:value="0" calcext:value-type="float">
            <text:p>0</text:p>
          </table:table-cell>
          <table:table-cell table:style-name="ce67" table:formula="of:=1-[.B14]" office:value-type="float" office:value="1" calcext:value-type="float">
            <text:p>1</text:p>
          </table:table-cell>
          <table:table-cell table:style-name="ce67" table:formula="of:=1-[.C14]" office:value-type="float" office:value="1" calcext:value-type="float">
            <text:p>1</text:p>
          </table:table-cell>
          <table:table-cell table:style-name="ce67" table:formula="of:=1-[.D14]" office:value-type="float" office:value="1" calcext:value-type="float">
            <text:p>1</text:p>
          </table:table-cell>
          <table:table-cell table:style-name="ce67" table:formula="of:=1-[.E14]" office:value-type="float" office:value="1" calcext:value-type="float">
            <text:p>1</text:p>
          </table:table-cell>
          <table:table-cell table:style-name="ce67" table:formula="of:=1-[.F14]" office:value-type="float" office:value="0" calcext:value-type="float">
            <text:p>0</text:p>
          </table:table-cell>
          <table:table-cell table:style-name="ce67" table:formula="of:=1-[.G14]" office:value-type="float" office:value="0" calcext:value-type="float">
            <text:p>0</text:p>
          </table:table-cell>
          <table:table-cell table:style-name="ce67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7" table:formula="of:=1-[.A15]" office:value-type="float" office:value="0" calcext:value-type="float">
            <text:p>0</text:p>
          </table:table-cell>
          <table:table-cell table:style-name="ce67" table:formula="of:=1-[.B15]" office:value-type="float" office:value="0" calcext:value-type="float">
            <text:p>0</text:p>
          </table:table-cell>
          <table:table-cell table:style-name="ce67" table:formula="of:=1-[.C15]" office:value-type="float" office:value="0" calcext:value-type="float">
            <text:p>0</text:p>
          </table:table-cell>
          <table:table-cell table:style-name="ce67" table:formula="of:=1-[.D15]" office:value-type="float" office:value="0" calcext:value-type="float">
            <text:p>0</text:p>
          </table:table-cell>
          <table:table-cell table:style-name="ce67" table:formula="of:=1-[.E15]" office:value-type="float" office:value="0" calcext:value-type="float">
            <text:p>0</text:p>
          </table:table-cell>
          <table:table-cell table:style-name="ce67" table:formula="of:=1-[.F15]" office:value-type="float" office:value="0" calcext:value-type="float">
            <text:p>0</text:p>
          </table:table-cell>
          <table:table-cell table:style-name="ce67" table:formula="of:=1-[.G15]" office:value-type="float" office:value="0" calcext:value-type="float">
            <text:p>0</text:p>
          </table:table-cell>
          <table:table-cell table:style-name="ce67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A9:Zeit4.H15">
            <calcext:condition calcext:apply-style-name="blue_dark_background" calcext:value="&gt;0.5" calcext:base-cell-address="Zeit4.A9"/>
            <calcext:condition calcext:apply-style-name="grey_background" calcext:value="&lt;=0.5" calcext:base-cell-address="Zeit4.A9"/>
          </calcext:conditional-format>
          <calcext:conditional-format calcext:target-range-address="Zeit4.A18:Zeit4.H24">
            <calcext:condition calcext:apply-style-name="blue_dark_background" calcext:value="&gt;0.5" calcext:base-cell-address="Zeit4.A18"/>
            <calcext:condition calcext:apply-style-name="grey_background" calcext:value="&lt;=0.5" calcext:base-cell-address="Zeit4.A18"/>
          </calcext:conditional-format>
          <calcext:conditional-format calcext:target-range-address="Zeit4.B2:Zeit4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2" table:formula="of:=IF([.B19]=0;0;SUMPRODUCT([Zeit4.A1:.C3];[$Verteilung.$A$4:$Verteilung.$C$6];[.A18:.C20];[.A33:.C35]))" office:value-type="float" office:value="2.20150280061129" calcext:value-type="float">
            <text:p>2,20150280061129</text:p>
          </table:table-cell>
          <table:table-cell table:style-name="ce72" table:formula="of:=IF([.C19]=0;0;SUMPRODUCT([Zeit4.B1:.D3];[$Verteilung.$A$4:$Verteilung.$C$6];[.B18:.D20];[.B33:.D35]))" office:value-type="float" office:value="2.90696995811346" calcext:value-type="float">
            <text:p>2,90696995811346</text:p>
          </table:table-cell>
          <table:table-cell table:style-name="ce72" table:formula="of:=IF([.D19]=0;0;SUMPRODUCT([Zeit4.C1:.E3];[$Verteilung.$A$4:$Verteilung.$C$6];[.C18:.E20];[.C33:.E35]))" office:value-type="float" office:value="11.8614077226431" calcext:value-type="float">
            <text:p>11,8614077226431</text:p>
          </table:table-cell>
          <table:table-cell table:style-name="ce72" table:formula="of:=IF([.E19]=0;0;SUMPRODUCT([Zeit4.D1:.F3];[$Verteilung.$A$4:$Verteilung.$C$6];[.D18:.F20];[.D33:.F35]))" office:value-type="float" office:value="41.2073228152902" calcext:value-type="float">
            <text:p>41,2073228152902</text:p>
          </table:table-cell>
          <table:table-cell table:style-name="ce72" table:formula="of:=IF([.F19]=0;0;SUMPRODUCT([Zeit4.E1:.G3];[$Verteilung.$A$4:$Verteilung.$C$6];[.E18:.G20];[.E33:.G35]))" office:value-type="float" office:value="162.842577679876" calcext:value-type="float">
            <text:p>162,842577679876</text:p>
          </table:table-cell>
          <table:table-cell table:style-name="ce72" table:formula="of:=IF([.G19]=0;0;SUMPRODUCT([Zeit4.F1:.H3];[$Verteilung.$A$4:$Verteilung.$C$6];[.F18:.H20];[.F33:.H35]))" office:value-type="float" office:value="445.233154711935" calcext:value-type="float">
            <text:p>445,233154711935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72" table:formula="of:=IF([.B20]=0;0;SUMPRODUCT([Zeit4.A2:.C4];[$Verteilung.$A$4:$Verteilung.$C$6];[.A19:.C21];[.A34:.C36]))" office:value-type="float" office:value="26.8199075936097" calcext:value-type="float">
            <text:p>26,8199075936097</text:p>
          </table:table-cell>
          <table:table-cell table:style-name="ce72" table:formula="of:=IF([.C20]=0;0;SUMPRODUCT([Zeit4.B2:.D4];[$Verteilung.$A$4:$Verteilung.$C$6];[.B19:.D21];[.B34:.D36]))" office:value-type="float" office:value="0" calcext:value-type="float">
            <text:p>0</text:p>
          </table:table-cell>
          <table:table-cell table:style-name="ce72" table:formula="of:=IF([.D20]=0;0;SUMPRODUCT([Zeit4.C2:.E4];[$Verteilung.$A$4:$Verteilung.$C$6];[.C19:.E21];[.C34:.E36]))" office:value-type="float" office:value="0" calcext:value-type="float">
            <text:p>0</text:p>
          </table:table-cell>
          <table:table-cell table:style-name="ce72" table:formula="of:=IF([.E20]=0;0;SUMPRODUCT([Zeit4.D2:.F4];[$Verteilung.$A$4:$Verteilung.$C$6];[.D19:.F21];[.D34:.F36]))" office:value-type="float" office:value="51.1498438076559" calcext:value-type="float">
            <text:p>51,1498438076559</text:p>
          </table:table-cell>
          <table:table-cell table:style-name="ce72" table:formula="of:=IF([.F20]=0;0;SUMPRODUCT([Zeit4.E2:.G4];[$Verteilung.$A$4:$Verteilung.$C$6];[.E19:.G21];[.E34:.G36]))" office:value-type="float" office:value="122.425680032212" calcext:value-type="float">
            <text:p>122,425680032212</text:p>
          </table:table-cell>
          <table:table-cell table:style-name="ce72" table:formula="of:=IF([.G20]=0;0;SUMPRODUCT([Zeit4.F2:.H4];[$Verteilung.$A$4:$Verteilung.$C$6];[.F19:.H21];[.F34:.H36]))" office:value-type="float" office:value="157.423149924672" calcext:value-type="float">
            <text:p>157,423149924672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72" table:formula="of:=IF([.B21]=0;0;SUMPRODUCT([Zeit4.A3:.C5];[$Verteilung.$A$4:$Verteilung.$C$6];[.A20:.C22];[.A35:.C37]))" office:value-type="float" office:value="127.549243956501" calcext:value-type="float">
            <text:p>127,549243956501</text:p>
          </table:table-cell>
          <table:table-cell table:style-name="ce72" table:formula="of:=IF([.C21]=0;0;SUMPRODUCT([Zeit4.B3:.D5];[$Verteilung.$A$4:$Verteilung.$C$6];[.B20:.D22];[.B35:.D37]))" office:value-type="float" office:value="102.359553240859" calcext:value-type="float">
            <text:p>102,359553240859</text:p>
          </table:table-cell>
          <table:table-cell table:style-name="ce72" table:formula="of:=IF([.D21]=0;0;SUMPRODUCT([Zeit4.C3:.E5];[$Verteilung.$A$4:$Verteilung.$C$6];[.C20:.E22];[.C35:.E37]))" office:value-type="float" office:value="33.64148013931" calcext:value-type="float">
            <text:p>33,64148013931</text:p>
          </table:table-cell>
          <table:table-cell table:style-name="ce72" table:formula="of:=IF([.E21]=0;0;SUMPRODUCT([Zeit4.D3:.F5];[$Verteilung.$A$4:$Verteilung.$C$6];[.D20:.F22];[.D35:.F37]))" office:value-type="float" office:value="25.0538752673648" calcext:value-type="float">
            <text:p>25,0538752673648</text:p>
          </table:table-cell>
          <table:table-cell table:style-name="ce72" table:formula="of:=IF([.F21]=0;0;SUMPRODUCT([Zeit4.E3:.G5];[$Verteilung.$A$4:$Verteilung.$C$6];[.E20:.G22];[.E35:.G37]))" office:value-type="float" office:value="35.8945643888569" calcext:value-type="float">
            <text:p>35,8945643888569</text:p>
          </table:table-cell>
          <table:table-cell table:style-name="ce72" table:formula="of:=IF([.G21]=0;0;SUMPRODUCT([Zeit4.F3:.H5];[$Verteilung.$A$4:$Verteilung.$C$6];[.F20:.H22];[.F35:.H37]))" office:value-type="float" office:value="31.9829301118814" calcext:value-type="float">
            <text:p>31,9829301118814</text:p>
          </table:table-cell>
          <table:table-cell table:number-columns-repeated="1017"/>
        </table:table-row>
        <table:table-row table:style-name="ro1">
          <table:table-cell/>
          <table:table-cell table:style-name="ce72" table:formula="of:=IF([.B22]=0;0;SUMPRODUCT([Zeit4.A4:.C6];[$Verteilung.$A$4:$Verteilung.$C$6];[.A21:.C23];[.A36:.C38]))" office:value-type="float" office:value="303.960380125163" calcext:value-type="float">
            <text:p>303,960380125163</text:p>
          </table:table-cell>
          <table:table-cell table:style-name="ce72" table:formula="of:=IF([.C22]=0;0;SUMPRODUCT([Zeit4.B4:.D6];[$Verteilung.$A$4:$Verteilung.$C$6];[.B21:.D23];[.B36:.D38]))" office:value-type="float" office:value="131.810056947672" calcext:value-type="float">
            <text:p>131,810056947672</text:p>
          </table:table-cell>
          <table:table-cell table:style-name="ce72" table:formula="of:=IF([.D22]=0;0;SUMPRODUCT([Zeit4.C4:.E6];[$Verteilung.$A$4:$Verteilung.$C$6];[.C21:.E23];[.C36:.E38]))" office:value-type="float" office:value="0" calcext:value-type="float">
            <text:p>0</text:p>
          </table:table-cell>
          <table:table-cell table:style-name="ce72" table:formula="of:=IF([.E22]=0;0;SUMPRODUCT([Zeit4.D4:.F6];[$Verteilung.$A$4:$Verteilung.$C$6];[.D21:.F23];[.D36:.F38]))" office:value-type="float" office:value="0" calcext:value-type="float">
            <text:p>0</text:p>
          </table:table-cell>
          <table:table-cell table:style-name="ce72" table:formula="of:=IF([.F22]=0;0;SUMPRODUCT([Zeit4.E4:.G6];[$Verteilung.$A$4:$Verteilung.$C$6];[.E21:.G23];[.E36:.G38]))" office:value-type="float" office:value="0" calcext:value-type="float">
            <text:p>0</text:p>
          </table:table-cell>
          <table:table-cell table:style-name="ce72" table:formula="of:=IF([.G22]=0;0;SUMPRODUCT([Zeit4.F4:.H6];[$Verteilung.$A$4:$Verteilung.$C$6];[.F21:.H23];[.F36:.H38]))" office:value-type="float" office:value="4.46293256102304" calcext:value-type="float">
            <text:p>4,46293256102304</text:p>
          </table:table-cell>
          <table:table-cell table:number-columns-repeated="1017"/>
        </table:table-row>
        <table:table-row table:style-name="ro1">
          <table:table-cell/>
          <table:table-cell table:style-name="ce72" table:formula="of:=IF([.B23]=0;0;SUMPRODUCT([Zeit4.A5:.C7];[$Verteilung.$A$4:$Verteilung.$C$6];[.A22:.C24];[.A37:.C39]))" office:value-type="float" office:value="141.852332065754" calcext:value-type="float">
            <text:p>141,852332065754</text:p>
          </table:table-cell>
          <table:table-cell table:style-name="ce72" table:formula="of:=IF([.C23]=0;0;SUMPRODUCT([Zeit4.B5:.D7];[$Verteilung.$A$4:$Verteilung.$C$6];[.B22:.D24];[.B37:.D39]))" office:value-type="float" office:value="109.142964864487" calcext:value-type="float">
            <text:p>109,142964864487</text:p>
          </table:table-cell>
          <table:table-cell table:style-name="ce72" table:formula="of:=IF([.D23]=0;0;SUMPRODUCT([Zeit4.C5:.E7];[$Verteilung.$A$4:$Verteilung.$C$6];[.C22:.E24];[.C37:.E39]))" office:value-type="float" office:value="26.1439877632047" calcext:value-type="float">
            <text:p>26,1439877632047</text:p>
          </table:table-cell>
          <table:table-cell table:style-name="ce72" table:formula="of:=IF([.E23]=0;0;SUMPRODUCT([Zeit4.D5:.F7];[$Verteilung.$A$4:$Verteilung.$C$6];[.D22:.F24];[.D37:.F39]))" office:value-type="float" office:value="2.07418152130684" calcext:value-type="float">
            <text:p>2,07418152130684</text:p>
          </table:table-cell>
          <table:table-cell table:style-name="ce72" table:formula="of:=IF([.F23]=0;0;SUMPRODUCT([Zeit4.E5:.G7];[$Verteilung.$A$4:$Verteilung.$C$6];[.E22:.G24];[.E37:.G39]))" office:value-type="float" office:value="0" calcext:value-type="float">
            <text:p>0</text:p>
          </table:table-cell>
          <table:table-cell table:style-name="ce72" table:formula="of:=IF([.G23]=0;0;SUMPRODUCT([Zeit4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4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69" table:formula="of:=[Zeit4.A9]" office:value-type="float" office:value="1" calcext:value-type="float">
            <text:p>1</text:p>
          </table:table-cell>
          <table:table-cell table:style-name="ce69" table:formula="of:=[Zeit4.B9]" office:value-type="float" office:value="1" calcext:value-type="float">
            <text:p>1</text:p>
          </table:table-cell>
          <table:table-cell table:style-name="ce69" table:formula="of:=[Zeit4.C9]" office:value-type="float" office:value="1" calcext:value-type="float">
            <text:p>1</text:p>
          </table:table-cell>
          <table:table-cell table:style-name="ce69" table:formula="of:=[Zeit4.D9]" office:value-type="float" office:value="1" calcext:value-type="float">
            <text:p>1</text:p>
          </table:table-cell>
          <table:table-cell table:style-name="ce69" table:formula="of:=[Zeit4.E9]" office:value-type="float" office:value="1" calcext:value-type="float">
            <text:p>1</text:p>
          </table:table-cell>
          <table:table-cell table:style-name="ce69" table:formula="of:=[Zeit4.F9]" office:value-type="float" office:value="1" calcext:value-type="float">
            <text:p>1</text:p>
          </table:table-cell>
          <table:table-cell table:style-name="ce69" table:formula="of:=[Zeit4.G9]" office:value-type="float" office:value="1" calcext:value-type="float">
            <text:p>1</text:p>
          </table:table-cell>
          <table:table-cell table:style-name="ce69" table:formula="of:=[Zeit4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9" table:formula="of:=[Zeit4.A10]" office:value-type="float" office:value="1" calcext:value-type="float">
            <text:p>1</text:p>
          </table:table-cell>
          <table:table-cell table:style-name="ce69" table:formula="of:=[Zeit4.B10]" office:value-type="float" office:value="0" calcext:value-type="float">
            <text:p>0</text:p>
          </table:table-cell>
          <table:table-cell table:style-name="ce69" table:formula="of:=[Zeit4.C10]" office:value-type="float" office:value="0" calcext:value-type="float">
            <text:p>0</text:p>
          </table:table-cell>
          <table:table-cell table:style-name="ce69" table:formula="of:=[Zeit4.D10]" office:value-type="float" office:value="0" calcext:value-type="float">
            <text:p>0</text:p>
          </table:table-cell>
          <table:table-cell table:style-name="ce69" table:formula="of:=[Zeit4.E10]" office:value-type="float" office:value="0" calcext:value-type="float">
            <text:p>0</text:p>
          </table:table-cell>
          <table:table-cell table:style-name="ce69" table:formula="of:=[Zeit4.F10]" office:value-type="float" office:value="0" calcext:value-type="float">
            <text:p>0</text:p>
          </table:table-cell>
          <table:table-cell table:style-name="ce69" table:formula="of:=[Zeit4.G10]" office:value-type="float" office:value="0" calcext:value-type="float">
            <text:p>0</text:p>
          </table:table-cell>
          <table:table-cell table:style-name="ce69" table:formula="of:=[Zeit4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9" table:formula="of:=[Zeit4.A11]" office:value-type="float" office:value="1" calcext:value-type="float">
            <text:p>1</text:p>
          </table:table-cell>
          <table:table-cell table:style-name="ce69" table:formula="of:=[Zeit4.B11]" office:value-type="float" office:value="0" calcext:value-type="float">
            <text:p>0</text:p>
          </table:table-cell>
          <table:table-cell table:style-name="ce69" table:formula="of:=[Zeit4.C11]" office:value-type="float" office:value="1" calcext:value-type="float">
            <text:p>1</text:p>
          </table:table-cell>
          <table:table-cell table:style-name="ce69" table:formula="of:=[Zeit4.D11]" office:value-type="float" office:value="1" calcext:value-type="float">
            <text:p>1</text:p>
          </table:table-cell>
          <table:table-cell table:style-name="ce69" table:formula="of:=[Zeit4.E11]" office:value-type="float" office:value="0" calcext:value-type="float">
            <text:p>0</text:p>
          </table:table-cell>
          <table:table-cell table:style-name="ce69" table:formula="of:=[Zeit4.F11]" office:value-type="float" office:value="0" calcext:value-type="float">
            <text:p>0</text:p>
          </table:table-cell>
          <table:table-cell table:style-name="ce69" table:formula="of:=[Zeit4.G11]" office:value-type="float" office:value="0" calcext:value-type="float">
            <text:p>0</text:p>
          </table:table-cell>
          <table:table-cell table:style-name="ce69" table:formula="of:=[Zeit4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9" table:formula="of:=[Zeit4.A12]" office:value-type="float" office:value="1" calcext:value-type="float">
            <text:p>1</text:p>
          </table:table-cell>
          <table:table-cell table:style-name="ce69" table:formula="of:=[Zeit4.B12]" office:value-type="float" office:value="0" calcext:value-type="float">
            <text:p>0</text:p>
          </table:table-cell>
          <table:table-cell table:style-name="ce69" table:formula="of:=[Zeit4.C12]" office:value-type="float" office:value="0" calcext:value-type="float">
            <text:p>0</text:p>
          </table:table-cell>
          <table:table-cell table:style-name="ce69" table:formula="of:=[Zeit4.D12]" office:value-type="float" office:value="0" calcext:value-type="float">
            <text:p>0</text:p>
          </table:table-cell>
          <table:table-cell table:style-name="ce69" table:formula="of:=[Zeit4.E12]" office:value-type="float" office:value="0" calcext:value-type="float">
            <text:p>0</text:p>
          </table:table-cell>
          <table:table-cell table:style-name="ce69" table:formula="of:=[Zeit4.F12]" office:value-type="float" office:value="0" calcext:value-type="float">
            <text:p>0</text:p>
          </table:table-cell>
          <table:table-cell table:style-name="ce69" table:formula="of:=[Zeit4.G12]" office:value-type="float" office:value="0" calcext:value-type="float">
            <text:p>0</text:p>
          </table:table-cell>
          <table:table-cell table:style-name="ce69" table:formula="of:=[Zeit4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9" table:formula="of:=[Zeit4.A13]" office:value-type="float" office:value="1" calcext:value-type="float">
            <text:p>1</text:p>
          </table:table-cell>
          <table:table-cell table:style-name="ce69" table:formula="of:=[Zeit4.B13]" office:value-type="float" office:value="0" calcext:value-type="float">
            <text:p>0</text:p>
          </table:table-cell>
          <table:table-cell table:style-name="ce69" table:formula="of:=[Zeit4.C13]" office:value-type="float" office:value="0" calcext:value-type="float">
            <text:p>0</text:p>
          </table:table-cell>
          <table:table-cell table:style-name="ce69" table:formula="of:=[Zeit4.D13]" office:value-type="float" office:value="1" calcext:value-type="float">
            <text:p>1</text:p>
          </table:table-cell>
          <table:table-cell table:style-name="ce69" table:formula="of:=[Zeit4.E13]" office:value-type="float" office:value="1" calcext:value-type="float">
            <text:p>1</text:p>
          </table:table-cell>
          <table:table-cell table:style-name="ce69" table:formula="of:=[Zeit4.F13]" office:value-type="float" office:value="1" calcext:value-type="float">
            <text:p>1</text:p>
          </table:table-cell>
          <table:table-cell table:style-name="ce69" table:formula="of:=[Zeit4.G13]" office:value-type="float" office:value="0" calcext:value-type="float">
            <text:p>0</text:p>
          </table:table-cell>
          <table:table-cell table:style-name="ce69" table:formula="of:=[Zeit4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9" table:formula="of:=[Zeit4.A14]" office:value-type="float" office:value="1" calcext:value-type="float">
            <text:p>1</text:p>
          </table:table-cell>
          <table:table-cell table:style-name="ce69" table:formula="of:=[Zeit4.B14]" office:value-type="float" office:value="0" calcext:value-type="float">
            <text:p>0</text:p>
          </table:table-cell>
          <table:table-cell table:style-name="ce69" table:formula="of:=[Zeit4.C14]" office:value-type="float" office:value="0" calcext:value-type="float">
            <text:p>0</text:p>
          </table:table-cell>
          <table:table-cell table:style-name="ce69" table:formula="of:=[Zeit4.D14]" office:value-type="float" office:value="0" calcext:value-type="float">
            <text:p>0</text:p>
          </table:table-cell>
          <table:table-cell table:style-name="ce69" table:formula="of:=[Zeit4.E14]" office:value-type="float" office:value="0" calcext:value-type="float">
            <text:p>0</text:p>
          </table:table-cell>
          <table:table-cell table:style-name="ce69" table:formula="of:=[Zeit4.F14]" office:value-type="float" office:value="1" calcext:value-type="float">
            <text:p>1</text:p>
          </table:table-cell>
          <table:table-cell table:style-name="ce69" table:formula="of:=[Zeit4.G14]" office:value-type="float" office:value="1" calcext:value-type="float">
            <text:p>1</text:p>
          </table:table-cell>
          <table:table-cell table:style-name="ce69" table:formula="of:=[Zeit4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9" table:formula="of:=[Zeit4.A15]" office:value-type="float" office:value="1" calcext:value-type="float">
            <text:p>1</text:p>
          </table:table-cell>
          <table:table-cell table:style-name="ce69" table:formula="of:=[Zeit4.B15]" office:value-type="float" office:value="1" calcext:value-type="float">
            <text:p>1</text:p>
          </table:table-cell>
          <table:table-cell table:style-name="ce69" table:formula="of:=[Zeit4.C15]" office:value-type="float" office:value="1" calcext:value-type="float">
            <text:p>1</text:p>
          </table:table-cell>
          <table:table-cell table:style-name="ce69" table:formula="of:=[Zeit4.D15]" office:value-type="float" office:value="1" calcext:value-type="float">
            <text:p>1</text:p>
          </table:table-cell>
          <table:table-cell table:style-name="ce69" table:formula="of:=[Zeit4.E15]" office:value-type="float" office:value="1" calcext:value-type="float">
            <text:p>1</text:p>
          </table:table-cell>
          <table:table-cell table:style-name="ce69" table:formula="of:=[Zeit4.F15]" office:value-type="float" office:value="1" calcext:value-type="float">
            <text:p>1</text:p>
          </table:table-cell>
          <table:table-cell table:style-name="ce69" table:formula="of:=[Zeit4.G15]" office:value-type="float" office:value="1" calcext:value-type="float">
            <text:p>1</text:p>
          </table:table-cell>
          <table:table-cell table:style-name="ce69" table:formula="of:=[Zeit4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71" table:formula="of:=1-[.A9]" office:value-type="float" office:value="0" calcext:value-type="float">
            <text:p>0</text:p>
          </table:table-cell>
          <table:table-cell table:style-name="ce71" table:formula="of:=1-[.B9]" office:value-type="float" office:value="0" calcext:value-type="float">
            <text:p>0</text:p>
          </table:table-cell>
          <table:table-cell table:style-name="ce71" table:formula="of:=1-[.C9]" office:value-type="float" office:value="0" calcext:value-type="float">
            <text:p>0</text:p>
          </table:table-cell>
          <table:table-cell table:style-name="ce71" table:formula="of:=1-[.D9]" office:value-type="float" office:value="0" calcext:value-type="float">
            <text:p>0</text:p>
          </table:table-cell>
          <table:table-cell table:style-name="ce71" table:formula="of:=1-[.E9]" office:value-type="float" office:value="0" calcext:value-type="float">
            <text:p>0</text:p>
          </table:table-cell>
          <table:table-cell table:style-name="ce71" table:formula="of:=1-[.F9]" office:value-type="float" office:value="0" calcext:value-type="float">
            <text:p>0</text:p>
          </table:table-cell>
          <table:table-cell table:style-name="ce71" table:formula="of:=1-[.G9]" office:value-type="float" office:value="0" calcext:value-type="float">
            <text:p>0</text:p>
          </table:table-cell>
          <table:table-cell table:style-name="ce71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1" table:formula="of:=1-[.A10]" office:value-type="float" office:value="0" calcext:value-type="float">
            <text:p>0</text:p>
          </table:table-cell>
          <table:table-cell table:style-name="ce71" table:formula="of:=1-[.B10]" office:value-type="float" office:value="1" calcext:value-type="float">
            <text:p>1</text:p>
          </table:table-cell>
          <table:table-cell table:style-name="ce71" table:formula="of:=1-[.C10]" office:value-type="float" office:value="1" calcext:value-type="float">
            <text:p>1</text:p>
          </table:table-cell>
          <table:table-cell table:style-name="ce71" table:formula="of:=1-[.D10]" office:value-type="float" office:value="1" calcext:value-type="float">
            <text:p>1</text:p>
          </table:table-cell>
          <table:table-cell table:style-name="ce71" table:formula="of:=1-[.E10]" office:value-type="float" office:value="1" calcext:value-type="float">
            <text:p>1</text:p>
          </table:table-cell>
          <table:table-cell table:style-name="ce71" table:formula="of:=1-[.F10]" office:value-type="float" office:value="1" calcext:value-type="float">
            <text:p>1</text:p>
          </table:table-cell>
          <table:table-cell table:style-name="ce71" table:formula="of:=1-[.G10]" office:value-type="float" office:value="1" calcext:value-type="float">
            <text:p>1</text:p>
          </table:table-cell>
          <table:table-cell table:style-name="ce71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1" table:formula="of:=1-[.A11]" office:value-type="float" office:value="0" calcext:value-type="float">
            <text:p>0</text:p>
          </table:table-cell>
          <table:table-cell table:style-name="ce71" table:formula="of:=1-[.B11]" office:value-type="float" office:value="1" calcext:value-type="float">
            <text:p>1</text:p>
          </table:table-cell>
          <table:table-cell table:style-name="ce71" table:formula="of:=1-[.C11]" office:value-type="float" office:value="0" calcext:value-type="float">
            <text:p>0</text:p>
          </table:table-cell>
          <table:table-cell table:style-name="ce71" table:formula="of:=1-[.D11]" office:value-type="float" office:value="0" calcext:value-type="float">
            <text:p>0</text:p>
          </table:table-cell>
          <table:table-cell table:style-name="ce71" table:formula="of:=1-[.E11]" office:value-type="float" office:value="1" calcext:value-type="float">
            <text:p>1</text:p>
          </table:table-cell>
          <table:table-cell table:style-name="ce71" table:formula="of:=1-[.F11]" office:value-type="float" office:value="1" calcext:value-type="float">
            <text:p>1</text:p>
          </table:table-cell>
          <table:table-cell table:style-name="ce71" table:formula="of:=1-[.G11]" office:value-type="float" office:value="1" calcext:value-type="float">
            <text:p>1</text:p>
          </table:table-cell>
          <table:table-cell table:style-name="ce71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1" table:formula="of:=1-[.A12]" office:value-type="float" office:value="0" calcext:value-type="float">
            <text:p>0</text:p>
          </table:table-cell>
          <table:table-cell table:style-name="ce71" table:formula="of:=1-[.B12]" office:value-type="float" office:value="1" calcext:value-type="float">
            <text:p>1</text:p>
          </table:table-cell>
          <table:table-cell table:style-name="ce71" table:formula="of:=1-[.C12]" office:value-type="float" office:value="1" calcext:value-type="float">
            <text:p>1</text:p>
          </table:table-cell>
          <table:table-cell table:style-name="ce71" table:formula="of:=1-[.D12]" office:value-type="float" office:value="1" calcext:value-type="float">
            <text:p>1</text:p>
          </table:table-cell>
          <table:table-cell table:style-name="ce71" table:formula="of:=1-[.E12]" office:value-type="float" office:value="1" calcext:value-type="float">
            <text:p>1</text:p>
          </table:table-cell>
          <table:table-cell table:style-name="ce71" table:formula="of:=1-[.F12]" office:value-type="float" office:value="1" calcext:value-type="float">
            <text:p>1</text:p>
          </table:table-cell>
          <table:table-cell table:style-name="ce71" table:formula="of:=1-[.G12]" office:value-type="float" office:value="1" calcext:value-type="float">
            <text:p>1</text:p>
          </table:table-cell>
          <table:table-cell table:style-name="ce71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1" table:formula="of:=1-[.A13]" office:value-type="float" office:value="0" calcext:value-type="float">
            <text:p>0</text:p>
          </table:table-cell>
          <table:table-cell table:style-name="ce71" table:formula="of:=1-[.B13]" office:value-type="float" office:value="1" calcext:value-type="float">
            <text:p>1</text:p>
          </table:table-cell>
          <table:table-cell table:style-name="ce71" table:formula="of:=1-[.C13]" office:value-type="float" office:value="1" calcext:value-type="float">
            <text:p>1</text:p>
          </table:table-cell>
          <table:table-cell table:style-name="ce71" table:formula="of:=1-[.D13]" office:value-type="float" office:value="0" calcext:value-type="float">
            <text:p>0</text:p>
          </table:table-cell>
          <table:table-cell table:style-name="ce71" table:formula="of:=1-[.E13]" office:value-type="float" office:value="0" calcext:value-type="float">
            <text:p>0</text:p>
          </table:table-cell>
          <table:table-cell table:style-name="ce71" table:formula="of:=1-[.F13]" office:value-type="float" office:value="0" calcext:value-type="float">
            <text:p>0</text:p>
          </table:table-cell>
          <table:table-cell table:style-name="ce71" table:formula="of:=1-[.G13]" office:value-type="float" office:value="1" calcext:value-type="float">
            <text:p>1</text:p>
          </table:table-cell>
          <table:table-cell table:style-name="ce71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1" table:formula="of:=1-[.A14]" office:value-type="float" office:value="0" calcext:value-type="float">
            <text:p>0</text:p>
          </table:table-cell>
          <table:table-cell table:style-name="ce71" table:formula="of:=1-[.B14]" office:value-type="float" office:value="1" calcext:value-type="float">
            <text:p>1</text:p>
          </table:table-cell>
          <table:table-cell table:style-name="ce71" table:formula="of:=1-[.C14]" office:value-type="float" office:value="1" calcext:value-type="float">
            <text:p>1</text:p>
          </table:table-cell>
          <table:table-cell table:style-name="ce71" table:formula="of:=1-[.D14]" office:value-type="float" office:value="1" calcext:value-type="float">
            <text:p>1</text:p>
          </table:table-cell>
          <table:table-cell table:style-name="ce71" table:formula="of:=1-[.E14]" office:value-type="float" office:value="1" calcext:value-type="float">
            <text:p>1</text:p>
          </table:table-cell>
          <table:table-cell table:style-name="ce71" table:formula="of:=1-[.F14]" office:value-type="float" office:value="0" calcext:value-type="float">
            <text:p>0</text:p>
          </table:table-cell>
          <table:table-cell table:style-name="ce71" table:formula="of:=1-[.G14]" office:value-type="float" office:value="0" calcext:value-type="float">
            <text:p>0</text:p>
          </table:table-cell>
          <table:table-cell table:style-name="ce71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1" table:formula="of:=1-[.A15]" office:value-type="float" office:value="0" calcext:value-type="float">
            <text:p>0</text:p>
          </table:table-cell>
          <table:table-cell table:style-name="ce71" table:formula="of:=1-[.B15]" office:value-type="float" office:value="0" calcext:value-type="float">
            <text:p>0</text:p>
          </table:table-cell>
          <table:table-cell table:style-name="ce71" table:formula="of:=1-[.C15]" office:value-type="float" office:value="0" calcext:value-type="float">
            <text:p>0</text:p>
          </table:table-cell>
          <table:table-cell table:style-name="ce71" table:formula="of:=1-[.D15]" office:value-type="float" office:value="0" calcext:value-type="float">
            <text:p>0</text:p>
          </table:table-cell>
          <table:table-cell table:style-name="ce71" table:formula="of:=1-[.E15]" office:value-type="float" office:value="0" calcext:value-type="float">
            <text:p>0</text:p>
          </table:table-cell>
          <table:table-cell table:style-name="ce71" table:formula="of:=1-[.F15]" office:value-type="float" office:value="0" calcext:value-type="float">
            <text:p>0</text:p>
          </table:table-cell>
          <table:table-cell table:style-name="ce71" table:formula="of:=1-[.G15]" office:value-type="float" office:value="0" calcext:value-type="float">
            <text:p>0</text:p>
          </table:table-cell>
          <table:table-cell table:style-name="ce71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A9:Zeit5.H15">
            <calcext:condition calcext:apply-style-name="blue_dark_background" calcext:value="&gt;0.5" calcext:base-cell-address="Zeit5.A9"/>
            <calcext:condition calcext:apply-style-name="grey_background" calcext:value="&lt;=0.5" calcext:base-cell-address="Zeit5.A9"/>
          </calcext:conditional-format>
          <calcext:conditional-format calcext:target-range-address="Zeit5.A18:Zeit5.H24">
            <calcext:condition calcext:apply-style-name="blue_dark_background" calcext:value="&gt;0.5" calcext:base-cell-address="Zeit5.A18"/>
            <calcext:condition calcext:apply-style-name="grey_background" calcext:value="&lt;=0.5" calcext:base-cell-address="Zeit5.A18"/>
          </calcext:conditional-format>
          <calcext:conditional-format calcext:target-range-address="Zeit5.B2:Zeit5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5" table:formula="of:=IF([.B19]=0;0;SUMPRODUCT([Zeit5.A1:.C3];[$Verteilung.$A$4:$Verteilung.$C$6];[.A18:.C20];[.A33:.C35]))" office:value-type="float" office:value="3.71140406016767" calcext:value-type="float">
            <text:p>3,71140406016767</text:p>
          </table:table-cell>
          <table:table-cell table:style-name="ce75" table:formula="of:=IF([.C19]=0;0;SUMPRODUCT([Zeit5.B1:.D3];[$Verteilung.$A$4:$Verteilung.$C$6];[.B18:.D20];[.B33:.D35]))" office:value-type="float" office:value="4.4469000326058" calcext:value-type="float">
            <text:p>4,4469000326058</text:p>
          </table:table-cell>
          <table:table-cell table:style-name="ce75" table:formula="of:=IF([.D19]=0;0;SUMPRODUCT([Zeit5.C1:.E3];[$Verteilung.$A$4:$Verteilung.$C$6];[.C18:.E20];[.C33:.E35]))" office:value-type="float" office:value="14.367250088342" calcext:value-type="float">
            <text:p>14,367250088342</text:p>
          </table:table-cell>
          <table:table-cell table:style-name="ce75" table:formula="of:=IF([.E19]=0;0;SUMPRODUCT([Zeit5.D1:.F3];[$Verteilung.$A$4:$Verteilung.$C$6];[.D18:.F20];[.D33:.F35]))" office:value-type="float" office:value="49.1842530558234" calcext:value-type="float">
            <text:p>49,1842530558234</text:p>
          </table:table-cell>
          <table:table-cell table:style-name="ce75" table:formula="of:=IF([.F19]=0;0;SUMPRODUCT([Zeit5.E1:.G3];[$Verteilung.$A$4:$Verteilung.$C$6];[.E18:.G20];[.E33:.G35]))" office:value-type="float" office:value="166.803190410481" calcext:value-type="float">
            <text:p>166,803190410481</text:p>
          </table:table-cell>
          <table:table-cell table:style-name="ce75" table:formula="of:=IF([.G19]=0;0;SUMPRODUCT([Zeit5.F1:.H3];[$Verteilung.$A$4:$Verteilung.$C$6];[.F18:.H20];[.F33:.H35]))" office:value-type="float" office:value="391.866762169551" calcext:value-type="float">
            <text:p>391,866762169551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75" table:formula="of:=IF([.B20]=0;0;SUMPRODUCT([Zeit5.A2:.C4];[$Verteilung.$A$4:$Verteilung.$C$6];[.A19:.C21];[.A34:.C36]))" office:value-type="float" office:value="33.2461424226898" calcext:value-type="float">
            <text:p>33,2461424226898</text:p>
          </table:table-cell>
          <table:table-cell table:style-name="ce75" table:formula="of:=IF([.C20]=0;0;SUMPRODUCT([Zeit5.B2:.D4];[$Verteilung.$A$4:$Verteilung.$C$6];[.B19:.D21];[.B34:.D36]))" office:value-type="float" office:value="0" calcext:value-type="float">
            <text:p>0</text:p>
          </table:table-cell>
          <table:table-cell table:style-name="ce75" table:formula="of:=IF([.D20]=0;0;SUMPRODUCT([Zeit5.C2:.E4];[$Verteilung.$A$4:$Verteilung.$C$6];[.C19:.E21];[.C34:.E36]))" office:value-type="float" office:value="0" calcext:value-type="float">
            <text:p>0</text:p>
          </table:table-cell>
          <table:table-cell table:style-name="ce75" table:formula="of:=IF([.E20]=0;0;SUMPRODUCT([Zeit5.D2:.F4];[$Verteilung.$A$4:$Verteilung.$C$6];[.D19:.F21];[.D34:.F36]))" office:value-type="float" office:value="55.4038582094851" calcext:value-type="float">
            <text:p>55,4038582094851</text:p>
          </table:table-cell>
          <table:table-cell table:style-name="ce75" table:formula="of:=IF([.F20]=0;0;SUMPRODUCT([Zeit5.E2:.G4];[$Verteilung.$A$4:$Verteilung.$C$6];[.E19:.G21];[.E34:.G36]))" office:value-type="float" office:value="127.435712608221" calcext:value-type="float">
            <text:p>127,435712608221</text:p>
          </table:table-cell>
          <table:table-cell table:style-name="ce75" table:formula="of:=IF([.G20]=0;0;SUMPRODUCT([Zeit5.F2:.H4];[$Verteilung.$A$4:$Verteilung.$C$6];[.F19:.H21];[.F34:.H36]))" office:value-type="float" office:value="161.899387569145" calcext:value-type="float">
            <text:p>161,899387569145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75" table:formula="of:=IF([.B21]=0;0;SUMPRODUCT([Zeit5.A3:.C5];[$Verteilung.$A$4:$Verteilung.$C$6];[.A20:.C22];[.A35:.C37]))" office:value-type="float" office:value="129.162806572394" calcext:value-type="float">
            <text:p>129,162806572394</text:p>
          </table:table-cell>
          <table:table-cell table:style-name="ce75" table:formula="of:=IF([.C21]=0;0;SUMPRODUCT([Zeit5.B3:.D5];[$Verteilung.$A$4:$Verteilung.$C$6];[.B20:.D22];[.B35:.D37]))" office:value-type="float" office:value="106.554142367327" calcext:value-type="float">
            <text:p>106,554142367327</text:p>
          </table:table-cell>
          <table:table-cell table:style-name="ce75" table:formula="of:=IF([.D21]=0;0;SUMPRODUCT([Zeit5.C3:.E5];[$Verteilung.$A$4:$Verteilung.$C$6];[.C20:.E22];[.C35:.E37]))" office:value-type="float" office:value="40.8303189856927" calcext:value-type="float">
            <text:p>40,8303189856927</text:p>
          </table:table-cell>
          <table:table-cell table:style-name="ce75" table:formula="of:=IF([.E21]=0;0;SUMPRODUCT([Zeit5.D3:.F5];[$Verteilung.$A$4:$Verteilung.$C$6];[.D20:.F22];[.D35:.F37]))" office:value-type="float" office:value="30.5622737771487" calcext:value-type="float">
            <text:p>30,5622737771487</text:p>
          </table:table-cell>
          <table:table-cell table:style-name="ce75" table:formula="of:=IF([.F21]=0;0;SUMPRODUCT([Zeit5.E3:.G5];[$Verteilung.$A$4:$Verteilung.$C$6];[.E20:.G22];[.E35:.G37]))" office:value-type="float" office:value="43.7914724918092" calcext:value-type="float">
            <text:p>43,7914724918092</text:p>
          </table:table-cell>
          <table:table-cell table:style-name="ce75" table:formula="of:=IF([.G21]=0;0;SUMPRODUCT([Zeit5.F3:.H5];[$Verteilung.$A$4:$Verteilung.$C$6];[.F20:.H22];[.F35:.H37]))" office:value-type="float" office:value="40.5007352931219" calcext:value-type="float">
            <text:p>40,5007352931219</text:p>
          </table:table-cell>
          <table:table-cell table:number-columns-repeated="1017"/>
        </table:table-row>
        <table:table-row table:style-name="ro1">
          <table:table-cell/>
          <table:table-cell table:style-name="ce75" table:formula="of:=IF([.B22]=0;0;SUMPRODUCT([Zeit5.A4:.C6];[$Verteilung.$A$4:$Verteilung.$C$6];[.A21:.C23];[.A36:.C38]))" office:value-type="float" office:value="259.779054236403" calcext:value-type="float">
            <text:p>259,779054236403</text:p>
          </table:table-cell>
          <table:table-cell table:style-name="ce75" table:formula="of:=IF([.C22]=0;0;SUMPRODUCT([Zeit5.B4:.D6];[$Verteilung.$A$4:$Verteilung.$C$6];[.B21:.D23];[.B36:.D38]))" office:value-type="float" office:value="135.206348566475" calcext:value-type="float">
            <text:p>135,206348566475</text:p>
          </table:table-cell>
          <table:table-cell table:style-name="ce75" table:formula="of:=IF([.D22]=0;0;SUMPRODUCT([Zeit5.C4:.E6];[$Verteilung.$A$4:$Verteilung.$C$6];[.C21:.E23];[.C36:.E38]))" office:value-type="float" office:value="0" calcext:value-type="float">
            <text:p>0</text:p>
          </table:table-cell>
          <table:table-cell table:style-name="ce75" table:formula="of:=IF([.E22]=0;0;SUMPRODUCT([Zeit5.D4:.F6];[$Verteilung.$A$4:$Verteilung.$C$6];[.D21:.F23];[.D36:.F38]))" office:value-type="float" office:value="0" calcext:value-type="float">
            <text:p>0</text:p>
          </table:table-cell>
          <table:table-cell table:style-name="ce75" table:formula="of:=IF([.F22]=0;0;SUMPRODUCT([Zeit5.E4:.G6];[$Verteilung.$A$4:$Verteilung.$C$6];[.E21:.G23];[.E36:.G38]))" office:value-type="float" office:value="0" calcext:value-type="float">
            <text:p>0</text:p>
          </table:table-cell>
          <table:table-cell table:style-name="ce75" table:formula="of:=IF([.G22]=0;0;SUMPRODUCT([Zeit5.F4:.H6];[$Verteilung.$A$4:$Verteilung.$C$6];[.F21:.H23];[.F36:.H38]))" office:value-type="float" office:value="7.23324367928938" calcext:value-type="float">
            <text:p>7,23324367928938</text:p>
          </table:table-cell>
          <table:table-cell table:number-columns-repeated="1017"/>
        </table:table-row>
        <table:table-row table:style-name="ro1">
          <table:table-cell/>
          <table:table-cell table:style-name="ce75" table:formula="of:=IF([.B23]=0;0;SUMPRODUCT([Zeit5.A5:.C7];[$Verteilung.$A$4:$Verteilung.$C$6];[.A22:.C24];[.A37:.C39]))" office:value-type="float" office:value="146.324586992268" calcext:value-type="float">
            <text:p>146,324586992268</text:p>
          </table:table-cell>
          <table:table-cell table:style-name="ce75" table:formula="of:=IF([.C23]=0;0;SUMPRODUCT([Zeit5.B5:.D7];[$Verteilung.$A$4:$Verteilung.$C$6];[.B22:.D24];[.B37:.D39]))" office:value-type="float" office:value="114.910927054209" calcext:value-type="float">
            <text:p>114,910927054209</text:p>
          </table:table-cell>
          <table:table-cell table:style-name="ce75" table:formula="of:=IF([.D23]=0;0;SUMPRODUCT([Zeit5.C5:.E7];[$Verteilung.$A$4:$Verteilung.$C$6];[.C22:.E24];[.C37:.E39]))" office:value-type="float" office:value="33.204926227629" calcext:value-type="float">
            <text:p>33,204926227629</text:p>
          </table:table-cell>
          <table:table-cell table:style-name="ce75" table:formula="of:=IF([.E23]=0;0;SUMPRODUCT([Zeit5.D5:.F7];[$Verteilung.$A$4:$Verteilung.$C$6];[.D22:.F24];[.D37:.F39]))" office:value-type="float" office:value="3.57430312972135" calcext:value-type="float">
            <text:p>3,57430312972135</text:p>
          </table:table-cell>
          <table:table-cell table:style-name="ce75" table:formula="of:=IF([.F23]=0;0;SUMPRODUCT([Zeit5.E5:.G7];[$Verteilung.$A$4:$Verteilung.$C$6];[.E22:.G24];[.E37:.G39]))" office:value-type="float" office:value="0" calcext:value-type="float">
            <text:p>0</text:p>
          </table:table-cell>
          <table:table-cell table:style-name="ce75" table:formula="of:=IF([.G23]=0;0;SUMPRODUCT([Zeit5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5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73" table:formula="of:=[Zeit5.A9]" office:value-type="float" office:value="1" calcext:value-type="float">
            <text:p>1</text:p>
          </table:table-cell>
          <table:table-cell table:style-name="ce73" table:formula="of:=[Zeit5.B9]" office:value-type="float" office:value="1" calcext:value-type="float">
            <text:p>1</text:p>
          </table:table-cell>
          <table:table-cell table:style-name="ce73" table:formula="of:=[Zeit5.C9]" office:value-type="float" office:value="1" calcext:value-type="float">
            <text:p>1</text:p>
          </table:table-cell>
          <table:table-cell table:style-name="ce73" table:formula="of:=[Zeit5.D9]" office:value-type="float" office:value="1" calcext:value-type="float">
            <text:p>1</text:p>
          </table:table-cell>
          <table:table-cell table:style-name="ce73" table:formula="of:=[Zeit5.E9]" office:value-type="float" office:value="1" calcext:value-type="float">
            <text:p>1</text:p>
          </table:table-cell>
          <table:table-cell table:style-name="ce73" table:formula="of:=[Zeit5.F9]" office:value-type="float" office:value="1" calcext:value-type="float">
            <text:p>1</text:p>
          </table:table-cell>
          <table:table-cell table:style-name="ce73" table:formula="of:=[Zeit5.G9]" office:value-type="float" office:value="1" calcext:value-type="float">
            <text:p>1</text:p>
          </table:table-cell>
          <table:table-cell table:style-name="ce73" table:formula="of:=[Zeit5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3" table:formula="of:=[Zeit5.A10]" office:value-type="float" office:value="1" calcext:value-type="float">
            <text:p>1</text:p>
          </table:table-cell>
          <table:table-cell table:style-name="ce73" table:formula="of:=[Zeit5.B10]" office:value-type="float" office:value="0" calcext:value-type="float">
            <text:p>0</text:p>
          </table:table-cell>
          <table:table-cell table:style-name="ce73" table:formula="of:=[Zeit5.C10]" office:value-type="float" office:value="0" calcext:value-type="float">
            <text:p>0</text:p>
          </table:table-cell>
          <table:table-cell table:style-name="ce73" table:formula="of:=[Zeit5.D10]" office:value-type="float" office:value="0" calcext:value-type="float">
            <text:p>0</text:p>
          </table:table-cell>
          <table:table-cell table:style-name="ce73" table:formula="of:=[Zeit5.E10]" office:value-type="float" office:value="0" calcext:value-type="float">
            <text:p>0</text:p>
          </table:table-cell>
          <table:table-cell table:style-name="ce73" table:formula="of:=[Zeit5.F10]" office:value-type="float" office:value="0" calcext:value-type="float">
            <text:p>0</text:p>
          </table:table-cell>
          <table:table-cell table:style-name="ce73" table:formula="of:=[Zeit5.G10]" office:value-type="float" office:value="0" calcext:value-type="float">
            <text:p>0</text:p>
          </table:table-cell>
          <table:table-cell table:style-name="ce73" table:formula="of:=[Zeit5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3" table:formula="of:=[Zeit5.A11]" office:value-type="float" office:value="1" calcext:value-type="float">
            <text:p>1</text:p>
          </table:table-cell>
          <table:table-cell table:style-name="ce73" table:formula="of:=[Zeit5.B11]" office:value-type="float" office:value="0" calcext:value-type="float">
            <text:p>0</text:p>
          </table:table-cell>
          <table:table-cell table:style-name="ce73" table:formula="of:=[Zeit5.C11]" office:value-type="float" office:value="1" calcext:value-type="float">
            <text:p>1</text:p>
          </table:table-cell>
          <table:table-cell table:style-name="ce73" table:formula="of:=[Zeit5.D11]" office:value-type="float" office:value="1" calcext:value-type="float">
            <text:p>1</text:p>
          </table:table-cell>
          <table:table-cell table:style-name="ce73" table:formula="of:=[Zeit5.E11]" office:value-type="float" office:value="0" calcext:value-type="float">
            <text:p>0</text:p>
          </table:table-cell>
          <table:table-cell table:style-name="ce73" table:formula="of:=[Zeit5.F11]" office:value-type="float" office:value="0" calcext:value-type="float">
            <text:p>0</text:p>
          </table:table-cell>
          <table:table-cell table:style-name="ce73" table:formula="of:=[Zeit5.G11]" office:value-type="float" office:value="0" calcext:value-type="float">
            <text:p>0</text:p>
          </table:table-cell>
          <table:table-cell table:style-name="ce73" table:formula="of:=[Zeit5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3" table:formula="of:=[Zeit5.A12]" office:value-type="float" office:value="1" calcext:value-type="float">
            <text:p>1</text:p>
          </table:table-cell>
          <table:table-cell table:style-name="ce73" table:formula="of:=[Zeit5.B12]" office:value-type="float" office:value="0" calcext:value-type="float">
            <text:p>0</text:p>
          </table:table-cell>
          <table:table-cell table:style-name="ce73" table:formula="of:=[Zeit5.C12]" office:value-type="float" office:value="0" calcext:value-type="float">
            <text:p>0</text:p>
          </table:table-cell>
          <table:table-cell table:style-name="ce73" table:formula="of:=[Zeit5.D12]" office:value-type="float" office:value="0" calcext:value-type="float">
            <text:p>0</text:p>
          </table:table-cell>
          <table:table-cell table:style-name="ce73" table:formula="of:=[Zeit5.E12]" office:value-type="float" office:value="0" calcext:value-type="float">
            <text:p>0</text:p>
          </table:table-cell>
          <table:table-cell table:style-name="ce73" table:formula="of:=[Zeit5.F12]" office:value-type="float" office:value="0" calcext:value-type="float">
            <text:p>0</text:p>
          </table:table-cell>
          <table:table-cell table:style-name="ce73" table:formula="of:=[Zeit5.G12]" office:value-type="float" office:value="0" calcext:value-type="float">
            <text:p>0</text:p>
          </table:table-cell>
          <table:table-cell table:style-name="ce73" table:formula="of:=[Zeit5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3" table:formula="of:=[Zeit5.A13]" office:value-type="float" office:value="1" calcext:value-type="float">
            <text:p>1</text:p>
          </table:table-cell>
          <table:table-cell table:style-name="ce73" table:formula="of:=[Zeit5.B13]" office:value-type="float" office:value="0" calcext:value-type="float">
            <text:p>0</text:p>
          </table:table-cell>
          <table:table-cell table:style-name="ce73" table:formula="of:=[Zeit5.C13]" office:value-type="float" office:value="0" calcext:value-type="float">
            <text:p>0</text:p>
          </table:table-cell>
          <table:table-cell table:style-name="ce73" table:formula="of:=[Zeit5.D13]" office:value-type="float" office:value="1" calcext:value-type="float">
            <text:p>1</text:p>
          </table:table-cell>
          <table:table-cell table:style-name="ce73" table:formula="of:=[Zeit5.E13]" office:value-type="float" office:value="1" calcext:value-type="float">
            <text:p>1</text:p>
          </table:table-cell>
          <table:table-cell table:style-name="ce73" table:formula="of:=[Zeit5.F13]" office:value-type="float" office:value="1" calcext:value-type="float">
            <text:p>1</text:p>
          </table:table-cell>
          <table:table-cell table:style-name="ce73" table:formula="of:=[Zeit5.G13]" office:value-type="float" office:value="0" calcext:value-type="float">
            <text:p>0</text:p>
          </table:table-cell>
          <table:table-cell table:style-name="ce73" table:formula="of:=[Zeit5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3" table:formula="of:=[Zeit5.A14]" office:value-type="float" office:value="1" calcext:value-type="float">
            <text:p>1</text:p>
          </table:table-cell>
          <table:table-cell table:style-name="ce73" table:formula="of:=[Zeit5.B14]" office:value-type="float" office:value="0" calcext:value-type="float">
            <text:p>0</text:p>
          </table:table-cell>
          <table:table-cell table:style-name="ce73" table:formula="of:=[Zeit5.C14]" office:value-type="float" office:value="0" calcext:value-type="float">
            <text:p>0</text:p>
          </table:table-cell>
          <table:table-cell table:style-name="ce73" table:formula="of:=[Zeit5.D14]" office:value-type="float" office:value="0" calcext:value-type="float">
            <text:p>0</text:p>
          </table:table-cell>
          <table:table-cell table:style-name="ce73" table:formula="of:=[Zeit5.E14]" office:value-type="float" office:value="0" calcext:value-type="float">
            <text:p>0</text:p>
          </table:table-cell>
          <table:table-cell table:style-name="ce73" table:formula="of:=[Zeit5.F14]" office:value-type="float" office:value="1" calcext:value-type="float">
            <text:p>1</text:p>
          </table:table-cell>
          <table:table-cell table:style-name="ce73" table:formula="of:=[Zeit5.G14]" office:value-type="float" office:value="1" calcext:value-type="float">
            <text:p>1</text:p>
          </table:table-cell>
          <table:table-cell table:style-name="ce73" table:formula="of:=[Zeit5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3" table:formula="of:=[Zeit5.A15]" office:value-type="float" office:value="1" calcext:value-type="float">
            <text:p>1</text:p>
          </table:table-cell>
          <table:table-cell table:style-name="ce73" table:formula="of:=[Zeit5.B15]" office:value-type="float" office:value="1" calcext:value-type="float">
            <text:p>1</text:p>
          </table:table-cell>
          <table:table-cell table:style-name="ce73" table:formula="of:=[Zeit5.C15]" office:value-type="float" office:value="1" calcext:value-type="float">
            <text:p>1</text:p>
          </table:table-cell>
          <table:table-cell table:style-name="ce73" table:formula="of:=[Zeit5.D15]" office:value-type="float" office:value="1" calcext:value-type="float">
            <text:p>1</text:p>
          </table:table-cell>
          <table:table-cell table:style-name="ce73" table:formula="of:=[Zeit5.E15]" office:value-type="float" office:value="1" calcext:value-type="float">
            <text:p>1</text:p>
          </table:table-cell>
          <table:table-cell table:style-name="ce73" table:formula="of:=[Zeit5.F15]" office:value-type="float" office:value="1" calcext:value-type="float">
            <text:p>1</text:p>
          </table:table-cell>
          <table:table-cell table:style-name="ce73" table:formula="of:=[Zeit5.G15]" office:value-type="float" office:value="1" calcext:value-type="float">
            <text:p>1</text:p>
          </table:table-cell>
          <table:table-cell table:style-name="ce73" table:formula="of:=[Zeit5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74" table:formula="of:=1-[.A9]" office:value-type="float" office:value="0" calcext:value-type="float">
            <text:p>0</text:p>
          </table:table-cell>
          <table:table-cell table:style-name="ce74" table:formula="of:=1-[.B9]" office:value-type="float" office:value="0" calcext:value-type="float">
            <text:p>0</text:p>
          </table:table-cell>
          <table:table-cell table:style-name="ce74" table:formula="of:=1-[.C9]" office:value-type="float" office:value="0" calcext:value-type="float">
            <text:p>0</text:p>
          </table:table-cell>
          <table:table-cell table:style-name="ce74" table:formula="of:=1-[.D9]" office:value-type="float" office:value="0" calcext:value-type="float">
            <text:p>0</text:p>
          </table:table-cell>
          <table:table-cell table:style-name="ce74" table:formula="of:=1-[.E9]" office:value-type="float" office:value="0" calcext:value-type="float">
            <text:p>0</text:p>
          </table:table-cell>
          <table:table-cell table:style-name="ce74" table:formula="of:=1-[.F9]" office:value-type="float" office:value="0" calcext:value-type="float">
            <text:p>0</text:p>
          </table:table-cell>
          <table:table-cell table:style-name="ce74" table:formula="of:=1-[.G9]" office:value-type="float" office:value="0" calcext:value-type="float">
            <text:p>0</text:p>
          </table:table-cell>
          <table:table-cell table:style-name="ce7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4" table:formula="of:=1-[.A10]" office:value-type="float" office:value="0" calcext:value-type="float">
            <text:p>0</text:p>
          </table:table-cell>
          <table:table-cell table:style-name="ce74" table:formula="of:=1-[.B10]" office:value-type="float" office:value="1" calcext:value-type="float">
            <text:p>1</text:p>
          </table:table-cell>
          <table:table-cell table:style-name="ce74" table:formula="of:=1-[.C10]" office:value-type="float" office:value="1" calcext:value-type="float">
            <text:p>1</text:p>
          </table:table-cell>
          <table:table-cell table:style-name="ce74" table:formula="of:=1-[.D10]" office:value-type="float" office:value="1" calcext:value-type="float">
            <text:p>1</text:p>
          </table:table-cell>
          <table:table-cell table:style-name="ce74" table:formula="of:=1-[.E10]" office:value-type="float" office:value="1" calcext:value-type="float">
            <text:p>1</text:p>
          </table:table-cell>
          <table:table-cell table:style-name="ce74" table:formula="of:=1-[.F10]" office:value-type="float" office:value="1" calcext:value-type="float">
            <text:p>1</text:p>
          </table:table-cell>
          <table:table-cell table:style-name="ce74" table:formula="of:=1-[.G10]" office:value-type="float" office:value="1" calcext:value-type="float">
            <text:p>1</text:p>
          </table:table-cell>
          <table:table-cell table:style-name="ce7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4" table:formula="of:=1-[.A11]" office:value-type="float" office:value="0" calcext:value-type="float">
            <text:p>0</text:p>
          </table:table-cell>
          <table:table-cell table:style-name="ce74" table:formula="of:=1-[.B11]" office:value-type="float" office:value="1" calcext:value-type="float">
            <text:p>1</text:p>
          </table:table-cell>
          <table:table-cell table:style-name="ce74" table:formula="of:=1-[.C11]" office:value-type="float" office:value="0" calcext:value-type="float">
            <text:p>0</text:p>
          </table:table-cell>
          <table:table-cell table:style-name="ce74" table:formula="of:=1-[.D11]" office:value-type="float" office:value="0" calcext:value-type="float">
            <text:p>0</text:p>
          </table:table-cell>
          <table:table-cell table:style-name="ce74" table:formula="of:=1-[.E11]" office:value-type="float" office:value="1" calcext:value-type="float">
            <text:p>1</text:p>
          </table:table-cell>
          <table:table-cell table:style-name="ce74" table:formula="of:=1-[.F11]" office:value-type="float" office:value="1" calcext:value-type="float">
            <text:p>1</text:p>
          </table:table-cell>
          <table:table-cell table:style-name="ce74" table:formula="of:=1-[.G11]" office:value-type="float" office:value="1" calcext:value-type="float">
            <text:p>1</text:p>
          </table:table-cell>
          <table:table-cell table:style-name="ce7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4" table:formula="of:=1-[.A12]" office:value-type="float" office:value="0" calcext:value-type="float">
            <text:p>0</text:p>
          </table:table-cell>
          <table:table-cell table:style-name="ce74" table:formula="of:=1-[.B12]" office:value-type="float" office:value="1" calcext:value-type="float">
            <text:p>1</text:p>
          </table:table-cell>
          <table:table-cell table:style-name="ce74" table:formula="of:=1-[.C12]" office:value-type="float" office:value="1" calcext:value-type="float">
            <text:p>1</text:p>
          </table:table-cell>
          <table:table-cell table:style-name="ce74" table:formula="of:=1-[.D12]" office:value-type="float" office:value="1" calcext:value-type="float">
            <text:p>1</text:p>
          </table:table-cell>
          <table:table-cell table:style-name="ce74" table:formula="of:=1-[.E12]" office:value-type="float" office:value="1" calcext:value-type="float">
            <text:p>1</text:p>
          </table:table-cell>
          <table:table-cell table:style-name="ce74" table:formula="of:=1-[.F12]" office:value-type="float" office:value="1" calcext:value-type="float">
            <text:p>1</text:p>
          </table:table-cell>
          <table:table-cell table:style-name="ce74" table:formula="of:=1-[.G12]" office:value-type="float" office:value="1" calcext:value-type="float">
            <text:p>1</text:p>
          </table:table-cell>
          <table:table-cell table:style-name="ce7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4" table:formula="of:=1-[.A13]" office:value-type="float" office:value="0" calcext:value-type="float">
            <text:p>0</text:p>
          </table:table-cell>
          <table:table-cell table:style-name="ce74" table:formula="of:=1-[.B13]" office:value-type="float" office:value="1" calcext:value-type="float">
            <text:p>1</text:p>
          </table:table-cell>
          <table:table-cell table:style-name="ce74" table:formula="of:=1-[.C13]" office:value-type="float" office:value="1" calcext:value-type="float">
            <text:p>1</text:p>
          </table:table-cell>
          <table:table-cell table:style-name="ce74" table:formula="of:=1-[.D13]" office:value-type="float" office:value="0" calcext:value-type="float">
            <text:p>0</text:p>
          </table:table-cell>
          <table:table-cell table:style-name="ce74" table:formula="of:=1-[.E13]" office:value-type="float" office:value="0" calcext:value-type="float">
            <text:p>0</text:p>
          </table:table-cell>
          <table:table-cell table:style-name="ce74" table:formula="of:=1-[.F13]" office:value-type="float" office:value="0" calcext:value-type="float">
            <text:p>0</text:p>
          </table:table-cell>
          <table:table-cell table:style-name="ce74" table:formula="of:=1-[.G13]" office:value-type="float" office:value="1" calcext:value-type="float">
            <text:p>1</text:p>
          </table:table-cell>
          <table:table-cell table:style-name="ce7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4" table:formula="of:=1-[.A14]" office:value-type="float" office:value="0" calcext:value-type="float">
            <text:p>0</text:p>
          </table:table-cell>
          <table:table-cell table:style-name="ce74" table:formula="of:=1-[.B14]" office:value-type="float" office:value="1" calcext:value-type="float">
            <text:p>1</text:p>
          </table:table-cell>
          <table:table-cell table:style-name="ce74" table:formula="of:=1-[.C14]" office:value-type="float" office:value="1" calcext:value-type="float">
            <text:p>1</text:p>
          </table:table-cell>
          <table:table-cell table:style-name="ce74" table:formula="of:=1-[.D14]" office:value-type="float" office:value="1" calcext:value-type="float">
            <text:p>1</text:p>
          </table:table-cell>
          <table:table-cell table:style-name="ce74" table:formula="of:=1-[.E14]" office:value-type="float" office:value="1" calcext:value-type="float">
            <text:p>1</text:p>
          </table:table-cell>
          <table:table-cell table:style-name="ce74" table:formula="of:=1-[.F14]" office:value-type="float" office:value="0" calcext:value-type="float">
            <text:p>0</text:p>
          </table:table-cell>
          <table:table-cell table:style-name="ce74" table:formula="of:=1-[.G14]" office:value-type="float" office:value="0" calcext:value-type="float">
            <text:p>0</text:p>
          </table:table-cell>
          <table:table-cell table:style-name="ce7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4" table:formula="of:=1-[.A15]" office:value-type="float" office:value="0" calcext:value-type="float">
            <text:p>0</text:p>
          </table:table-cell>
          <table:table-cell table:style-name="ce74" table:formula="of:=1-[.B15]" office:value-type="float" office:value="0" calcext:value-type="float">
            <text:p>0</text:p>
          </table:table-cell>
          <table:table-cell table:style-name="ce74" table:formula="of:=1-[.C15]" office:value-type="float" office:value="0" calcext:value-type="float">
            <text:p>0</text:p>
          </table:table-cell>
          <table:table-cell table:style-name="ce74" table:formula="of:=1-[.D15]" office:value-type="float" office:value="0" calcext:value-type="float">
            <text:p>0</text:p>
          </table:table-cell>
          <table:table-cell table:style-name="ce74" table:formula="of:=1-[.E15]" office:value-type="float" office:value="0" calcext:value-type="float">
            <text:p>0</text:p>
          </table:table-cell>
          <table:table-cell table:style-name="ce74" table:formula="of:=1-[.F15]" office:value-type="float" office:value="0" calcext:value-type="float">
            <text:p>0</text:p>
          </table:table-cell>
          <table:table-cell table:style-name="ce74" table:formula="of:=1-[.G15]" office:value-type="float" office:value="0" calcext:value-type="float">
            <text:p>0</text:p>
          </table:table-cell>
          <table:table-cell table:style-name="ce7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A9:Zeit6.H15">
            <calcext:condition calcext:apply-style-name="blue_dark_background" calcext:value="&gt;0.5" calcext:base-cell-address="Zeit6.A9"/>
            <calcext:condition calcext:apply-style-name="grey_background" calcext:value="&lt;=0.5" calcext:base-cell-address="Zeit6.A9"/>
          </calcext:conditional-format>
          <calcext:conditional-format calcext:target-range-address="Zeit6.A18:Zeit6.H24">
            <calcext:condition calcext:apply-style-name="blue_dark_background" calcext:value="&gt;0.5" calcext:base-cell-address="Zeit6.A18"/>
            <calcext:condition calcext:apply-style-name="grey_background" calcext:value="&lt;=0.5" calcext:base-cell-address="Zeit6.A18"/>
          </calcext:conditional-format>
          <calcext:conditional-format calcext:target-range-address="Zeit6.B2:Zeit6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" table:formula="of:=IF([.B19]=0;0;SUMPRODUCT([Zeit6.A1:.C3];[$Verteilung.$A$4:$Verteilung.$C$6];[.A18:.C20];[.A33:.C35]))" office:value-type="float" office:value="5.5066971727073" calcext:value-type="float">
            <text:p>5,5066971727073</text:p>
          </table:table-cell>
          <table:table-cell table:style-name="ce80" table:formula="of:=IF([.C19]=0;0;SUMPRODUCT([Zeit6.B1:.D3];[$Verteilung.$A$4:$Verteilung.$C$6];[.B18:.D20];[.B33:.D35]))" office:value-type="float" office:value="6.25559729194521" calcext:value-type="float">
            <text:p>6,25559729194521</text:p>
          </table:table-cell>
          <table:table-cell table:style-name="ce80" table:formula="of:=IF([.D19]=0;0;SUMPRODUCT([Zeit6.C1:.E3];[$Verteilung.$A$4:$Verteilung.$C$6];[.C18:.E20];[.C33:.E35]))" office:value-type="float" office:value="17.1737821082982" calcext:value-type="float">
            <text:p>17,1737821082982</text:p>
          </table:table-cell>
          <table:table-cell table:style-name="ce80" table:formula="of:=IF([.E19]=0;0;SUMPRODUCT([Zeit6.D1:.F3];[$Verteilung.$A$4:$Verteilung.$C$6];[.D18:.F20];[.D33:.F35]))" office:value-type="float" office:value="56.1932454351077" calcext:value-type="float">
            <text:p>56,1932454351077</text:p>
          </table:table-cell>
          <table:table-cell table:style-name="ce80" table:formula="of:=IF([.F19]=0;0;SUMPRODUCT([Zeit6.E1:.G3];[$Verteilung.$A$4:$Verteilung.$C$6];[.E18:.G20];[.E33:.G35]))" office:value-type="float" office:value="167.470173626928" calcext:value-type="float">
            <text:p>167,470173626928</text:p>
          </table:table-cell>
          <table:table-cell table:style-name="ce80" table:formula="of:=IF([.G19]=0;0;SUMPRODUCT([Zeit6.F1:.H3];[$Verteilung.$A$4:$Verteilung.$C$6];[.F18:.H20];[.F33:.H35]))" office:value-type="float" office:value="348.255525497896" calcext:value-type="float">
            <text:p>348,255525497896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0" table:formula="of:=IF([.B20]=0;0;SUMPRODUCT([Zeit6.A2:.C4];[$Verteilung.$A$4:$Verteilung.$C$6];[.A19:.C21];[.A34:.C36]))" office:value-type="float" office:value="38.7818809516383" calcext:value-type="float">
            <text:p>38,7818809516383</text:p>
          </table:table-cell>
          <table:table-cell table:style-name="ce80" table:formula="of:=IF([.C20]=0;0;SUMPRODUCT([Zeit6.B2:.D4];[$Verteilung.$A$4:$Verteilung.$C$6];[.B19:.D21];[.B34:.D36]))" office:value-type="float" office:value="0" calcext:value-type="float">
            <text:p>0</text:p>
          </table:table-cell>
          <table:table-cell table:style-name="ce80" table:formula="of:=IF([.D20]=0;0;SUMPRODUCT([Zeit6.C2:.E4];[$Verteilung.$A$4:$Verteilung.$C$6];[.C19:.E21];[.C34:.E36]))" office:value-type="float" office:value="0" calcext:value-type="float">
            <text:p>0</text:p>
          </table:table-cell>
          <table:table-cell table:style-name="ce80" table:formula="of:=IF([.E20]=0;0;SUMPRODUCT([Zeit6.D2:.F4];[$Verteilung.$A$4:$Verteilung.$C$6];[.D19:.F21];[.D34:.F36]))" office:value-type="float" office:value="60.2849507932327" calcext:value-type="float">
            <text:p>60,2849507932327</text:p>
          </table:table-cell>
          <table:table-cell table:style-name="ce80" table:formula="of:=IF([.F20]=0;0;SUMPRODUCT([Zeit6.E2:.G4];[$Verteilung.$A$4:$Verteilung.$C$6];[.E19:.G21];[.E34:.G36]))" office:value-type="float" office:value="130.415839717747" calcext:value-type="float">
            <text:p>130,415839717747</text:p>
          </table:table-cell>
          <table:table-cell table:style-name="ce80" table:formula="of:=IF([.G20]=0;0;SUMPRODUCT([Zeit6.F2:.H4];[$Verteilung.$A$4:$Verteilung.$C$6];[.F19:.H21];[.F34:.H36]))" office:value-type="float" office:value="163.110815434864" calcext:value-type="float">
            <text:p>163,110815434864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80" table:formula="of:=IF([.B21]=0;0;SUMPRODUCT([Zeit6.A3:.C5];[$Verteilung.$A$4:$Verteilung.$C$6];[.A20:.C22];[.A35:.C37]))" office:value-type="float" office:value="128.662019617054" calcext:value-type="float">
            <text:p>128,662019617054</text:p>
          </table:table-cell>
          <table:table-cell table:style-name="ce80" table:formula="of:=IF([.C21]=0;0;SUMPRODUCT([Zeit6.B3:.D5];[$Verteilung.$A$4:$Verteilung.$C$6];[.B20:.D22];[.B35:.D37]))" office:value-type="float" office:value="108.901114904608" calcext:value-type="float">
            <text:p>108,901114904608</text:p>
          </table:table-cell>
          <table:table-cell table:style-name="ce80" table:formula="of:=IF([.D21]=0;0;SUMPRODUCT([Zeit6.C3:.E5];[$Verteilung.$A$4:$Verteilung.$C$6];[.C20:.E22];[.C35:.E37]))" office:value-type="float" office:value="47.3889115188146" calcext:value-type="float">
            <text:p>47,3889115188146</text:p>
          </table:table-cell>
          <table:table-cell table:style-name="ce80" table:formula="of:=IF([.E21]=0;0;SUMPRODUCT([Zeit6.D3:.F5];[$Verteilung.$A$4:$Verteilung.$C$6];[.D20:.F22];[.D35:.F37]))" office:value-type="float" office:value="36.1270021745613" calcext:value-type="float">
            <text:p>36,1270021745613</text:p>
          </table:table-cell>
          <table:table-cell table:style-name="ce80" table:formula="of:=IF([.F21]=0;0;SUMPRODUCT([Zeit6.E3:.G5];[$Verteilung.$A$4:$Verteilung.$C$6];[.E20:.G22];[.E35:.G37]))" office:value-type="float" office:value="51.0290085674451" calcext:value-type="float">
            <text:p>51,0290085674451</text:p>
          </table:table-cell>
          <table:table-cell table:style-name="ce80" table:formula="of:=IF([.G21]=0;0;SUMPRODUCT([Zeit6.F3:.H5];[$Verteilung.$A$4:$Verteilung.$C$6];[.F20:.H22];[.F35:.H37]))" office:value-type="float" office:value="48.1973082116675" calcext:value-type="float">
            <text:p>48,1973082116675</text:p>
          </table:table-cell>
          <table:table-cell table:number-columns-repeated="1017"/>
        </table:table-row>
        <table:table-row table:style-name="ro1">
          <table:table-cell/>
          <table:table-cell table:style-name="ce80" table:formula="of:=IF([.B22]=0;0;SUMPRODUCT([Zeit6.A4:.C6];[$Verteilung.$A$4:$Verteilung.$C$6];[.A21:.C23];[.A36:.C38]))" office:value-type="float" office:value="227.653997998202" calcext:value-type="float">
            <text:p>227,653997998202</text:p>
          </table:table-cell>
          <table:table-cell table:style-name="ce80" table:formula="of:=IF([.C22]=0;0;SUMPRODUCT([Zeit6.B4:.D6];[$Verteilung.$A$4:$Verteilung.$C$6];[.B21:.D23];[.B36:.D38]))" office:value-type="float" office:value="136.516392709999" calcext:value-type="float">
            <text:p>136,516392709999</text:p>
          </table:table-cell>
          <table:table-cell table:style-name="ce80" table:formula="of:=IF([.D22]=0;0;SUMPRODUCT([Zeit6.C4:.E6];[$Verteilung.$A$4:$Verteilung.$C$6];[.C21:.E23];[.C36:.E38]))" office:value-type="float" office:value="0" calcext:value-type="float">
            <text:p>0</text:p>
          </table:table-cell>
          <table:table-cell table:style-name="ce80" table:formula="of:=IF([.E22]=0;0;SUMPRODUCT([Zeit6.D4:.F6];[$Verteilung.$A$4:$Verteilung.$C$6];[.D21:.F23];[.D36:.F38]))" office:value-type="float" office:value="0" calcext:value-type="float">
            <text:p>0</text:p>
          </table:table-cell>
          <table:table-cell table:style-name="ce80" table:formula="of:=IF([.F22]=0;0;SUMPRODUCT([Zeit6.E4:.G6];[$Verteilung.$A$4:$Verteilung.$C$6];[.E21:.G23];[.E36:.G38]))" office:value-type="float" office:value="0" calcext:value-type="float">
            <text:p>0</text:p>
          </table:table-cell>
          <table:table-cell table:style-name="ce80" table:formula="of:=IF([.G22]=0;0;SUMPRODUCT([Zeit6.F4:.H6];[$Verteilung.$A$4:$Verteilung.$C$6];[.F21:.H23];[.F36:.H38]))" office:value-type="float" office:value="10.4956044841455" calcext:value-type="float">
            <text:p>10,4956044841455</text:p>
          </table:table-cell>
          <table:table-cell table:number-columns-repeated="1017"/>
        </table:table-row>
        <table:table-row table:style-name="ro1">
          <table:table-cell/>
          <table:table-cell table:style-name="ce80" table:formula="of:=IF([.B23]=0;0;SUMPRODUCT([Zeit6.A5:.C7];[$Verteilung.$A$4:$Verteilung.$C$6];[.A22:.C24];[.A37:.C39]))" office:value-type="float" office:value="147.990177064702" calcext:value-type="float">
            <text:p>147,990177064702</text:p>
          </table:table-cell>
          <table:table-cell table:style-name="ce80" table:formula="of:=IF([.C23]=0;0;SUMPRODUCT([Zeit6.B5:.D7];[$Verteilung.$A$4:$Verteilung.$C$6];[.B22:.D24];[.B37:.D39]))" office:value-type="float" office:value="118.540654768025" calcext:value-type="float">
            <text:p>118,540654768025</text:p>
          </table:table-cell>
          <table:table-cell table:style-name="ce80" table:formula="of:=IF([.D23]=0;0;SUMPRODUCT([Zeit6.C5:.E7];[$Verteilung.$A$4:$Verteilung.$C$6];[.C22:.E24];[.C37:.E39]))" office:value-type="float" office:value="39.6360490367124" calcext:value-type="float">
            <text:p>39,6360490367124</text:p>
          </table:table-cell>
          <table:table-cell table:style-name="ce80" table:formula="of:=IF([.E23]=0;0;SUMPRODUCT([Zeit6.D5:.F7];[$Verteilung.$A$4:$Verteilung.$C$6];[.D22:.F24];[.D37:.F39]))" office:value-type="float" office:value="5.4132509136995" calcext:value-type="float">
            <text:p>5,4132509136995</text:p>
          </table:table-cell>
          <table:table-cell table:style-name="ce80" table:formula="of:=IF([.F23]=0;0;SUMPRODUCT([Zeit6.E5:.G7];[$Verteilung.$A$4:$Verteilung.$C$6];[.E22:.G24];[.E37:.G39]))" office:value-type="float" office:value="0" calcext:value-type="float">
            <text:p>0</text:p>
          </table:table-cell>
          <table:table-cell table:style-name="ce80" table:formula="of:=IF([.G23]=0;0;SUMPRODUCT([Zeit6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6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77" table:formula="of:=[Zeit6.A9]" office:value-type="float" office:value="1" calcext:value-type="float">
            <text:p>1</text:p>
          </table:table-cell>
          <table:table-cell table:style-name="ce77" table:formula="of:=[Zeit6.B9]" office:value-type="float" office:value="1" calcext:value-type="float">
            <text:p>1</text:p>
          </table:table-cell>
          <table:table-cell table:style-name="ce77" table:formula="of:=[Zeit6.C9]" office:value-type="float" office:value="1" calcext:value-type="float">
            <text:p>1</text:p>
          </table:table-cell>
          <table:table-cell table:style-name="ce77" table:formula="of:=[Zeit6.D9]" office:value-type="float" office:value="1" calcext:value-type="float">
            <text:p>1</text:p>
          </table:table-cell>
          <table:table-cell table:style-name="ce77" table:formula="of:=[Zeit6.E9]" office:value-type="float" office:value="1" calcext:value-type="float">
            <text:p>1</text:p>
          </table:table-cell>
          <table:table-cell table:style-name="ce77" table:formula="of:=[Zeit6.F9]" office:value-type="float" office:value="1" calcext:value-type="float">
            <text:p>1</text:p>
          </table:table-cell>
          <table:table-cell table:style-name="ce77" table:formula="of:=[Zeit6.G9]" office:value-type="float" office:value="1" calcext:value-type="float">
            <text:p>1</text:p>
          </table:table-cell>
          <table:table-cell table:style-name="ce77" table:formula="of:=[Zeit6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6.A10]" office:value-type="float" office:value="1" calcext:value-type="float">
            <text:p>1</text:p>
          </table:table-cell>
          <table:table-cell table:style-name="ce77" table:formula="of:=[Zeit6.B10]" office:value-type="float" office:value="0" calcext:value-type="float">
            <text:p>0</text:p>
          </table:table-cell>
          <table:table-cell table:style-name="ce77" table:formula="of:=[Zeit6.C10]" office:value-type="float" office:value="0" calcext:value-type="float">
            <text:p>0</text:p>
          </table:table-cell>
          <table:table-cell table:style-name="ce77" table:formula="of:=[Zeit6.D10]" office:value-type="float" office:value="0" calcext:value-type="float">
            <text:p>0</text:p>
          </table:table-cell>
          <table:table-cell table:style-name="ce77" table:formula="of:=[Zeit6.E10]" office:value-type="float" office:value="0" calcext:value-type="float">
            <text:p>0</text:p>
          </table:table-cell>
          <table:table-cell table:style-name="ce77" table:formula="of:=[Zeit6.F10]" office:value-type="float" office:value="0" calcext:value-type="float">
            <text:p>0</text:p>
          </table:table-cell>
          <table:table-cell table:style-name="ce77" table:formula="of:=[Zeit6.G10]" office:value-type="float" office:value="0" calcext:value-type="float">
            <text:p>0</text:p>
          </table:table-cell>
          <table:table-cell table:style-name="ce77" table:formula="of:=[Zeit6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6.A11]" office:value-type="float" office:value="1" calcext:value-type="float">
            <text:p>1</text:p>
          </table:table-cell>
          <table:table-cell table:style-name="ce77" table:formula="of:=[Zeit6.B11]" office:value-type="float" office:value="0" calcext:value-type="float">
            <text:p>0</text:p>
          </table:table-cell>
          <table:table-cell table:style-name="ce77" table:formula="of:=[Zeit6.C11]" office:value-type="float" office:value="1" calcext:value-type="float">
            <text:p>1</text:p>
          </table:table-cell>
          <table:table-cell table:style-name="ce77" table:formula="of:=[Zeit6.D11]" office:value-type="float" office:value="1" calcext:value-type="float">
            <text:p>1</text:p>
          </table:table-cell>
          <table:table-cell table:style-name="ce77" table:formula="of:=[Zeit6.E11]" office:value-type="float" office:value="0" calcext:value-type="float">
            <text:p>0</text:p>
          </table:table-cell>
          <table:table-cell table:style-name="ce77" table:formula="of:=[Zeit6.F11]" office:value-type="float" office:value="0" calcext:value-type="float">
            <text:p>0</text:p>
          </table:table-cell>
          <table:table-cell table:style-name="ce77" table:formula="of:=[Zeit6.G11]" office:value-type="float" office:value="0" calcext:value-type="float">
            <text:p>0</text:p>
          </table:table-cell>
          <table:table-cell table:style-name="ce77" table:formula="of:=[Zeit6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6.A12]" office:value-type="float" office:value="1" calcext:value-type="float">
            <text:p>1</text:p>
          </table:table-cell>
          <table:table-cell table:style-name="ce77" table:formula="of:=[Zeit6.B12]" office:value-type="float" office:value="0" calcext:value-type="float">
            <text:p>0</text:p>
          </table:table-cell>
          <table:table-cell table:style-name="ce77" table:formula="of:=[Zeit6.C12]" office:value-type="float" office:value="0" calcext:value-type="float">
            <text:p>0</text:p>
          </table:table-cell>
          <table:table-cell table:style-name="ce77" table:formula="of:=[Zeit6.D12]" office:value-type="float" office:value="0" calcext:value-type="float">
            <text:p>0</text:p>
          </table:table-cell>
          <table:table-cell table:style-name="ce77" table:formula="of:=[Zeit6.E12]" office:value-type="float" office:value="0" calcext:value-type="float">
            <text:p>0</text:p>
          </table:table-cell>
          <table:table-cell table:style-name="ce77" table:formula="of:=[Zeit6.F12]" office:value-type="float" office:value="0" calcext:value-type="float">
            <text:p>0</text:p>
          </table:table-cell>
          <table:table-cell table:style-name="ce77" table:formula="of:=[Zeit6.G12]" office:value-type="float" office:value="0" calcext:value-type="float">
            <text:p>0</text:p>
          </table:table-cell>
          <table:table-cell table:style-name="ce77" table:formula="of:=[Zeit6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6.A13]" office:value-type="float" office:value="1" calcext:value-type="float">
            <text:p>1</text:p>
          </table:table-cell>
          <table:table-cell table:style-name="ce77" table:formula="of:=[Zeit6.B13]" office:value-type="float" office:value="0" calcext:value-type="float">
            <text:p>0</text:p>
          </table:table-cell>
          <table:table-cell table:style-name="ce77" table:formula="of:=[Zeit6.C13]" office:value-type="float" office:value="0" calcext:value-type="float">
            <text:p>0</text:p>
          </table:table-cell>
          <table:table-cell table:style-name="ce77" table:formula="of:=[Zeit6.D13]" office:value-type="float" office:value="1" calcext:value-type="float">
            <text:p>1</text:p>
          </table:table-cell>
          <table:table-cell table:style-name="ce77" table:formula="of:=[Zeit6.E13]" office:value-type="float" office:value="1" calcext:value-type="float">
            <text:p>1</text:p>
          </table:table-cell>
          <table:table-cell table:style-name="ce77" table:formula="of:=[Zeit6.F13]" office:value-type="float" office:value="1" calcext:value-type="float">
            <text:p>1</text:p>
          </table:table-cell>
          <table:table-cell table:style-name="ce77" table:formula="of:=[Zeit6.G13]" office:value-type="float" office:value="0" calcext:value-type="float">
            <text:p>0</text:p>
          </table:table-cell>
          <table:table-cell table:style-name="ce77" table:formula="of:=[Zeit6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6.A14]" office:value-type="float" office:value="1" calcext:value-type="float">
            <text:p>1</text:p>
          </table:table-cell>
          <table:table-cell table:style-name="ce77" table:formula="of:=[Zeit6.B14]" office:value-type="float" office:value="0" calcext:value-type="float">
            <text:p>0</text:p>
          </table:table-cell>
          <table:table-cell table:style-name="ce77" table:formula="of:=[Zeit6.C14]" office:value-type="float" office:value="0" calcext:value-type="float">
            <text:p>0</text:p>
          </table:table-cell>
          <table:table-cell table:style-name="ce77" table:formula="of:=[Zeit6.D14]" office:value-type="float" office:value="0" calcext:value-type="float">
            <text:p>0</text:p>
          </table:table-cell>
          <table:table-cell table:style-name="ce77" table:formula="of:=[Zeit6.E14]" office:value-type="float" office:value="0" calcext:value-type="float">
            <text:p>0</text:p>
          </table:table-cell>
          <table:table-cell table:style-name="ce77" table:formula="of:=[Zeit6.F14]" office:value-type="float" office:value="1" calcext:value-type="float">
            <text:p>1</text:p>
          </table:table-cell>
          <table:table-cell table:style-name="ce77" table:formula="of:=[Zeit6.G14]" office:value-type="float" office:value="1" calcext:value-type="float">
            <text:p>1</text:p>
          </table:table-cell>
          <table:table-cell table:style-name="ce77" table:formula="of:=[Zeit6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6.A15]" office:value-type="float" office:value="1" calcext:value-type="float">
            <text:p>1</text:p>
          </table:table-cell>
          <table:table-cell table:style-name="ce77" table:formula="of:=[Zeit6.B15]" office:value-type="float" office:value="1" calcext:value-type="float">
            <text:p>1</text:p>
          </table:table-cell>
          <table:table-cell table:style-name="ce77" table:formula="of:=[Zeit6.C15]" office:value-type="float" office:value="1" calcext:value-type="float">
            <text:p>1</text:p>
          </table:table-cell>
          <table:table-cell table:style-name="ce77" table:formula="of:=[Zeit6.D15]" office:value-type="float" office:value="1" calcext:value-type="float">
            <text:p>1</text:p>
          </table:table-cell>
          <table:table-cell table:style-name="ce77" table:formula="of:=[Zeit6.E15]" office:value-type="float" office:value="1" calcext:value-type="float">
            <text:p>1</text:p>
          </table:table-cell>
          <table:table-cell table:style-name="ce77" table:formula="of:=[Zeit6.F15]" office:value-type="float" office:value="1" calcext:value-type="float">
            <text:p>1</text:p>
          </table:table-cell>
          <table:table-cell table:style-name="ce77" table:formula="of:=[Zeit6.G15]" office:value-type="float" office:value="1" calcext:value-type="float">
            <text:p>1</text:p>
          </table:table-cell>
          <table:table-cell table:style-name="ce77" table:formula="of:=[Zeit6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78" table:formula="of:=1-[.A9]" office:value-type="float" office:value="0" calcext:value-type="float">
            <text:p>0</text:p>
          </table:table-cell>
          <table:table-cell table:style-name="ce78" table:formula="of:=1-[.B9]" office:value-type="float" office:value="0" calcext:value-type="float">
            <text:p>0</text:p>
          </table:table-cell>
          <table:table-cell table:style-name="ce78" table:formula="of:=1-[.C9]" office:value-type="float" office:value="0" calcext:value-type="float">
            <text:p>0</text:p>
          </table:table-cell>
          <table:table-cell table:style-name="ce78" table:formula="of:=1-[.D9]" office:value-type="float" office:value="0" calcext:value-type="float">
            <text:p>0</text:p>
          </table:table-cell>
          <table:table-cell table:style-name="ce78" table:formula="of:=1-[.E9]" office:value-type="float" office:value="0" calcext:value-type="float">
            <text:p>0</text:p>
          </table:table-cell>
          <table:table-cell table:style-name="ce78" table:formula="of:=1-[.F9]" office:value-type="float" office:value="0" calcext:value-type="float">
            <text:p>0</text:p>
          </table:table-cell>
          <table:table-cell table:style-name="ce78" table:formula="of:=1-[.G9]" office:value-type="float" office:value="0" calcext:value-type="float">
            <text:p>0</text:p>
          </table:table-cell>
          <table:table-cell table:style-name="ce78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0]" office:value-type="float" office:value="0" calcext:value-type="float">
            <text:p>0</text:p>
          </table:table-cell>
          <table:table-cell table:style-name="ce78" table:formula="of:=1-[.B10]" office:value-type="float" office:value="1" calcext:value-type="float">
            <text:p>1</text:p>
          </table:table-cell>
          <table:table-cell table:style-name="ce78" table:formula="of:=1-[.C10]" office:value-type="float" office:value="1" calcext:value-type="float">
            <text:p>1</text:p>
          </table:table-cell>
          <table:table-cell table:style-name="ce78" table:formula="of:=1-[.D10]" office:value-type="float" office:value="1" calcext:value-type="float">
            <text:p>1</text:p>
          </table:table-cell>
          <table:table-cell table:style-name="ce78" table:formula="of:=1-[.E10]" office:value-type="float" office:value="1" calcext:value-type="float">
            <text:p>1</text:p>
          </table:table-cell>
          <table:table-cell table:style-name="ce78" table:formula="of:=1-[.F10]" office:value-type="float" office:value="1" calcext:value-type="float">
            <text:p>1</text:p>
          </table:table-cell>
          <table:table-cell table:style-name="ce78" table:formula="of:=1-[.G10]" office:value-type="float" office:value="1" calcext:value-type="float">
            <text:p>1</text:p>
          </table:table-cell>
          <table:table-cell table:style-name="ce78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1]" office:value-type="float" office:value="0" calcext:value-type="float">
            <text:p>0</text:p>
          </table:table-cell>
          <table:table-cell table:style-name="ce78" table:formula="of:=1-[.B11]" office:value-type="float" office:value="1" calcext:value-type="float">
            <text:p>1</text:p>
          </table:table-cell>
          <table:table-cell table:style-name="ce78" table:formula="of:=1-[.C11]" office:value-type="float" office:value="0" calcext:value-type="float">
            <text:p>0</text:p>
          </table:table-cell>
          <table:table-cell table:style-name="ce78" table:formula="of:=1-[.D11]" office:value-type="float" office:value="0" calcext:value-type="float">
            <text:p>0</text:p>
          </table:table-cell>
          <table:table-cell table:style-name="ce78" table:formula="of:=1-[.E11]" office:value-type="float" office:value="1" calcext:value-type="float">
            <text:p>1</text:p>
          </table:table-cell>
          <table:table-cell table:style-name="ce78" table:formula="of:=1-[.F11]" office:value-type="float" office:value="1" calcext:value-type="float">
            <text:p>1</text:p>
          </table:table-cell>
          <table:table-cell table:style-name="ce78" table:formula="of:=1-[.G11]" office:value-type="float" office:value="1" calcext:value-type="float">
            <text:p>1</text:p>
          </table:table-cell>
          <table:table-cell table:style-name="ce78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2]" office:value-type="float" office:value="0" calcext:value-type="float">
            <text:p>0</text:p>
          </table:table-cell>
          <table:table-cell table:style-name="ce78" table:formula="of:=1-[.B12]" office:value-type="float" office:value="1" calcext:value-type="float">
            <text:p>1</text:p>
          </table:table-cell>
          <table:table-cell table:style-name="ce78" table:formula="of:=1-[.C12]" office:value-type="float" office:value="1" calcext:value-type="float">
            <text:p>1</text:p>
          </table:table-cell>
          <table:table-cell table:style-name="ce78" table:formula="of:=1-[.D12]" office:value-type="float" office:value="1" calcext:value-type="float">
            <text:p>1</text:p>
          </table:table-cell>
          <table:table-cell table:style-name="ce78" table:formula="of:=1-[.E12]" office:value-type="float" office:value="1" calcext:value-type="float">
            <text:p>1</text:p>
          </table:table-cell>
          <table:table-cell table:style-name="ce78" table:formula="of:=1-[.F12]" office:value-type="float" office:value="1" calcext:value-type="float">
            <text:p>1</text:p>
          </table:table-cell>
          <table:table-cell table:style-name="ce78" table:formula="of:=1-[.G12]" office:value-type="float" office:value="1" calcext:value-type="float">
            <text:p>1</text:p>
          </table:table-cell>
          <table:table-cell table:style-name="ce78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3]" office:value-type="float" office:value="0" calcext:value-type="float">
            <text:p>0</text:p>
          </table:table-cell>
          <table:table-cell table:style-name="ce78" table:formula="of:=1-[.B13]" office:value-type="float" office:value="1" calcext:value-type="float">
            <text:p>1</text:p>
          </table:table-cell>
          <table:table-cell table:style-name="ce78" table:formula="of:=1-[.C13]" office:value-type="float" office:value="1" calcext:value-type="float">
            <text:p>1</text:p>
          </table:table-cell>
          <table:table-cell table:style-name="ce78" table:formula="of:=1-[.D13]" office:value-type="float" office:value="0" calcext:value-type="float">
            <text:p>0</text:p>
          </table:table-cell>
          <table:table-cell table:style-name="ce78" table:formula="of:=1-[.E13]" office:value-type="float" office:value="0" calcext:value-type="float">
            <text:p>0</text:p>
          </table:table-cell>
          <table:table-cell table:style-name="ce78" table:formula="of:=1-[.F13]" office:value-type="float" office:value="0" calcext:value-type="float">
            <text:p>0</text:p>
          </table:table-cell>
          <table:table-cell table:style-name="ce78" table:formula="of:=1-[.G13]" office:value-type="float" office:value="1" calcext:value-type="float">
            <text:p>1</text:p>
          </table:table-cell>
          <table:table-cell table:style-name="ce78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4]" office:value-type="float" office:value="0" calcext:value-type="float">
            <text:p>0</text:p>
          </table:table-cell>
          <table:table-cell table:style-name="ce78" table:formula="of:=1-[.B14]" office:value-type="float" office:value="1" calcext:value-type="float">
            <text:p>1</text:p>
          </table:table-cell>
          <table:table-cell table:style-name="ce78" table:formula="of:=1-[.C14]" office:value-type="float" office:value="1" calcext:value-type="float">
            <text:p>1</text:p>
          </table:table-cell>
          <table:table-cell table:style-name="ce78" table:formula="of:=1-[.D14]" office:value-type="float" office:value="1" calcext:value-type="float">
            <text:p>1</text:p>
          </table:table-cell>
          <table:table-cell table:style-name="ce78" table:formula="of:=1-[.E14]" office:value-type="float" office:value="1" calcext:value-type="float">
            <text:p>1</text:p>
          </table:table-cell>
          <table:table-cell table:style-name="ce78" table:formula="of:=1-[.F14]" office:value-type="float" office:value="0" calcext:value-type="float">
            <text:p>0</text:p>
          </table:table-cell>
          <table:table-cell table:style-name="ce78" table:formula="of:=1-[.G14]" office:value-type="float" office:value="0" calcext:value-type="float">
            <text:p>0</text:p>
          </table:table-cell>
          <table:table-cell table:style-name="ce78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5]" office:value-type="float" office:value="0" calcext:value-type="float">
            <text:p>0</text:p>
          </table:table-cell>
          <table:table-cell table:style-name="ce78" table:formula="of:=1-[.B15]" office:value-type="float" office:value="0" calcext:value-type="float">
            <text:p>0</text:p>
          </table:table-cell>
          <table:table-cell table:style-name="ce78" table:formula="of:=1-[.C15]" office:value-type="float" office:value="0" calcext:value-type="float">
            <text:p>0</text:p>
          </table:table-cell>
          <table:table-cell table:style-name="ce78" table:formula="of:=1-[.D15]" office:value-type="float" office:value="0" calcext:value-type="float">
            <text:p>0</text:p>
          </table:table-cell>
          <table:table-cell table:style-name="ce78" table:formula="of:=1-[.E15]" office:value-type="float" office:value="0" calcext:value-type="float">
            <text:p>0</text:p>
          </table:table-cell>
          <table:table-cell table:style-name="ce78" table:formula="of:=1-[.F15]" office:value-type="float" office:value="0" calcext:value-type="float">
            <text:p>0</text:p>
          </table:table-cell>
          <table:table-cell table:style-name="ce78" table:formula="of:=1-[.G15]" office:value-type="float" office:value="0" calcext:value-type="float">
            <text:p>0</text:p>
          </table:table-cell>
          <table:table-cell table:style-name="ce78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A9:Zeit7.H15">
            <calcext:condition calcext:apply-style-name="blue_dark_background" calcext:value="&gt;0.5" calcext:base-cell-address="Zeit7.A9"/>
            <calcext:condition calcext:apply-style-name="grey_background" calcext:value="&lt;=0.5" calcext:base-cell-address="Zeit7.A9"/>
          </calcext:conditional-format>
          <calcext:conditional-format calcext:target-range-address="Zeit7.A18:Zeit7.H24">
            <calcext:condition calcext:apply-style-name="blue_dark_background" calcext:value="&gt;0.5" calcext:base-cell-address="Zeit7.A18"/>
            <calcext:condition calcext:apply-style-name="grey_background" calcext:value="&lt;=0.5" calcext:base-cell-address="Zeit7.A18"/>
          </calcext:conditional-format>
          <calcext:conditional-format calcext:target-range-address="Zeit7.B2:Zeit7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3" table:formula="of:=IF([.B19]=0;0;SUMPRODUCT([Zeit7.A1:.C3];[$Verteilung.$A$4:$Verteilung.$C$6];[.A18:.C20];[.A33:.C35]))" office:value-type="float" office:value="7.5129961837699" calcext:value-type="float">
            <text:p>7,5129961837699</text:p>
          </table:table-cell>
          <table:table-cell table:style-name="ce83" table:formula="of:=IF([.C19]=0;0;SUMPRODUCT([Zeit7.B1:.D3];[$Verteilung.$A$4:$Verteilung.$C$6];[.B18:.D20];[.B33:.D35]))" office:value-type="float" office:value="8.28702331048137" calcext:value-type="float">
            <text:p>8,28702331048137</text:p>
          </table:table-cell>
          <table:table-cell table:style-name="ce83" table:formula="of:=IF([.D19]=0;0;SUMPRODUCT([Zeit7.C1:.E3];[$Verteilung.$A$4:$Verteilung.$C$6];[.C18:.E20];[.C33:.E35]))" office:value-type="float" office:value="20.2126570876439" calcext:value-type="float">
            <text:p>20,2126570876439</text:p>
          </table:table-cell>
          <table:table-cell table:style-name="ce83" table:formula="of:=IF([.E19]=0;0;SUMPRODUCT([Zeit7.D1:.F3];[$Verteilung.$A$4:$Verteilung.$C$6];[.D18:.F20];[.D33:.F35]))" office:value-type="float" office:value="62.2397740920552" calcext:value-type="float">
            <text:p>62,2397740920552</text:p>
          </table:table-cell>
          <table:table-cell table:style-name="ce83" table:formula="of:=IF([.F19]=0;0;SUMPRODUCT([Zeit7.E1:.G3];[$Verteilung.$A$4:$Verteilung.$C$6];[.E18:.G20];[.E33:.G35]))" office:value-type="float" office:value="166.017838541644" calcext:value-type="float">
            <text:p>166,017838541644</text:p>
          </table:table-cell>
          <table:table-cell table:style-name="ce83" table:formula="of:=IF([.G19]=0;0;SUMPRODUCT([Zeit7.F1:.H3];[$Verteilung.$A$4:$Verteilung.$C$6];[.F18:.H20];[.F33:.H35]))" office:value-type="float" office:value="312.291610694365" calcext:value-type="float">
            <text:p>312,291610694365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3" table:formula="of:=IF([.B20]=0;0;SUMPRODUCT([Zeit7.A2:.C4];[$Verteilung.$A$4:$Verteilung.$C$6];[.A19:.C21];[.A34:.C36]))" office:value-type="float" office:value="43.4416548016806" calcext:value-type="float">
            <text:p>43,4416548016806</text:p>
          </table:table-cell>
          <table:table-cell table:style-name="ce83" table:formula="of:=IF([.C20]=0;0;SUMPRODUCT([Zeit7.B2:.D4];[$Verteilung.$A$4:$Verteilung.$C$6];[.B19:.D21];[.B34:.D36]))" office:value-type="float" office:value="0" calcext:value-type="float">
            <text:p>0</text:p>
          </table:table-cell>
          <table:table-cell table:style-name="ce83" table:formula="of:=IF([.D20]=0;0;SUMPRODUCT([Zeit7.C2:.E4];[$Verteilung.$A$4:$Verteilung.$C$6];[.C19:.E21];[.C34:.E36]))" office:value-type="float" office:value="0" calcext:value-type="float">
            <text:p>0</text:p>
          </table:table-cell>
          <table:table-cell table:style-name="ce83" table:formula="of:=IF([.E20]=0;0;SUMPRODUCT([Zeit7.D2:.F4];[$Verteilung.$A$4:$Verteilung.$C$6];[.D19:.F21];[.D34:.F36]))" office:value-type="float" office:value="65.273854180234" calcext:value-type="float">
            <text:p>65,273854180234</text:p>
          </table:table-cell>
          <table:table-cell table:style-name="ce83" table:formula="of:=IF([.F20]=0;0;SUMPRODUCT([Zeit7.E2:.G4];[$Verteilung.$A$4:$Verteilung.$C$6];[.E19:.G21];[.E34:.G36]))" office:value-type="float" office:value="132.044953810379" calcext:value-type="float">
            <text:p>132,044953810379</text:p>
          </table:table-cell>
          <table:table-cell table:style-name="ce83" table:formula="of:=IF([.G20]=0;0;SUMPRODUCT([Zeit7.F2:.H4];[$Verteilung.$A$4:$Verteilung.$C$6];[.F19:.H21];[.F34:.H36]))" office:value-type="float" office:value="162.183218362354" calcext:value-type="float">
            <text:p>162,183218362354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83" table:formula="of:=IF([.B21]=0;0;SUMPRODUCT([Zeit7.A3:.C5];[$Verteilung.$A$4:$Verteilung.$C$6];[.A20:.C22];[.A35:.C37]))" office:value-type="float" office:value="126.960436491407" calcext:value-type="float">
            <text:p>126,960436491407</text:p>
          </table:table-cell>
          <table:table-cell table:style-name="ce83" table:formula="of:=IF([.C21]=0;0;SUMPRODUCT([Zeit7.B3:.D5];[$Verteilung.$A$4:$Verteilung.$C$6];[.B20:.D22];[.B35:.D37]))" office:value-type="float" office:value="110.037978175187" calcext:value-type="float">
            <text:p>110,037978175187</text:p>
          </table:table-cell>
          <table:table-cell table:style-name="ce83" table:formula="of:=IF([.D21]=0;0;SUMPRODUCT([Zeit7.C3:.E5];[$Verteilung.$A$4:$Verteilung.$C$6];[.C20:.E22];[.C35:.E37]))" office:value-type="float" office:value="53.2909646789941" calcext:value-type="float">
            <text:p>53,2909646789941</text:p>
          </table:table-cell>
          <table:table-cell table:style-name="ce83" table:formula="of:=IF([.E21]=0;0;SUMPRODUCT([Zeit7.D3:.F5];[$Verteilung.$A$4:$Verteilung.$C$6];[.D20:.F22];[.D35:.F37]))" office:value-type="float" office:value="41.6228802655984" calcext:value-type="float">
            <text:p>41,6228802655984</text:p>
          </table:table-cell>
          <table:table-cell table:style-name="ce83" table:formula="of:=IF([.F21]=0;0;SUMPRODUCT([Zeit7.E3:.G5];[$Verteilung.$A$4:$Verteilung.$C$6];[.E20:.G22];[.E35:.G37]))" office:value-type="float" office:value="57.5604062774515" calcext:value-type="float">
            <text:p>57,5604062774515</text:p>
          </table:table-cell>
          <table:table-cell table:style-name="ce83" table:formula="of:=IF([.G21]=0;0;SUMPRODUCT([Zeit7.F3:.H5];[$Verteilung.$A$4:$Verteilung.$C$6];[.F20:.H22];[.F35:.H37]))" office:value-type="float" office:value="54.9926252232096" calcext:value-type="float">
            <text:p>54,9926252232096</text:p>
          </table:table-cell>
          <table:table-cell table:number-columns-repeated="1017"/>
        </table:table-row>
        <table:table-row table:style-name="ro1">
          <table:table-cell/>
          <table:table-cell table:style-name="ce83" table:formula="of:=IF([.B22]=0;0;SUMPRODUCT([Zeit7.A4:.C6];[$Verteilung.$A$4:$Verteilung.$C$6];[.A21:.C23];[.A36:.C38]))" office:value-type="float" office:value="203.983267830408" calcext:value-type="float">
            <text:p>203,983267830408</text:p>
          </table:table-cell>
          <table:table-cell table:style-name="ce83" table:formula="of:=IF([.C22]=0;0;SUMPRODUCT([Zeit7.B4:.D6];[$Verteilung.$A$4:$Verteilung.$C$6];[.B21:.D23];[.B36:.D38]))" office:value-type="float" office:value="136.5655088372" calcext:value-type="float">
            <text:p>136,5655088372</text:p>
          </table:table-cell>
          <table:table-cell table:style-name="ce83" table:formula="of:=IF([.D22]=0;0;SUMPRODUCT([Zeit7.C4:.E6];[$Verteilung.$A$4:$Verteilung.$C$6];[.C21:.E23];[.C36:.E38]))" office:value-type="float" office:value="0" calcext:value-type="float">
            <text:p>0</text:p>
          </table:table-cell>
          <table:table-cell table:style-name="ce83" table:formula="of:=IF([.E22]=0;0;SUMPRODUCT([Zeit7.D4:.F6];[$Verteilung.$A$4:$Verteilung.$C$6];[.D21:.F23];[.D36:.F38]))" office:value-type="float" office:value="0" calcext:value-type="float">
            <text:p>0</text:p>
          </table:table-cell>
          <table:table-cell table:style-name="ce83" table:formula="of:=IF([.F22]=0;0;SUMPRODUCT([Zeit7.E4:.G6];[$Verteilung.$A$4:$Verteilung.$C$6];[.E21:.G23];[.E36:.G38]))" office:value-type="float" office:value="0" calcext:value-type="float">
            <text:p>0</text:p>
          </table:table-cell>
          <table:table-cell table:style-name="ce83" table:formula="of:=IF([.G22]=0;0;SUMPRODUCT([Zeit7.F4:.H6];[$Verteilung.$A$4:$Verteilung.$C$6];[.F21:.H23];[.F36:.H38]))" office:value-type="float" office:value="14.1194167547309" calcext:value-type="float">
            <text:p>14,1194167547309</text:p>
          </table:table-cell>
          <table:table-cell table:number-columns-repeated="1017"/>
        </table:table-row>
        <table:table-row table:style-name="ro1">
          <table:table-cell/>
          <table:table-cell table:style-name="ce83" table:formula="of:=IF([.B23]=0;0;SUMPRODUCT([Zeit7.A5:.C7];[$Verteilung.$A$4:$Verteilung.$C$6];[.A22:.C24];[.A37:.C39]))" office:value-type="float" office:value="147.808846177423" calcext:value-type="float">
            <text:p>147,808846177423</text:p>
          </table:table-cell>
          <table:table-cell table:style-name="ce83" table:formula="of:=IF([.C23]=0;0;SUMPRODUCT([Zeit7.B5:.D7];[$Verteilung.$A$4:$Verteilung.$C$6];[.B22:.D24];[.B37:.D39]))" office:value-type="float" office:value="120.660320737331" calcext:value-type="float">
            <text:p>120,660320737331</text:p>
          </table:table-cell>
          <table:table-cell table:style-name="ce83" table:formula="of:=IF([.D23]=0;0;SUMPRODUCT([Zeit7.C5:.E7];[$Verteilung.$A$4:$Verteilung.$C$6];[.C22:.E24];[.C37:.E39]))" office:value-type="float" office:value="45.3643157082456" calcext:value-type="float">
            <text:p>45,3643157082456</text:p>
          </table:table-cell>
          <table:table-cell table:style-name="ce83" table:formula="of:=IF([.E23]=0;0;SUMPRODUCT([Zeit7.D5:.F7];[$Verteilung.$A$4:$Verteilung.$C$6];[.D22:.F24];[.D37:.F39]))" office:value-type="float" office:value="7.5274517782083" calcext:value-type="float">
            <text:p>7,5274517782083</text:p>
          </table:table-cell>
          <table:table-cell table:style-name="ce83" table:formula="of:=IF([.F23]=0;0;SUMPRODUCT([Zeit7.E5:.G7];[$Verteilung.$A$4:$Verteilung.$C$6];[.E22:.G24];[.E37:.G39]))" office:value-type="float" office:value="0" calcext:value-type="float">
            <text:p>0</text:p>
          </table:table-cell>
          <table:table-cell table:style-name="ce83" table:formula="of:=IF([.G23]=0;0;SUMPRODUCT([Zeit7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7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81" table:formula="of:=[Zeit7.A9]" office:value-type="float" office:value="1" calcext:value-type="float">
            <text:p>1</text:p>
          </table:table-cell>
          <table:table-cell table:style-name="ce81" table:formula="of:=[Zeit7.B9]" office:value-type="float" office:value="1" calcext:value-type="float">
            <text:p>1</text:p>
          </table:table-cell>
          <table:table-cell table:style-name="ce81" table:formula="of:=[Zeit7.C9]" office:value-type="float" office:value="1" calcext:value-type="float">
            <text:p>1</text:p>
          </table:table-cell>
          <table:table-cell table:style-name="ce81" table:formula="of:=[Zeit7.D9]" office:value-type="float" office:value="1" calcext:value-type="float">
            <text:p>1</text:p>
          </table:table-cell>
          <table:table-cell table:style-name="ce81" table:formula="of:=[Zeit7.E9]" office:value-type="float" office:value="1" calcext:value-type="float">
            <text:p>1</text:p>
          </table:table-cell>
          <table:table-cell table:style-name="ce81" table:formula="of:=[Zeit7.F9]" office:value-type="float" office:value="1" calcext:value-type="float">
            <text:p>1</text:p>
          </table:table-cell>
          <table:table-cell table:style-name="ce81" table:formula="of:=[Zeit7.G9]" office:value-type="float" office:value="1" calcext:value-type="float">
            <text:p>1</text:p>
          </table:table-cell>
          <table:table-cell table:style-name="ce81" table:formula="of:=[Zeit7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table:formula="of:=[Zeit7.A10]" office:value-type="float" office:value="1" calcext:value-type="float">
            <text:p>1</text:p>
          </table:table-cell>
          <table:table-cell table:style-name="ce81" table:formula="of:=[Zeit7.B10]" office:value-type="float" office:value="0" calcext:value-type="float">
            <text:p>0</text:p>
          </table:table-cell>
          <table:table-cell table:style-name="ce81" table:formula="of:=[Zeit7.C10]" office:value-type="float" office:value="0" calcext:value-type="float">
            <text:p>0</text:p>
          </table:table-cell>
          <table:table-cell table:style-name="ce81" table:formula="of:=[Zeit7.D10]" office:value-type="float" office:value="0" calcext:value-type="float">
            <text:p>0</text:p>
          </table:table-cell>
          <table:table-cell table:style-name="ce81" table:formula="of:=[Zeit7.E10]" office:value-type="float" office:value="0" calcext:value-type="float">
            <text:p>0</text:p>
          </table:table-cell>
          <table:table-cell table:style-name="ce81" table:formula="of:=[Zeit7.F10]" office:value-type="float" office:value="0" calcext:value-type="float">
            <text:p>0</text:p>
          </table:table-cell>
          <table:table-cell table:style-name="ce81" table:formula="of:=[Zeit7.G10]" office:value-type="float" office:value="0" calcext:value-type="float">
            <text:p>0</text:p>
          </table:table-cell>
          <table:table-cell table:style-name="ce81" table:formula="of:=[Zeit7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table:formula="of:=[Zeit7.A11]" office:value-type="float" office:value="1" calcext:value-type="float">
            <text:p>1</text:p>
          </table:table-cell>
          <table:table-cell table:style-name="ce81" table:formula="of:=[Zeit7.B11]" office:value-type="float" office:value="0" calcext:value-type="float">
            <text:p>0</text:p>
          </table:table-cell>
          <table:table-cell table:style-name="ce81" table:formula="of:=[Zeit7.C11]" office:value-type="float" office:value="1" calcext:value-type="float">
            <text:p>1</text:p>
          </table:table-cell>
          <table:table-cell table:style-name="ce81" table:formula="of:=[Zeit7.D11]" office:value-type="float" office:value="1" calcext:value-type="float">
            <text:p>1</text:p>
          </table:table-cell>
          <table:table-cell table:style-name="ce81" table:formula="of:=[Zeit7.E11]" office:value-type="float" office:value="0" calcext:value-type="float">
            <text:p>0</text:p>
          </table:table-cell>
          <table:table-cell table:style-name="ce81" table:formula="of:=[Zeit7.F11]" office:value-type="float" office:value="0" calcext:value-type="float">
            <text:p>0</text:p>
          </table:table-cell>
          <table:table-cell table:style-name="ce81" table:formula="of:=[Zeit7.G11]" office:value-type="float" office:value="0" calcext:value-type="float">
            <text:p>0</text:p>
          </table:table-cell>
          <table:table-cell table:style-name="ce81" table:formula="of:=[Zeit7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table:formula="of:=[Zeit7.A12]" office:value-type="float" office:value="1" calcext:value-type="float">
            <text:p>1</text:p>
          </table:table-cell>
          <table:table-cell table:style-name="ce81" table:formula="of:=[Zeit7.B12]" office:value-type="float" office:value="0" calcext:value-type="float">
            <text:p>0</text:p>
          </table:table-cell>
          <table:table-cell table:style-name="ce81" table:formula="of:=[Zeit7.C12]" office:value-type="float" office:value="0" calcext:value-type="float">
            <text:p>0</text:p>
          </table:table-cell>
          <table:table-cell table:style-name="ce81" table:formula="of:=[Zeit7.D12]" office:value-type="float" office:value="0" calcext:value-type="float">
            <text:p>0</text:p>
          </table:table-cell>
          <table:table-cell table:style-name="ce81" table:formula="of:=[Zeit7.E12]" office:value-type="float" office:value="0" calcext:value-type="float">
            <text:p>0</text:p>
          </table:table-cell>
          <table:table-cell table:style-name="ce81" table:formula="of:=[Zeit7.F12]" office:value-type="float" office:value="0" calcext:value-type="float">
            <text:p>0</text:p>
          </table:table-cell>
          <table:table-cell table:style-name="ce81" table:formula="of:=[Zeit7.G12]" office:value-type="float" office:value="0" calcext:value-type="float">
            <text:p>0</text:p>
          </table:table-cell>
          <table:table-cell table:style-name="ce81" table:formula="of:=[Zeit7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table:formula="of:=[Zeit7.A13]" office:value-type="float" office:value="1" calcext:value-type="float">
            <text:p>1</text:p>
          </table:table-cell>
          <table:table-cell table:style-name="ce81" table:formula="of:=[Zeit7.B13]" office:value-type="float" office:value="0" calcext:value-type="float">
            <text:p>0</text:p>
          </table:table-cell>
          <table:table-cell table:style-name="ce81" table:formula="of:=[Zeit7.C13]" office:value-type="float" office:value="0" calcext:value-type="float">
            <text:p>0</text:p>
          </table:table-cell>
          <table:table-cell table:style-name="ce81" table:formula="of:=[Zeit7.D13]" office:value-type="float" office:value="1" calcext:value-type="float">
            <text:p>1</text:p>
          </table:table-cell>
          <table:table-cell table:style-name="ce81" table:formula="of:=[Zeit7.E13]" office:value-type="float" office:value="1" calcext:value-type="float">
            <text:p>1</text:p>
          </table:table-cell>
          <table:table-cell table:style-name="ce81" table:formula="of:=[Zeit7.F13]" office:value-type="float" office:value="1" calcext:value-type="float">
            <text:p>1</text:p>
          </table:table-cell>
          <table:table-cell table:style-name="ce81" table:formula="of:=[Zeit7.G13]" office:value-type="float" office:value="0" calcext:value-type="float">
            <text:p>0</text:p>
          </table:table-cell>
          <table:table-cell table:style-name="ce81" table:formula="of:=[Zeit7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table:formula="of:=[Zeit7.A14]" office:value-type="float" office:value="1" calcext:value-type="float">
            <text:p>1</text:p>
          </table:table-cell>
          <table:table-cell table:style-name="ce81" table:formula="of:=[Zeit7.B14]" office:value-type="float" office:value="0" calcext:value-type="float">
            <text:p>0</text:p>
          </table:table-cell>
          <table:table-cell table:style-name="ce81" table:formula="of:=[Zeit7.C14]" office:value-type="float" office:value="0" calcext:value-type="float">
            <text:p>0</text:p>
          </table:table-cell>
          <table:table-cell table:style-name="ce81" table:formula="of:=[Zeit7.D14]" office:value-type="float" office:value="0" calcext:value-type="float">
            <text:p>0</text:p>
          </table:table-cell>
          <table:table-cell table:style-name="ce81" table:formula="of:=[Zeit7.E14]" office:value-type="float" office:value="0" calcext:value-type="float">
            <text:p>0</text:p>
          </table:table-cell>
          <table:table-cell table:style-name="ce81" table:formula="of:=[Zeit7.F14]" office:value-type="float" office:value="1" calcext:value-type="float">
            <text:p>1</text:p>
          </table:table-cell>
          <table:table-cell table:style-name="ce81" table:formula="of:=[Zeit7.G14]" office:value-type="float" office:value="1" calcext:value-type="float">
            <text:p>1</text:p>
          </table:table-cell>
          <table:table-cell table:style-name="ce81" table:formula="of:=[Zeit7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1" table:formula="of:=[Zeit7.A15]" office:value-type="float" office:value="1" calcext:value-type="float">
            <text:p>1</text:p>
          </table:table-cell>
          <table:table-cell table:style-name="ce81" table:formula="of:=[Zeit7.B15]" office:value-type="float" office:value="1" calcext:value-type="float">
            <text:p>1</text:p>
          </table:table-cell>
          <table:table-cell table:style-name="ce81" table:formula="of:=[Zeit7.C15]" office:value-type="float" office:value="1" calcext:value-type="float">
            <text:p>1</text:p>
          </table:table-cell>
          <table:table-cell table:style-name="ce81" table:formula="of:=[Zeit7.D15]" office:value-type="float" office:value="1" calcext:value-type="float">
            <text:p>1</text:p>
          </table:table-cell>
          <table:table-cell table:style-name="ce81" table:formula="of:=[Zeit7.E15]" office:value-type="float" office:value="1" calcext:value-type="float">
            <text:p>1</text:p>
          </table:table-cell>
          <table:table-cell table:style-name="ce81" table:formula="of:=[Zeit7.F15]" office:value-type="float" office:value="1" calcext:value-type="float">
            <text:p>1</text:p>
          </table:table-cell>
          <table:table-cell table:style-name="ce81" table:formula="of:=[Zeit7.G15]" office:value-type="float" office:value="1" calcext:value-type="float">
            <text:p>1</text:p>
          </table:table-cell>
          <table:table-cell table:style-name="ce81" table:formula="of:=[Zeit7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82" table:formula="of:=1-[.A9]" office:value-type="float" office:value="0" calcext:value-type="float">
            <text:p>0</text:p>
          </table:table-cell>
          <table:table-cell table:style-name="ce82" table:formula="of:=1-[.B9]" office:value-type="float" office:value="0" calcext:value-type="float">
            <text:p>0</text:p>
          </table:table-cell>
          <table:table-cell table:style-name="ce82" table:formula="of:=1-[.C9]" office:value-type="float" office:value="0" calcext:value-type="float">
            <text:p>0</text:p>
          </table:table-cell>
          <table:table-cell table:style-name="ce82" table:formula="of:=1-[.D9]" office:value-type="float" office:value="0" calcext:value-type="float">
            <text:p>0</text:p>
          </table:table-cell>
          <table:table-cell table:style-name="ce82" table:formula="of:=1-[.E9]" office:value-type="float" office:value="0" calcext:value-type="float">
            <text:p>0</text:p>
          </table:table-cell>
          <table:table-cell table:style-name="ce82" table:formula="of:=1-[.F9]" office:value-type="float" office:value="0" calcext:value-type="float">
            <text:p>0</text:p>
          </table:table-cell>
          <table:table-cell table:style-name="ce82" table:formula="of:=1-[.G9]" office:value-type="float" office:value="0" calcext:value-type="float">
            <text:p>0</text:p>
          </table:table-cell>
          <table:table-cell table:style-name="ce8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2" table:formula="of:=1-[.A10]" office:value-type="float" office:value="0" calcext:value-type="float">
            <text:p>0</text:p>
          </table:table-cell>
          <table:table-cell table:style-name="ce82" table:formula="of:=1-[.B10]" office:value-type="float" office:value="1" calcext:value-type="float">
            <text:p>1</text:p>
          </table:table-cell>
          <table:table-cell table:style-name="ce82" table:formula="of:=1-[.C10]" office:value-type="float" office:value="1" calcext:value-type="float">
            <text:p>1</text:p>
          </table:table-cell>
          <table:table-cell table:style-name="ce82" table:formula="of:=1-[.D10]" office:value-type="float" office:value="1" calcext:value-type="float">
            <text:p>1</text:p>
          </table:table-cell>
          <table:table-cell table:style-name="ce82" table:formula="of:=1-[.E10]" office:value-type="float" office:value="1" calcext:value-type="float">
            <text:p>1</text:p>
          </table:table-cell>
          <table:table-cell table:style-name="ce82" table:formula="of:=1-[.F10]" office:value-type="float" office:value="1" calcext:value-type="float">
            <text:p>1</text:p>
          </table:table-cell>
          <table:table-cell table:style-name="ce82" table:formula="of:=1-[.G10]" office:value-type="float" office:value="1" calcext:value-type="float">
            <text:p>1</text:p>
          </table:table-cell>
          <table:table-cell table:style-name="ce8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2" table:formula="of:=1-[.A11]" office:value-type="float" office:value="0" calcext:value-type="float">
            <text:p>0</text:p>
          </table:table-cell>
          <table:table-cell table:style-name="ce82" table:formula="of:=1-[.B11]" office:value-type="float" office:value="1" calcext:value-type="float">
            <text:p>1</text:p>
          </table:table-cell>
          <table:table-cell table:style-name="ce82" table:formula="of:=1-[.C11]" office:value-type="float" office:value="0" calcext:value-type="float">
            <text:p>0</text:p>
          </table:table-cell>
          <table:table-cell table:style-name="ce82" table:formula="of:=1-[.D11]" office:value-type="float" office:value="0" calcext:value-type="float">
            <text:p>0</text:p>
          </table:table-cell>
          <table:table-cell table:style-name="ce82" table:formula="of:=1-[.E11]" office:value-type="float" office:value="1" calcext:value-type="float">
            <text:p>1</text:p>
          </table:table-cell>
          <table:table-cell table:style-name="ce82" table:formula="of:=1-[.F11]" office:value-type="float" office:value="1" calcext:value-type="float">
            <text:p>1</text:p>
          </table:table-cell>
          <table:table-cell table:style-name="ce82" table:formula="of:=1-[.G11]" office:value-type="float" office:value="1" calcext:value-type="float">
            <text:p>1</text:p>
          </table:table-cell>
          <table:table-cell table:style-name="ce8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2" table:formula="of:=1-[.A12]" office:value-type="float" office:value="0" calcext:value-type="float">
            <text:p>0</text:p>
          </table:table-cell>
          <table:table-cell table:style-name="ce82" table:formula="of:=1-[.B12]" office:value-type="float" office:value="1" calcext:value-type="float">
            <text:p>1</text:p>
          </table:table-cell>
          <table:table-cell table:style-name="ce82" table:formula="of:=1-[.C12]" office:value-type="float" office:value="1" calcext:value-type="float">
            <text:p>1</text:p>
          </table:table-cell>
          <table:table-cell table:style-name="ce82" table:formula="of:=1-[.D12]" office:value-type="float" office:value="1" calcext:value-type="float">
            <text:p>1</text:p>
          </table:table-cell>
          <table:table-cell table:style-name="ce82" table:formula="of:=1-[.E12]" office:value-type="float" office:value="1" calcext:value-type="float">
            <text:p>1</text:p>
          </table:table-cell>
          <table:table-cell table:style-name="ce82" table:formula="of:=1-[.F12]" office:value-type="float" office:value="1" calcext:value-type="float">
            <text:p>1</text:p>
          </table:table-cell>
          <table:table-cell table:style-name="ce82" table:formula="of:=1-[.G12]" office:value-type="float" office:value="1" calcext:value-type="float">
            <text:p>1</text:p>
          </table:table-cell>
          <table:table-cell table:style-name="ce8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2" table:formula="of:=1-[.A13]" office:value-type="float" office:value="0" calcext:value-type="float">
            <text:p>0</text:p>
          </table:table-cell>
          <table:table-cell table:style-name="ce82" table:formula="of:=1-[.B13]" office:value-type="float" office:value="1" calcext:value-type="float">
            <text:p>1</text:p>
          </table:table-cell>
          <table:table-cell table:style-name="ce82" table:formula="of:=1-[.C13]" office:value-type="float" office:value="1" calcext:value-type="float">
            <text:p>1</text:p>
          </table:table-cell>
          <table:table-cell table:style-name="ce82" table:formula="of:=1-[.D13]" office:value-type="float" office:value="0" calcext:value-type="float">
            <text:p>0</text:p>
          </table:table-cell>
          <table:table-cell table:style-name="ce82" table:formula="of:=1-[.E13]" office:value-type="float" office:value="0" calcext:value-type="float">
            <text:p>0</text:p>
          </table:table-cell>
          <table:table-cell table:style-name="ce82" table:formula="of:=1-[.F13]" office:value-type="float" office:value="0" calcext:value-type="float">
            <text:p>0</text:p>
          </table:table-cell>
          <table:table-cell table:style-name="ce82" table:formula="of:=1-[.G13]" office:value-type="float" office:value="1" calcext:value-type="float">
            <text:p>1</text:p>
          </table:table-cell>
          <table:table-cell table:style-name="ce8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2" table:formula="of:=1-[.A14]" office:value-type="float" office:value="0" calcext:value-type="float">
            <text:p>0</text:p>
          </table:table-cell>
          <table:table-cell table:style-name="ce82" table:formula="of:=1-[.B14]" office:value-type="float" office:value="1" calcext:value-type="float">
            <text:p>1</text:p>
          </table:table-cell>
          <table:table-cell table:style-name="ce82" table:formula="of:=1-[.C14]" office:value-type="float" office:value="1" calcext:value-type="float">
            <text:p>1</text:p>
          </table:table-cell>
          <table:table-cell table:style-name="ce82" table:formula="of:=1-[.D14]" office:value-type="float" office:value="1" calcext:value-type="float">
            <text:p>1</text:p>
          </table:table-cell>
          <table:table-cell table:style-name="ce82" table:formula="of:=1-[.E14]" office:value-type="float" office:value="1" calcext:value-type="float">
            <text:p>1</text:p>
          </table:table-cell>
          <table:table-cell table:style-name="ce82" table:formula="of:=1-[.F14]" office:value-type="float" office:value="0" calcext:value-type="float">
            <text:p>0</text:p>
          </table:table-cell>
          <table:table-cell table:style-name="ce82" table:formula="of:=1-[.G14]" office:value-type="float" office:value="0" calcext:value-type="float">
            <text:p>0</text:p>
          </table:table-cell>
          <table:table-cell table:style-name="ce8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2" table:formula="of:=1-[.A15]" office:value-type="float" office:value="0" calcext:value-type="float">
            <text:p>0</text:p>
          </table:table-cell>
          <table:table-cell table:style-name="ce82" table:formula="of:=1-[.B15]" office:value-type="float" office:value="0" calcext:value-type="float">
            <text:p>0</text:p>
          </table:table-cell>
          <table:table-cell table:style-name="ce82" table:formula="of:=1-[.C15]" office:value-type="float" office:value="0" calcext:value-type="float">
            <text:p>0</text:p>
          </table:table-cell>
          <table:table-cell table:style-name="ce82" table:formula="of:=1-[.D15]" office:value-type="float" office:value="0" calcext:value-type="float">
            <text:p>0</text:p>
          </table:table-cell>
          <table:table-cell table:style-name="ce82" table:formula="of:=1-[.E15]" office:value-type="float" office:value="0" calcext:value-type="float">
            <text:p>0</text:p>
          </table:table-cell>
          <table:table-cell table:style-name="ce82" table:formula="of:=1-[.F15]" office:value-type="float" office:value="0" calcext:value-type="float">
            <text:p>0</text:p>
          </table:table-cell>
          <table:table-cell table:style-name="ce82" table:formula="of:=1-[.G15]" office:value-type="float" office:value="0" calcext:value-type="float">
            <text:p>0</text:p>
          </table:table-cell>
          <table:table-cell table:style-name="ce8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A9:Zeit8.H15">
            <calcext:condition calcext:apply-style-name="blue_dark_background" calcext:value="&gt;0.5" calcext:base-cell-address="Zeit8.A9"/>
            <calcext:condition calcext:apply-style-name="grey_background" calcext:value="&lt;=0.5" calcext:base-cell-address="Zeit8.A9"/>
          </calcext:conditional-format>
          <calcext:conditional-format calcext:target-range-address="Zeit8.A18:Zeit8.H24">
            <calcext:condition calcext:apply-style-name="blue_dark_background" calcext:value="&gt;0.5" calcext:base-cell-address="Zeit8.A18"/>
            <calcext:condition calcext:apply-style-name="grey_background" calcext:value="&lt;=0.5" calcext:base-cell-address="Zeit8.A18"/>
          </calcext:conditional-format>
          <calcext:conditional-format calcext:target-range-address="Zeit8.B2:Zeit8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1"/>
        <table:table-column table:style-name="co11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table:formula="of:=IF([.B19]=0;0;SUMPRODUCT([Zeit8.A1:.C3];[$Verteilung.$A$4:$Verteilung.$C$6];[.A18:.C20];[.A33:.C35]))" office:value-type="float" office:value="9.66369786645201" calcext:value-type="float">
            <text:p>9,66369786645201</text:p>
          </table:table-cell>
          <table:table-cell table:style-name="ce86" table:formula="of:=IF([.C19]=0;0;SUMPRODUCT([Zeit8.B1:.D3];[$Verteilung.$A$4:$Verteilung.$C$6];[.B18:.D20];[.B33:.D35]))" office:value-type="float" office:value="10.4944008534175" calcext:value-type="float">
            <text:p>10,4944008534175</text:p>
          </table:table-cell>
          <table:table-cell table:style-name="ce86" table:formula="of:=IF([.D19]=0;0;SUMPRODUCT([Zeit8.C1:.E3];[$Verteilung.$A$4:$Verteilung.$C$6];[.C18:.E20];[.C33:.E35]))" office:value-type="float" office:value="23.4052803529209" calcext:value-type="float">
            <text:p>23,4052803529209</text:p>
          </table:table-cell>
          <table:table-cell table:style-name="ce86" table:formula="of:=IF([.E19]=0;0;SUMPRODUCT([Zeit8.D1:.F3];[$Verteilung.$A$4:$Verteilung.$C$6];[.D18:.F20];[.D33:.F35]))" office:value-type="float" office:value="67.3872553271434" calcext:value-type="float">
            <text:p>67,3872553271434</text:p>
          </table:table-cell>
          <table:table-cell table:style-name="ce86" table:formula="of:=IF([.F19]=0;0;SUMPRODUCT([Zeit8.E1:.G3];[$Verteilung.$A$4:$Verteilung.$C$6];[.E18:.G20];[.E33:.G35]))" office:value-type="float" office:value="163.253196469527" calcext:value-type="float">
            <text:p>163,253196469527</text:p>
          </table:table-cell>
          <table:table-cell table:style-name="ce86" table:formula="of:=IF([.G19]=0;0;SUMPRODUCT([Zeit8.F1:.H3];[$Verteilung.$A$4:$Verteilung.$C$6];[.F18:.H20];[.F33:.H35]))" office:value-type="float" office:value="282.381337204644" calcext:value-type="float">
            <text:p>282,38133720464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6" table:formula="of:=IF([.B20]=0;0;SUMPRODUCT([Zeit8.A2:.C4];[$Verteilung.$A$4:$Verteilung.$C$6];[.A19:.C21];[.A34:.C36]))" office:value-type="float" office:value="47.3098092998075" calcext:value-type="float">
            <text:p>47,3098092998075</text:p>
          </table:table-cell>
          <table:table-cell table:style-name="ce86" table:formula="of:=IF([.C20]=0;0;SUMPRODUCT([Zeit8.B2:.D4];[$Verteilung.$A$4:$Verteilung.$C$6];[.B19:.D21];[.B34:.D36]))" office:value-type="float" office:value="0" calcext:value-type="float">
            <text:p>0</text:p>
          </table:table-cell>
          <table:table-cell table:style-name="ce86" table:formula="of:=IF([.D20]=0;0;SUMPRODUCT([Zeit8.C2:.E4];[$Verteilung.$A$4:$Verteilung.$C$6];[.C19:.E21];[.C34:.E36]))" office:value-type="float" office:value="0" calcext:value-type="float">
            <text:p>0</text:p>
          </table:table-cell>
          <table:table-cell table:style-name="ce86" table:formula="of:=IF([.E20]=0;0;SUMPRODUCT([Zeit8.D2:.F4];[$Verteilung.$A$4:$Verteilung.$C$6];[.D19:.F21];[.D34:.F36]))" office:value-type="float" office:value="70.0786891465308" calcext:value-type="float">
            <text:p>70,0786891465308</text:p>
          </table:table-cell>
          <table:table-cell table:style-name="ce86" table:formula="of:=IF([.F20]=0;0;SUMPRODUCT([Zeit8.E2:.G4];[$Verteilung.$A$4:$Verteilung.$C$6];[.E19:.G21];[.E34:.G36]))" office:value-type="float" office:value="132.768832369847" calcext:value-type="float">
            <text:p>132,768832369847</text:p>
          </table:table-cell>
          <table:table-cell table:style-name="ce86" table:formula="of:=IF([.G20]=0;0;SUMPRODUCT([Zeit8.F2:.H4];[$Verteilung.$A$4:$Verteilung.$C$6];[.F19:.H21];[.F34:.H36]))" office:value-type="float" office:value="159.90166507047" calcext:value-type="float">
            <text:p>159,90166507047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86" table:formula="of:=IF([.B21]=0;0;SUMPRODUCT([Zeit8.A3:.C5];[$Verteilung.$A$4:$Verteilung.$C$6];[.A20:.C22];[.A35:.C37]))" office:value-type="float" office:value="124.633985915092" calcext:value-type="float">
            <text:p>124,633985915092</text:p>
          </table:table-cell>
          <table:table-cell table:style-name="ce86" table:formula="of:=IF([.C21]=0;0;SUMPRODUCT([Zeit8.B3:.D5];[$Verteilung.$A$4:$Verteilung.$C$6];[.B20:.D22];[.B35:.D37]))" office:value-type="float" office:value="110.39398488463" calcext:value-type="float">
            <text:p>110,39398488463</text:p>
          </table:table-cell>
          <table:table-cell table:style-name="ce86" table:formula="of:=IF([.D21]=0;0;SUMPRODUCT([Zeit8.C3:.E5];[$Verteilung.$A$4:$Verteilung.$C$6];[.C20:.E22];[.C35:.E37]))" office:value-type="float" office:value="58.5558227732566" calcext:value-type="float">
            <text:p>58,5558227732566</text:p>
          </table:table-cell>
          <table:table-cell table:style-name="ce86" table:formula="of:=IF([.E21]=0;0;SUMPRODUCT([Zeit8.D3:.F5];[$Verteilung.$A$4:$Verteilung.$C$6];[.D20:.F22];[.D35:.F37]))" office:value-type="float" office:value="46.9447523001219" calcext:value-type="float">
            <text:p>46,9447523001219</text:p>
          </table:table-cell>
          <table:table-cell table:style-name="ce86" table:formula="of:=IF([.F21]=0;0;SUMPRODUCT([Zeit8.E3:.G5];[$Verteilung.$A$4:$Verteilung.$C$6];[.E20:.G22];[.E35:.G37]))" office:value-type="float" office:value="63.393514027228" calcext:value-type="float">
            <text:p>63,393514027228</text:p>
          </table:table-cell>
          <table:table-cell table:style-name="ce86" table:formula="of:=IF([.G21]=0;0;SUMPRODUCT([Zeit8.F3:.H5];[$Verteilung.$A$4:$Verteilung.$C$6];[.F20:.H22];[.F35:.H37]))" office:value-type="float" office:value="60.9009236255666" calcext:value-type="float">
            <text:p>60,9009236255666</text:p>
          </table:table-cell>
          <table:table-cell table:number-columns-repeated="1017"/>
        </table:table-row>
        <table:table-row table:style-name="ro1">
          <table:table-cell/>
          <table:table-cell table:style-name="ce86" table:formula="of:=IF([.B22]=0;0;SUMPRODUCT([Zeit8.A4:.C6];[$Verteilung.$A$4:$Verteilung.$C$6];[.A21:.C23];[.A36:.C38]))" office:value-type="float" office:value="186.278999834215" calcext:value-type="float">
            <text:p>186,278999834215</text:p>
          </table:table-cell>
          <table:table-cell table:style-name="ce86" table:formula="of:=IF([.C22]=0;0;SUMPRODUCT([Zeit8.B4:.D6];[$Verteilung.$A$4:$Verteilung.$C$6];[.B21:.D23];[.B36:.D38]))" office:value-type="float" office:value="135.871126402746" calcext:value-type="float">
            <text:p>135,871126402746</text:p>
          </table:table-cell>
          <table:table-cell table:style-name="ce86" table:formula="of:=IF([.D22]=0;0;SUMPRODUCT([Zeit8.C4:.E6];[$Verteilung.$A$4:$Verteilung.$C$6];[.C21:.E23];[.C36:.E38]))" office:value-type="float" office:value="0" calcext:value-type="float">
            <text:p>0</text:p>
          </table:table-cell>
          <table:table-cell table:style-name="ce86" table:formula="of:=IF([.E22]=0;0;SUMPRODUCT([Zeit8.D4:.F6];[$Verteilung.$A$4:$Verteilung.$C$6];[.D21:.F23];[.D36:.F38]))" office:value-type="float" office:value="0" calcext:value-type="float">
            <text:p>0</text:p>
          </table:table-cell>
          <table:table-cell table:style-name="ce86" table:formula="of:=IF([.F22]=0;0;SUMPRODUCT([Zeit8.E4:.G6];[$Verteilung.$A$4:$Verteilung.$C$6];[.E21:.G23];[.E36:.G38]))" office:value-type="float" office:value="0" calcext:value-type="float">
            <text:p>0</text:p>
          </table:table-cell>
          <table:table-cell table:style-name="ce86" table:formula="of:=IF([.G22]=0;0;SUMPRODUCT([Zeit8.F4:.H6];[$Verteilung.$A$4:$Verteilung.$C$6];[.F21:.H23];[.F36:.H38]))" office:value-type="float" office:value="17.9825176218879" calcext:value-type="float">
            <text:p>17,9825176218879</text:p>
          </table:table-cell>
          <table:table-cell table:number-columns-repeated="1017"/>
        </table:table-row>
        <table:table-row table:style-name="ro1">
          <table:table-cell/>
          <table:table-cell table:style-name="ce86" table:formula="of:=IF([.B23]=0;0;SUMPRODUCT([Zeit8.A5:.C7];[$Verteilung.$A$4:$Verteilung.$C$6];[.A22:.C24];[.A37:.C39]))" office:value-type="float" office:value="146.439825317502" calcext:value-type="float">
            <text:p>146,439825317502</text:p>
          </table:table-cell>
          <table:table-cell table:style-name="ce86" table:formula="of:=IF([.C23]=0;0;SUMPRODUCT([Zeit8.B5:.D7];[$Verteilung.$A$4:$Verteilung.$C$6];[.B22:.D24];[.B37:.D39]))" office:value-type="float" office:value="121.714580267582" calcext:value-type="float">
            <text:p>121,714580267582</text:p>
          </table:table-cell>
          <table:table-cell table:style-name="ce86" table:formula="of:=IF([.D23]=0;0;SUMPRODUCT([Zeit8.C5:.E7];[$Verteilung.$A$4:$Verteilung.$C$6];[.C22:.E24];[.C37:.E39]))" office:value-type="float" office:value="50.392584391235" calcext:value-type="float">
            <text:p>50,392584391235</text:p>
          </table:table-cell>
          <table:table-cell table:style-name="ce86" table:formula="of:=IF([.E23]=0;0;SUMPRODUCT([Zeit8.D5:.F7];[$Verteilung.$A$4:$Verteilung.$C$6];[.D22:.F24];[.D37:.F39]))" office:value-type="float" office:value="9.8532186781781" calcext:value-type="float">
            <text:p>9,8532186781781</text:p>
          </table:table-cell>
          <table:table-cell table:style-name="ce86" table:formula="of:=IF([.F23]=0;0;SUMPRODUCT([Zeit8.E5:.G7];[$Verteilung.$A$4:$Verteilung.$C$6];[.E22:.G24];[.E37:.G39]))" office:value-type="float" office:value="0" calcext:value-type="float">
            <text:p>0</text:p>
          </table:table-cell>
          <table:table-cell table:style-name="ce86" table:formula="of:=IF([.G23]=0;0;SUMPRODUCT([Zeit8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8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84" table:formula="of:=[Zeit8.A9]" office:value-type="float" office:value="1" calcext:value-type="float">
            <text:p>1</text:p>
          </table:table-cell>
          <table:table-cell table:style-name="ce84" table:formula="of:=[Zeit8.B9]" office:value-type="float" office:value="1" calcext:value-type="float">
            <text:p>1</text:p>
          </table:table-cell>
          <table:table-cell table:style-name="ce84" table:formula="of:=[Zeit8.C9]" office:value-type="float" office:value="1" calcext:value-type="float">
            <text:p>1</text:p>
          </table:table-cell>
          <table:table-cell table:style-name="ce84" table:formula="of:=[Zeit8.D9]" office:value-type="float" office:value="1" calcext:value-type="float">
            <text:p>1</text:p>
          </table:table-cell>
          <table:table-cell table:style-name="ce84" table:formula="of:=[Zeit8.E9]" office:value-type="float" office:value="1" calcext:value-type="float">
            <text:p>1</text:p>
          </table:table-cell>
          <table:table-cell table:style-name="ce84" table:formula="of:=[Zeit8.F9]" office:value-type="float" office:value="1" calcext:value-type="float">
            <text:p>1</text:p>
          </table:table-cell>
          <table:table-cell table:style-name="ce84" table:formula="of:=[Zeit8.G9]" office:value-type="float" office:value="1" calcext:value-type="float">
            <text:p>1</text:p>
          </table:table-cell>
          <table:table-cell table:style-name="ce84" table:formula="of:=[Zeit8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8.A10]" office:value-type="float" office:value="1" calcext:value-type="float">
            <text:p>1</text:p>
          </table:table-cell>
          <table:table-cell table:style-name="ce84" table:formula="of:=[Zeit8.B10]" office:value-type="float" office:value="0" calcext:value-type="float">
            <text:p>0</text:p>
          </table:table-cell>
          <table:table-cell table:style-name="ce84" table:formula="of:=[Zeit8.C10]" office:value-type="float" office:value="0" calcext:value-type="float">
            <text:p>0</text:p>
          </table:table-cell>
          <table:table-cell table:style-name="ce84" table:formula="of:=[Zeit8.D10]" office:value-type="float" office:value="0" calcext:value-type="float">
            <text:p>0</text:p>
          </table:table-cell>
          <table:table-cell table:style-name="ce84" table:formula="of:=[Zeit8.E10]" office:value-type="float" office:value="0" calcext:value-type="float">
            <text:p>0</text:p>
          </table:table-cell>
          <table:table-cell table:style-name="ce84" table:formula="of:=[Zeit8.F10]" office:value-type="float" office:value="0" calcext:value-type="float">
            <text:p>0</text:p>
          </table:table-cell>
          <table:table-cell table:style-name="ce84" table:formula="of:=[Zeit8.G10]" office:value-type="float" office:value="0" calcext:value-type="float">
            <text:p>0</text:p>
          </table:table-cell>
          <table:table-cell table:style-name="ce84" table:formula="of:=[Zeit8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8.A11]" office:value-type="float" office:value="1" calcext:value-type="float">
            <text:p>1</text:p>
          </table:table-cell>
          <table:table-cell table:style-name="ce84" table:formula="of:=[Zeit8.B11]" office:value-type="float" office:value="0" calcext:value-type="float">
            <text:p>0</text:p>
          </table:table-cell>
          <table:table-cell table:style-name="ce84" table:formula="of:=[Zeit8.C11]" office:value-type="float" office:value="1" calcext:value-type="float">
            <text:p>1</text:p>
          </table:table-cell>
          <table:table-cell table:style-name="ce84" table:formula="of:=[Zeit8.D11]" office:value-type="float" office:value="1" calcext:value-type="float">
            <text:p>1</text:p>
          </table:table-cell>
          <table:table-cell table:style-name="ce84" table:formula="of:=[Zeit8.E11]" office:value-type="float" office:value="0" calcext:value-type="float">
            <text:p>0</text:p>
          </table:table-cell>
          <table:table-cell table:style-name="ce84" table:formula="of:=[Zeit8.F11]" office:value-type="float" office:value="0" calcext:value-type="float">
            <text:p>0</text:p>
          </table:table-cell>
          <table:table-cell table:style-name="ce84" table:formula="of:=[Zeit8.G11]" office:value-type="float" office:value="0" calcext:value-type="float">
            <text:p>0</text:p>
          </table:table-cell>
          <table:table-cell table:style-name="ce84" table:formula="of:=[Zeit8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8.A12]" office:value-type="float" office:value="1" calcext:value-type="float">
            <text:p>1</text:p>
          </table:table-cell>
          <table:table-cell table:style-name="ce84" table:formula="of:=[Zeit8.B12]" office:value-type="float" office:value="0" calcext:value-type="float">
            <text:p>0</text:p>
          </table:table-cell>
          <table:table-cell table:style-name="ce84" table:formula="of:=[Zeit8.C12]" office:value-type="float" office:value="0" calcext:value-type="float">
            <text:p>0</text:p>
          </table:table-cell>
          <table:table-cell table:style-name="ce84" table:formula="of:=[Zeit8.D12]" office:value-type="float" office:value="0" calcext:value-type="float">
            <text:p>0</text:p>
          </table:table-cell>
          <table:table-cell table:style-name="ce84" table:formula="of:=[Zeit8.E12]" office:value-type="float" office:value="0" calcext:value-type="float">
            <text:p>0</text:p>
          </table:table-cell>
          <table:table-cell table:style-name="ce84" table:formula="of:=[Zeit8.F12]" office:value-type="float" office:value="0" calcext:value-type="float">
            <text:p>0</text:p>
          </table:table-cell>
          <table:table-cell table:style-name="ce84" table:formula="of:=[Zeit8.G12]" office:value-type="float" office:value="0" calcext:value-type="float">
            <text:p>0</text:p>
          </table:table-cell>
          <table:table-cell table:style-name="ce84" table:formula="of:=[Zeit8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8.A13]" office:value-type="float" office:value="1" calcext:value-type="float">
            <text:p>1</text:p>
          </table:table-cell>
          <table:table-cell table:style-name="ce84" table:formula="of:=[Zeit8.B13]" office:value-type="float" office:value="0" calcext:value-type="float">
            <text:p>0</text:p>
          </table:table-cell>
          <table:table-cell table:style-name="ce84" table:formula="of:=[Zeit8.C13]" office:value-type="float" office:value="0" calcext:value-type="float">
            <text:p>0</text:p>
          </table:table-cell>
          <table:table-cell table:style-name="ce84" table:formula="of:=[Zeit8.D13]" office:value-type="float" office:value="1" calcext:value-type="float">
            <text:p>1</text:p>
          </table:table-cell>
          <table:table-cell table:style-name="ce84" table:formula="of:=[Zeit8.E13]" office:value-type="float" office:value="1" calcext:value-type="float">
            <text:p>1</text:p>
          </table:table-cell>
          <table:table-cell table:style-name="ce84" table:formula="of:=[Zeit8.F13]" office:value-type="float" office:value="1" calcext:value-type="float">
            <text:p>1</text:p>
          </table:table-cell>
          <table:table-cell table:style-name="ce84" table:formula="of:=[Zeit8.G13]" office:value-type="float" office:value="0" calcext:value-type="float">
            <text:p>0</text:p>
          </table:table-cell>
          <table:table-cell table:style-name="ce84" table:formula="of:=[Zeit8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8.A14]" office:value-type="float" office:value="1" calcext:value-type="float">
            <text:p>1</text:p>
          </table:table-cell>
          <table:table-cell table:style-name="ce84" table:formula="of:=[Zeit8.B14]" office:value-type="float" office:value="0" calcext:value-type="float">
            <text:p>0</text:p>
          </table:table-cell>
          <table:table-cell table:style-name="ce84" table:formula="of:=[Zeit8.C14]" office:value-type="float" office:value="0" calcext:value-type="float">
            <text:p>0</text:p>
          </table:table-cell>
          <table:table-cell table:style-name="ce84" table:formula="of:=[Zeit8.D14]" office:value-type="float" office:value="0" calcext:value-type="float">
            <text:p>0</text:p>
          </table:table-cell>
          <table:table-cell table:style-name="ce84" table:formula="of:=[Zeit8.E14]" office:value-type="float" office:value="0" calcext:value-type="float">
            <text:p>0</text:p>
          </table:table-cell>
          <table:table-cell table:style-name="ce84" table:formula="of:=[Zeit8.F14]" office:value-type="float" office:value="1" calcext:value-type="float">
            <text:p>1</text:p>
          </table:table-cell>
          <table:table-cell table:style-name="ce84" table:formula="of:=[Zeit8.G14]" office:value-type="float" office:value="1" calcext:value-type="float">
            <text:p>1</text:p>
          </table:table-cell>
          <table:table-cell table:style-name="ce84" table:formula="of:=[Zeit8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4" table:formula="of:=[Zeit8.A15]" office:value-type="float" office:value="1" calcext:value-type="float">
            <text:p>1</text:p>
          </table:table-cell>
          <table:table-cell table:style-name="ce84" table:formula="of:=[Zeit8.B15]" office:value-type="float" office:value="1" calcext:value-type="float">
            <text:p>1</text:p>
          </table:table-cell>
          <table:table-cell table:style-name="ce84" table:formula="of:=[Zeit8.C15]" office:value-type="float" office:value="1" calcext:value-type="float">
            <text:p>1</text:p>
          </table:table-cell>
          <table:table-cell table:style-name="ce84" table:formula="of:=[Zeit8.D15]" office:value-type="float" office:value="1" calcext:value-type="float">
            <text:p>1</text:p>
          </table:table-cell>
          <table:table-cell table:style-name="ce84" table:formula="of:=[Zeit8.E15]" office:value-type="float" office:value="1" calcext:value-type="float">
            <text:p>1</text:p>
          </table:table-cell>
          <table:table-cell table:style-name="ce84" table:formula="of:=[Zeit8.F15]" office:value-type="float" office:value="1" calcext:value-type="float">
            <text:p>1</text:p>
          </table:table-cell>
          <table:table-cell table:style-name="ce84" table:formula="of:=[Zeit8.G15]" office:value-type="float" office:value="1" calcext:value-type="float">
            <text:p>1</text:p>
          </table:table-cell>
          <table:table-cell table:style-name="ce84" table:formula="of:=[Zeit8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85" table:formula="of:=1-[.A9]" office:value-type="float" office:value="0" calcext:value-type="float">
            <text:p>0</text:p>
          </table:table-cell>
          <table:table-cell table:style-name="ce85" table:formula="of:=1-[.B9]" office:value-type="float" office:value="0" calcext:value-type="float">
            <text:p>0</text:p>
          </table:table-cell>
          <table:table-cell table:style-name="ce85" table:formula="of:=1-[.C9]" office:value-type="float" office:value="0" calcext:value-type="float">
            <text:p>0</text:p>
          </table:table-cell>
          <table:table-cell table:style-name="ce85" table:formula="of:=1-[.D9]" office:value-type="float" office:value="0" calcext:value-type="float">
            <text:p>0</text:p>
          </table:table-cell>
          <table:table-cell table:style-name="ce85" table:formula="of:=1-[.E9]" office:value-type="float" office:value="0" calcext:value-type="float">
            <text:p>0</text:p>
          </table:table-cell>
          <table:table-cell table:style-name="ce85" table:formula="of:=1-[.F9]" office:value-type="float" office:value="0" calcext:value-type="float">
            <text:p>0</text:p>
          </table:table-cell>
          <table:table-cell table:style-name="ce85" table:formula="of:=1-[.G9]" office:value-type="float" office:value="0" calcext:value-type="float">
            <text:p>0</text:p>
          </table:table-cell>
          <table:table-cell table:style-name="ce85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0]" office:value-type="float" office:value="0" calcext:value-type="float">
            <text:p>0</text:p>
          </table:table-cell>
          <table:table-cell table:style-name="ce85" table:formula="of:=1-[.B10]" office:value-type="float" office:value="1" calcext:value-type="float">
            <text:p>1</text:p>
          </table:table-cell>
          <table:table-cell table:style-name="ce85" table:formula="of:=1-[.C10]" office:value-type="float" office:value="1" calcext:value-type="float">
            <text:p>1</text:p>
          </table:table-cell>
          <table:table-cell table:style-name="ce85" table:formula="of:=1-[.D10]" office:value-type="float" office:value="1" calcext:value-type="float">
            <text:p>1</text:p>
          </table:table-cell>
          <table:table-cell table:style-name="ce85" table:formula="of:=1-[.E10]" office:value-type="float" office:value="1" calcext:value-type="float">
            <text:p>1</text:p>
          </table:table-cell>
          <table:table-cell table:style-name="ce85" table:formula="of:=1-[.F10]" office:value-type="float" office:value="1" calcext:value-type="float">
            <text:p>1</text:p>
          </table:table-cell>
          <table:table-cell table:style-name="ce85" table:formula="of:=1-[.G10]" office:value-type="float" office:value="1" calcext:value-type="float">
            <text:p>1</text:p>
          </table:table-cell>
          <table:table-cell table:style-name="ce85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1]" office:value-type="float" office:value="0" calcext:value-type="float">
            <text:p>0</text:p>
          </table:table-cell>
          <table:table-cell table:style-name="ce85" table:formula="of:=1-[.B11]" office:value-type="float" office:value="1" calcext:value-type="float">
            <text:p>1</text:p>
          </table:table-cell>
          <table:table-cell table:style-name="ce85" table:formula="of:=1-[.C11]" office:value-type="float" office:value="0" calcext:value-type="float">
            <text:p>0</text:p>
          </table:table-cell>
          <table:table-cell table:style-name="ce85" table:formula="of:=1-[.D11]" office:value-type="float" office:value="0" calcext:value-type="float">
            <text:p>0</text:p>
          </table:table-cell>
          <table:table-cell table:style-name="ce85" table:formula="of:=1-[.E11]" office:value-type="float" office:value="1" calcext:value-type="float">
            <text:p>1</text:p>
          </table:table-cell>
          <table:table-cell table:style-name="ce85" table:formula="of:=1-[.F11]" office:value-type="float" office:value="1" calcext:value-type="float">
            <text:p>1</text:p>
          </table:table-cell>
          <table:table-cell table:style-name="ce85" table:formula="of:=1-[.G11]" office:value-type="float" office:value="1" calcext:value-type="float">
            <text:p>1</text:p>
          </table:table-cell>
          <table:table-cell table:style-name="ce85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2]" office:value-type="float" office:value="0" calcext:value-type="float">
            <text:p>0</text:p>
          </table:table-cell>
          <table:table-cell table:style-name="ce85" table:formula="of:=1-[.B12]" office:value-type="float" office:value="1" calcext:value-type="float">
            <text:p>1</text:p>
          </table:table-cell>
          <table:table-cell table:style-name="ce85" table:formula="of:=1-[.C12]" office:value-type="float" office:value="1" calcext:value-type="float">
            <text:p>1</text:p>
          </table:table-cell>
          <table:table-cell table:style-name="ce85" table:formula="of:=1-[.D12]" office:value-type="float" office:value="1" calcext:value-type="float">
            <text:p>1</text:p>
          </table:table-cell>
          <table:table-cell table:style-name="ce85" table:formula="of:=1-[.E12]" office:value-type="float" office:value="1" calcext:value-type="float">
            <text:p>1</text:p>
          </table:table-cell>
          <table:table-cell table:style-name="ce85" table:formula="of:=1-[.F12]" office:value-type="float" office:value="1" calcext:value-type="float">
            <text:p>1</text:p>
          </table:table-cell>
          <table:table-cell table:style-name="ce85" table:formula="of:=1-[.G12]" office:value-type="float" office:value="1" calcext:value-type="float">
            <text:p>1</text:p>
          </table:table-cell>
          <table:table-cell table:style-name="ce85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3]" office:value-type="float" office:value="0" calcext:value-type="float">
            <text:p>0</text:p>
          </table:table-cell>
          <table:table-cell table:style-name="ce85" table:formula="of:=1-[.B13]" office:value-type="float" office:value="1" calcext:value-type="float">
            <text:p>1</text:p>
          </table:table-cell>
          <table:table-cell table:style-name="ce85" table:formula="of:=1-[.C13]" office:value-type="float" office:value="1" calcext:value-type="float">
            <text:p>1</text:p>
          </table:table-cell>
          <table:table-cell table:style-name="ce85" table:formula="of:=1-[.D13]" office:value-type="float" office:value="0" calcext:value-type="float">
            <text:p>0</text:p>
          </table:table-cell>
          <table:table-cell table:style-name="ce85" table:formula="of:=1-[.E13]" office:value-type="float" office:value="0" calcext:value-type="float">
            <text:p>0</text:p>
          </table:table-cell>
          <table:table-cell table:style-name="ce85" table:formula="of:=1-[.F13]" office:value-type="float" office:value="0" calcext:value-type="float">
            <text:p>0</text:p>
          </table:table-cell>
          <table:table-cell table:style-name="ce85" table:formula="of:=1-[.G13]" office:value-type="float" office:value="1" calcext:value-type="float">
            <text:p>1</text:p>
          </table:table-cell>
          <table:table-cell table:style-name="ce85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4]" office:value-type="float" office:value="0" calcext:value-type="float">
            <text:p>0</text:p>
          </table:table-cell>
          <table:table-cell table:style-name="ce85" table:formula="of:=1-[.B14]" office:value-type="float" office:value="1" calcext:value-type="float">
            <text:p>1</text:p>
          </table:table-cell>
          <table:table-cell table:style-name="ce85" table:formula="of:=1-[.C14]" office:value-type="float" office:value="1" calcext:value-type="float">
            <text:p>1</text:p>
          </table:table-cell>
          <table:table-cell table:style-name="ce85" table:formula="of:=1-[.D14]" office:value-type="float" office:value="1" calcext:value-type="float">
            <text:p>1</text:p>
          </table:table-cell>
          <table:table-cell table:style-name="ce85" table:formula="of:=1-[.E14]" office:value-type="float" office:value="1" calcext:value-type="float">
            <text:p>1</text:p>
          </table:table-cell>
          <table:table-cell table:style-name="ce85" table:formula="of:=1-[.F14]" office:value-type="float" office:value="0" calcext:value-type="float">
            <text:p>0</text:p>
          </table:table-cell>
          <table:table-cell table:style-name="ce85" table:formula="of:=1-[.G14]" office:value-type="float" office:value="0" calcext:value-type="float">
            <text:p>0</text:p>
          </table:table-cell>
          <table:table-cell table:style-name="ce85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5" table:formula="of:=1-[.A15]" office:value-type="float" office:value="0" calcext:value-type="float">
            <text:p>0</text:p>
          </table:table-cell>
          <table:table-cell table:style-name="ce85" table:formula="of:=1-[.B15]" office:value-type="float" office:value="0" calcext:value-type="float">
            <text:p>0</text:p>
          </table:table-cell>
          <table:table-cell table:style-name="ce85" table:formula="of:=1-[.C15]" office:value-type="float" office:value="0" calcext:value-type="float">
            <text:p>0</text:p>
          </table:table-cell>
          <table:table-cell table:style-name="ce85" table:formula="of:=1-[.D15]" office:value-type="float" office:value="0" calcext:value-type="float">
            <text:p>0</text:p>
          </table:table-cell>
          <table:table-cell table:style-name="ce85" table:formula="of:=1-[.E15]" office:value-type="float" office:value="0" calcext:value-type="float">
            <text:p>0</text:p>
          </table:table-cell>
          <table:table-cell table:style-name="ce85" table:formula="of:=1-[.F15]" office:value-type="float" office:value="0" calcext:value-type="float">
            <text:p>0</text:p>
          </table:table-cell>
          <table:table-cell table:style-name="ce85" table:formula="of:=1-[.G15]" office:value-type="float" office:value="0" calcext:value-type="float">
            <text:p>0</text:p>
          </table:table-cell>
          <table:table-cell table:style-name="ce85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A9:Zeit9.H15">
            <calcext:condition calcext:apply-style-name="blue_dark_background" calcext:value="&gt;0.5" calcext:base-cell-address="Zeit9.A9"/>
            <calcext:condition calcext:apply-style-name="grey_background" calcext:value="&lt;=0.5" calcext:base-cell-address="Zeit9.A9"/>
          </calcext:conditional-format>
          <calcext:conditional-format calcext:target-range-address="Zeit9.A18:Zeit9.H24">
            <calcext:condition calcext:apply-style-name="blue_dark_background" calcext:value="&gt;0.5" calcext:base-cell-address="Zeit9.A18"/>
            <calcext:condition calcext:apply-style-name="grey_background" calcext:value="&lt;=0.5" calcext:base-cell-address="Zeit9.A18"/>
          </calcext:conditional-format>
          <calcext:conditional-format calcext:target-range-address="Zeit9.B2:Zeit9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1"/>
        <table:table-column table:style-name="co12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9" table:formula="of:=IF([.B19]=0;0;SUMPRODUCT([Zeit9.A1:.C3];[$Verteilung.$A$4:$Verteilung.$C$6];[.A18:.C20];[.A33:.C35]))" office:value-type="float" office:value="11.9031184802213" calcext:value-type="float">
            <text:p>11,9031184802213</text:p>
          </table:table-cell>
          <table:table-cell table:style-name="ce89" table:formula="of:=IF([.C19]=0;0;SUMPRODUCT([Zeit9.B1:.D3];[$Verteilung.$A$4:$Verteilung.$C$6];[.B18:.D20];[.B33:.D35]))" office:value-type="float" office:value="12.8331838111988" calcext:value-type="float">
            <text:p>12,8331838111988</text:p>
          </table:table-cell>
          <table:table-cell table:style-name="ce89" table:formula="of:=IF([.D19]=0;0;SUMPRODUCT([Zeit9.C1:.E3];[$Verteilung.$A$4:$Verteilung.$C$6];[.C18:.E20];[.C33:.E35]))" office:value-type="float" office:value="26.6764052416261" calcext:value-type="float">
            <text:p>26,6764052416261</text:p>
          </table:table-cell>
          <table:table-cell table:style-name="ce89" table:formula="of:=IF([.E19]=0;0;SUMPRODUCT([Zeit9.D1:.F3];[$Verteilung.$A$4:$Verteilung.$C$6];[.D18:.F20];[.D33:.F35]))" office:value-type="float" office:value="71.7265159868181" calcext:value-type="float">
            <text:p>71,7265159868181</text:p>
          </table:table-cell>
          <table:table-cell table:style-name="ce89" table:formula="of:=IF([.F19]=0;0;SUMPRODUCT([Zeit9.E1:.G3];[$Verteilung.$A$4:$Verteilung.$C$6];[.E18:.G20];[.E33:.G35]))" office:value-type="float" office:value="159.727074770628" calcext:value-type="float">
            <text:p>159,727074770628</text:p>
          </table:table-cell>
          <table:table-cell table:style-name="ce89" table:formula="of:=IF([.G19]=0;0;SUMPRODUCT([Zeit9.F1:.H3];[$Verteilung.$A$4:$Verteilung.$C$6];[.F18:.H20];[.F33:.H35]))" office:value-type="float" office:value="257.30901894243" calcext:value-type="float">
            <text:p>257,30901894243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9" table:formula="of:=IF([.B20]=0;0;SUMPRODUCT([Zeit9.A2:.C4];[$Verteilung.$A$4:$Verteilung.$C$6];[.A19:.C21];[.A34:.C36]))" office:value-type="float" office:value="50.4982355485644" calcext:value-type="float">
            <text:p>50,4982355485644</text:p>
          </table:table-cell>
          <table:table-cell table:style-name="ce89" table:formula="of:=IF([.C20]=0;0;SUMPRODUCT([Zeit9.B2:.D4];[$Verteilung.$A$4:$Verteilung.$C$6];[.B19:.D21];[.B34:.D36]))" office:value-type="float" office:value="0" calcext:value-type="float">
            <text:p>0</text:p>
          </table:table-cell>
          <table:table-cell table:style-name="ce89" table:formula="of:=IF([.D20]=0;0;SUMPRODUCT([Zeit9.C2:.E4];[$Verteilung.$A$4:$Verteilung.$C$6];[.C19:.E21];[.C34:.E36]))" office:value-type="float" office:value="0" calcext:value-type="float">
            <text:p>0</text:p>
          </table:table-cell>
          <table:table-cell table:style-name="ce89" table:formula="of:=IF([.E20]=0;0;SUMPRODUCT([Zeit9.D2:.F4];[$Verteilung.$A$4:$Verteilung.$C$6];[.D19:.F21];[.D34:.F36]))" office:value-type="float" office:value="74.5470063431252" calcext:value-type="float">
            <text:p>74,5470063431252</text:p>
          </table:table-cell>
          <table:table-cell table:style-name="ce89" table:formula="of:=IF([.F20]=0;0;SUMPRODUCT([Zeit9.E2:.G4];[$Verteilung.$A$4:$Verteilung.$C$6];[.E19:.G21];[.E34:.G36]))" office:value-type="float" office:value="132.884532424769" calcext:value-type="float">
            <text:p>132,884532424769</text:p>
          </table:table-cell>
          <table:table-cell table:style-name="ce89" table:formula="of:=IF([.G20]=0;0;SUMPRODUCT([Zeit9.F2:.H4];[$Verteilung.$A$4:$Verteilung.$C$6];[.F19:.H21];[.F34:.H36]))" office:value-type="float" office:value="156.809682752541" calcext:value-type="float">
            <text:p>156,809682752541</text:p>
          </table:table-cell>
          <table:table-cell table:number-columns-repeated="7"/>
          <table:table-cell table:style-name="ce16" table:formula="of:=SUM([.B2:.G6])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/>
          <table:table-cell table:style-name="ce89" table:formula="of:=IF([.B21]=0;0;SUMPRODUCT([Zeit9.A3:.C5];[$Verteilung.$A$4:$Verteilung.$C$6];[.A20:.C22];[.A35:.C37]))" office:value-type="float" office:value="122.039384983527" calcext:value-type="float">
            <text:p>122,039384983527</text:p>
          </table:table-cell>
          <table:table-cell table:style-name="ce89" table:formula="of:=IF([.C21]=0;0;SUMPRODUCT([Zeit9.B3:.D5];[$Verteilung.$A$4:$Verteilung.$C$6];[.B20:.D22];[.B35:.D37]))" office:value-type="float" office:value="110.256723418728" calcext:value-type="float">
            <text:p>110,256723418728</text:p>
          </table:table-cell>
          <table:table-cell table:style-name="ce89" table:formula="of:=IF([.D21]=0;0;SUMPRODUCT([Zeit9.C3:.E5];[$Verteilung.$A$4:$Verteilung.$C$6];[.C20:.E22];[.C35:.E37]))" office:value-type="float" office:value="63.2254211365072" calcext:value-type="float">
            <text:p>63,2254211365072</text:p>
          </table:table-cell>
          <table:table-cell table:style-name="ce89" table:formula="of:=IF([.E21]=0;0;SUMPRODUCT([Zeit9.D3:.F5];[$Verteilung.$A$4:$Verteilung.$C$6];[.D20:.F22];[.D35:.F37]))" office:value-type="float" office:value="52.012552058595" calcext:value-type="float">
            <text:p>52,012552058595</text:p>
          </table:table-cell>
          <table:table-cell table:style-name="ce89" table:formula="of:=IF([.F21]=0;0;SUMPRODUCT([Zeit9.E3:.G5];[$Verteilung.$A$4:$Verteilung.$C$6];[.E20:.G22];[.E35:.G37]))" office:value-type="float" office:value="68.5657836866049" calcext:value-type="float">
            <text:p>68,5657836866049</text:p>
          </table:table-cell>
          <table:table-cell table:style-name="ce89" table:formula="of:=IF([.G21]=0;0;SUMPRODUCT([Zeit9.F3:.H5];[$Verteilung.$A$4:$Verteilung.$C$6];[.F20:.H22];[.F35:.H37]))" office:value-type="float" office:value="65.9859350293938" calcext:value-type="float">
            <text:p>65,9859350293938</text:p>
          </table:table-cell>
          <table:table-cell table:number-columns-repeated="1017"/>
        </table:table-row>
        <table:table-row table:style-name="ro1">
          <table:table-cell/>
          <table:table-cell table:style-name="ce89" table:formula="of:=IF([.B22]=0;0;SUMPRODUCT([Zeit9.A4:.C6];[$Verteilung.$A$4:$Verteilung.$C$6];[.A21:.C23];[.A36:.C38]))" office:value-type="float" office:value="172.816569097094" calcext:value-type="float">
            <text:p>172,816569097094</text:p>
          </table:table-cell>
          <table:table-cell table:style-name="ce89" table:formula="of:=IF([.C22]=0;0;SUMPRODUCT([Zeit9.B4:.D6];[$Verteilung.$A$4:$Verteilung.$C$6];[.B21:.D23];[.B36:.D38]))" office:value-type="float" office:value="134.75566809061" calcext:value-type="float">
            <text:p>134,75566809061</text:p>
          </table:table-cell>
          <table:table-cell table:style-name="ce89" table:formula="of:=IF([.D22]=0;0;SUMPRODUCT([Zeit9.C4:.E6];[$Verteilung.$A$4:$Verteilung.$C$6];[.C21:.E23];[.C36:.E38]))" office:value-type="float" office:value="0" calcext:value-type="float">
            <text:p>0</text:p>
          </table:table-cell>
          <table:table-cell table:style-name="ce89" table:formula="of:=IF([.E22]=0;0;SUMPRODUCT([Zeit9.D4:.F6];[$Verteilung.$A$4:$Verteilung.$C$6];[.D21:.F23];[.D36:.F38]))" office:value-type="float" office:value="0" calcext:value-type="float">
            <text:p>0</text:p>
          </table:table-cell>
          <table:table-cell table:style-name="ce89" table:formula="of:=IF([.F22]=0;0;SUMPRODUCT([Zeit9.E4:.G6];[$Verteilung.$A$4:$Verteilung.$C$6];[.E21:.G23];[.E36:.G38]))" office:value-type="float" office:value="0" calcext:value-type="float">
            <text:p>0</text:p>
          </table:table-cell>
          <table:table-cell table:style-name="ce89" table:formula="of:=IF([.G22]=0;0;SUMPRODUCT([Zeit9.F4:.H6];[$Verteilung.$A$4:$Verteilung.$C$6];[.F21:.H23];[.F36:.H38]))" office:value-type="float" office:value="21.9779074710832" calcext:value-type="float">
            <text:p>21,9779074710832</text:p>
          </table:table-cell>
          <table:table-cell table:number-columns-repeated="1017"/>
        </table:table-row>
        <table:table-row table:style-name="ro1">
          <table:table-cell/>
          <table:table-cell table:style-name="ce89" table:formula="of:=IF([.B23]=0;0;SUMPRODUCT([Zeit9.A5:.C7];[$Verteilung.$A$4:$Verteilung.$C$6];[.A22:.C24];[.A37:.C39]))" office:value-type="float" office:value="144.334086005211" calcext:value-type="float">
            <text:p>144,334086005211</text:p>
          </table:table-cell>
          <table:table-cell table:style-name="ce89" table:formula="of:=IF([.C23]=0;0;SUMPRODUCT([Zeit9.B5:.D7];[$Verteilung.$A$4:$Verteilung.$C$6];[.B22:.D24];[.B37:.D39]))" office:value-type="float" office:value="122.019323265385" calcext:value-type="float">
            <text:p>122,019323265385</text:p>
          </table:table-cell>
          <table:table-cell table:style-name="ce89" table:formula="of:=IF([.D23]=0;0;SUMPRODUCT([Zeit9.C5:.E7];[$Verteilung.$A$4:$Verteilung.$C$6];[.C22:.E24];[.C37:.E39]))" office:value-type="float" office:value="54.7643328878832" calcext:value-type="float">
            <text:p>54,7643328878832</text:p>
          </table:table-cell>
          <table:table-cell table:style-name="ce89" table:formula="of:=IF([.E23]=0;0;SUMPRODUCT([Zeit9.D5:.F7];[$Verteilung.$A$4:$Verteilung.$C$6];[.D22:.F24];[.D37:.F39]))" office:value-type="float" office:value="12.3315385674575" calcext:value-type="float">
            <text:p>12,3315385674575</text:p>
          </table:table-cell>
          <table:table-cell table:style-name="ce89" table:formula="of:=IF([.F23]=0;0;SUMPRODUCT([Zeit9.E5:.G7];[$Verteilung.$A$4:$Verteilung.$C$6];[.E22:.G24];[.E37:.G39]))" office:value-type="float" office:value="0" calcext:value-type="float">
            <text:p>0</text:p>
          </table:table-cell>
          <table:table-cell table:style-name="ce89" table:formula="of:=IF([.G23]=0;0;SUMPRODUCT([Zeit9.F5:.H7];[$Verteilung.$A$4:$Verteilung.$C$6];[.F22:.H24];[.F37:.H39]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9.D8]" office:value-type="string" office:string-value="Objekte im Raum (editierbar)" calcext:value-type="string">
            <text:p>Objekte im Raum (editierbar)</text:p>
          </table:table-cell>
          <table:table-cell table:number-columns-repeated="1020"/>
        </table:table-row>
        <table:table-row table:style-name="ro1">
          <table:table-cell table:style-name="ce87" table:formula="of:=[Zeit9.A9]" office:value-type="float" office:value="1" calcext:value-type="float">
            <text:p>1</text:p>
          </table:table-cell>
          <table:table-cell table:style-name="ce87" table:formula="of:=[Zeit9.B9]" office:value-type="float" office:value="1" calcext:value-type="float">
            <text:p>1</text:p>
          </table:table-cell>
          <table:table-cell table:style-name="ce87" table:formula="of:=[Zeit9.C9]" office:value-type="float" office:value="1" calcext:value-type="float">
            <text:p>1</text:p>
          </table:table-cell>
          <table:table-cell table:style-name="ce87" table:formula="of:=[Zeit9.D9]" office:value-type="float" office:value="1" calcext:value-type="float">
            <text:p>1</text:p>
          </table:table-cell>
          <table:table-cell table:style-name="ce87" table:formula="of:=[Zeit9.E9]" office:value-type="float" office:value="1" calcext:value-type="float">
            <text:p>1</text:p>
          </table:table-cell>
          <table:table-cell table:style-name="ce87" table:formula="of:=[Zeit9.F9]" office:value-type="float" office:value="1" calcext:value-type="float">
            <text:p>1</text:p>
          </table:table-cell>
          <table:table-cell table:style-name="ce87" table:formula="of:=[Zeit9.G9]" office:value-type="float" office:value="1" calcext:value-type="float">
            <text:p>1</text:p>
          </table:table-cell>
          <table:table-cell table:style-name="ce87" table:formula="of:=[Zeit9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9.A10]" office:value-type="float" office:value="1" calcext:value-type="float">
            <text:p>1</text:p>
          </table:table-cell>
          <table:table-cell table:style-name="ce87" table:formula="of:=[Zeit9.B10]" office:value-type="float" office:value="0" calcext:value-type="float">
            <text:p>0</text:p>
          </table:table-cell>
          <table:table-cell table:style-name="ce87" table:formula="of:=[Zeit9.C10]" office:value-type="float" office:value="0" calcext:value-type="float">
            <text:p>0</text:p>
          </table:table-cell>
          <table:table-cell table:style-name="ce87" table:formula="of:=[Zeit9.D10]" office:value-type="float" office:value="0" calcext:value-type="float">
            <text:p>0</text:p>
          </table:table-cell>
          <table:table-cell table:style-name="ce87" table:formula="of:=[Zeit9.E10]" office:value-type="float" office:value="0" calcext:value-type="float">
            <text:p>0</text:p>
          </table:table-cell>
          <table:table-cell table:style-name="ce87" table:formula="of:=[Zeit9.F10]" office:value-type="float" office:value="0" calcext:value-type="float">
            <text:p>0</text:p>
          </table:table-cell>
          <table:table-cell table:style-name="ce87" table:formula="of:=[Zeit9.G10]" office:value-type="float" office:value="0" calcext:value-type="float">
            <text:p>0</text:p>
          </table:table-cell>
          <table:table-cell table:style-name="ce87" table:formula="of:=[Zeit9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9.A11]" office:value-type="float" office:value="1" calcext:value-type="float">
            <text:p>1</text:p>
          </table:table-cell>
          <table:table-cell table:style-name="ce87" table:formula="of:=[Zeit9.B11]" office:value-type="float" office:value="0" calcext:value-type="float">
            <text:p>0</text:p>
          </table:table-cell>
          <table:table-cell table:style-name="ce87" table:formula="of:=[Zeit9.C11]" office:value-type="float" office:value="1" calcext:value-type="float">
            <text:p>1</text:p>
          </table:table-cell>
          <table:table-cell table:style-name="ce87" table:formula="of:=[Zeit9.D11]" office:value-type="float" office:value="1" calcext:value-type="float">
            <text:p>1</text:p>
          </table:table-cell>
          <table:table-cell table:style-name="ce87" table:formula="of:=[Zeit9.E11]" office:value-type="float" office:value="0" calcext:value-type="float">
            <text:p>0</text:p>
          </table:table-cell>
          <table:table-cell table:style-name="ce87" table:formula="of:=[Zeit9.F11]" office:value-type="float" office:value="0" calcext:value-type="float">
            <text:p>0</text:p>
          </table:table-cell>
          <table:table-cell table:style-name="ce87" table:formula="of:=[Zeit9.G11]" office:value-type="float" office:value="0" calcext:value-type="float">
            <text:p>0</text:p>
          </table:table-cell>
          <table:table-cell table:style-name="ce87" table:formula="of:=[Zeit9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9.A12]" office:value-type="float" office:value="1" calcext:value-type="float">
            <text:p>1</text:p>
          </table:table-cell>
          <table:table-cell table:style-name="ce87" table:formula="of:=[Zeit9.B12]" office:value-type="float" office:value="0" calcext:value-type="float">
            <text:p>0</text:p>
          </table:table-cell>
          <table:table-cell table:style-name="ce87" table:formula="of:=[Zeit9.C12]" office:value-type="float" office:value="0" calcext:value-type="float">
            <text:p>0</text:p>
          </table:table-cell>
          <table:table-cell table:style-name="ce87" table:formula="of:=[Zeit9.D12]" office:value-type="float" office:value="0" calcext:value-type="float">
            <text:p>0</text:p>
          </table:table-cell>
          <table:table-cell table:style-name="ce87" table:formula="of:=[Zeit9.E12]" office:value-type="float" office:value="0" calcext:value-type="float">
            <text:p>0</text:p>
          </table:table-cell>
          <table:table-cell table:style-name="ce87" table:formula="of:=[Zeit9.F12]" office:value-type="float" office:value="0" calcext:value-type="float">
            <text:p>0</text:p>
          </table:table-cell>
          <table:table-cell table:style-name="ce87" table:formula="of:=[Zeit9.G12]" office:value-type="float" office:value="0" calcext:value-type="float">
            <text:p>0</text:p>
          </table:table-cell>
          <table:table-cell table:style-name="ce87" table:formula="of:=[Zeit9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9.A13]" office:value-type="float" office:value="1" calcext:value-type="float">
            <text:p>1</text:p>
          </table:table-cell>
          <table:table-cell table:style-name="ce87" table:formula="of:=[Zeit9.B13]" office:value-type="float" office:value="0" calcext:value-type="float">
            <text:p>0</text:p>
          </table:table-cell>
          <table:table-cell table:style-name="ce87" table:formula="of:=[Zeit9.C13]" office:value-type="float" office:value="0" calcext:value-type="float">
            <text:p>0</text:p>
          </table:table-cell>
          <table:table-cell table:style-name="ce87" table:formula="of:=[Zeit9.D13]" office:value-type="float" office:value="1" calcext:value-type="float">
            <text:p>1</text:p>
          </table:table-cell>
          <table:table-cell table:style-name="ce87" table:formula="of:=[Zeit9.E13]" office:value-type="float" office:value="1" calcext:value-type="float">
            <text:p>1</text:p>
          </table:table-cell>
          <table:table-cell table:style-name="ce87" table:formula="of:=[Zeit9.F13]" office:value-type="float" office:value="1" calcext:value-type="float">
            <text:p>1</text:p>
          </table:table-cell>
          <table:table-cell table:style-name="ce87" table:formula="of:=[Zeit9.G13]" office:value-type="float" office:value="0" calcext:value-type="float">
            <text:p>0</text:p>
          </table:table-cell>
          <table:table-cell table:style-name="ce87" table:formula="of:=[Zeit9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9.A14]" office:value-type="float" office:value="1" calcext:value-type="float">
            <text:p>1</text:p>
          </table:table-cell>
          <table:table-cell table:style-name="ce87" table:formula="of:=[Zeit9.B14]" office:value-type="float" office:value="0" calcext:value-type="float">
            <text:p>0</text:p>
          </table:table-cell>
          <table:table-cell table:style-name="ce87" table:formula="of:=[Zeit9.C14]" office:value-type="float" office:value="0" calcext:value-type="float">
            <text:p>0</text:p>
          </table:table-cell>
          <table:table-cell table:style-name="ce87" table:formula="of:=[Zeit9.D14]" office:value-type="float" office:value="0" calcext:value-type="float">
            <text:p>0</text:p>
          </table:table-cell>
          <table:table-cell table:style-name="ce87" table:formula="of:=[Zeit9.E14]" office:value-type="float" office:value="0" calcext:value-type="float">
            <text:p>0</text:p>
          </table:table-cell>
          <table:table-cell table:style-name="ce87" table:formula="of:=[Zeit9.F14]" office:value-type="float" office:value="1" calcext:value-type="float">
            <text:p>1</text:p>
          </table:table-cell>
          <table:table-cell table:style-name="ce87" table:formula="of:=[Zeit9.G14]" office:value-type="float" office:value="1" calcext:value-type="float">
            <text:p>1</text:p>
          </table:table-cell>
          <table:table-cell table:style-name="ce87" table:formula="of:=[Zeit9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7" table:formula="of:=[Zeit9.A15]" office:value-type="float" office:value="1" calcext:value-type="float">
            <text:p>1</text:p>
          </table:table-cell>
          <table:table-cell table:style-name="ce87" table:formula="of:=[Zeit9.B15]" office:value-type="float" office:value="1" calcext:value-type="float">
            <text:p>1</text:p>
          </table:table-cell>
          <table:table-cell table:style-name="ce87" table:formula="of:=[Zeit9.C15]" office:value-type="float" office:value="1" calcext:value-type="float">
            <text:p>1</text:p>
          </table:table-cell>
          <table:table-cell table:style-name="ce87" table:formula="of:=[Zeit9.D15]" office:value-type="float" office:value="1" calcext:value-type="float">
            <text:p>1</text:p>
          </table:table-cell>
          <table:table-cell table:style-name="ce87" table:formula="of:=[Zeit9.E15]" office:value-type="float" office:value="1" calcext:value-type="float">
            <text:p>1</text:p>
          </table:table-cell>
          <table:table-cell table:style-name="ce87" table:formula="of:=[Zeit9.F15]" office:value-type="float" office:value="1" calcext:value-type="float">
            <text:p>1</text:p>
          </table:table-cell>
          <table:table-cell table:style-name="ce87" table:formula="of:=[Zeit9.G15]" office:value-type="float" office:value="1" calcext:value-type="float">
            <text:p>1</text:p>
          </table:table-cell>
          <table:table-cell table:style-name="ce87" table:formula="of:=[Zeit9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17]" office:value-type="string" office:string-value="Verwendete Pixel (abhängig von Objektedefinition)" calcext:value-type="string">
            <text:p>Verwendete Pixel (abhängig von Objektedefinition)</text:p>
          </table:table-cell>
          <table:table-cell table:number-columns-repeated="1020"/>
        </table:table-row>
        <table:table-row table:style-name="ro1">
          <table:table-cell table:style-name="ce88" table:formula="of:=1-[.A9]" office:value-type="float" office:value="0" calcext:value-type="float">
            <text:p>0</text:p>
          </table:table-cell>
          <table:table-cell table:style-name="ce88" table:formula="of:=1-[.B9]" office:value-type="float" office:value="0" calcext:value-type="float">
            <text:p>0</text:p>
          </table:table-cell>
          <table:table-cell table:style-name="ce88" table:formula="of:=1-[.C9]" office:value-type="float" office:value="0" calcext:value-type="float">
            <text:p>0</text:p>
          </table:table-cell>
          <table:table-cell table:style-name="ce88" table:formula="of:=1-[.D9]" office:value-type="float" office:value="0" calcext:value-type="float">
            <text:p>0</text:p>
          </table:table-cell>
          <table:table-cell table:style-name="ce88" table:formula="of:=1-[.E9]" office:value-type="float" office:value="0" calcext:value-type="float">
            <text:p>0</text:p>
          </table:table-cell>
          <table:table-cell table:style-name="ce88" table:formula="of:=1-[.F9]" office:value-type="float" office:value="0" calcext:value-type="float">
            <text:p>0</text:p>
          </table:table-cell>
          <table:table-cell table:style-name="ce88" table:formula="of:=1-[.G9]" office:value-type="float" office:value="0" calcext:value-type="float">
            <text:p>0</text:p>
          </table:table-cell>
          <table:table-cell table:style-name="ce88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0]" office:value-type="float" office:value="0" calcext:value-type="float">
            <text:p>0</text:p>
          </table:table-cell>
          <table:table-cell table:style-name="ce88" table:formula="of:=1-[.B10]" office:value-type="float" office:value="1" calcext:value-type="float">
            <text:p>1</text:p>
          </table:table-cell>
          <table:table-cell table:style-name="ce88" table:formula="of:=1-[.C10]" office:value-type="float" office:value="1" calcext:value-type="float">
            <text:p>1</text:p>
          </table:table-cell>
          <table:table-cell table:style-name="ce88" table:formula="of:=1-[.D10]" office:value-type="float" office:value="1" calcext:value-type="float">
            <text:p>1</text:p>
          </table:table-cell>
          <table:table-cell table:style-name="ce88" table:formula="of:=1-[.E10]" office:value-type="float" office:value="1" calcext:value-type="float">
            <text:p>1</text:p>
          </table:table-cell>
          <table:table-cell table:style-name="ce88" table:formula="of:=1-[.F10]" office:value-type="float" office:value="1" calcext:value-type="float">
            <text:p>1</text:p>
          </table:table-cell>
          <table:table-cell table:style-name="ce88" table:formula="of:=1-[.G10]" office:value-type="float" office:value="1" calcext:value-type="float">
            <text:p>1</text:p>
          </table:table-cell>
          <table:table-cell table:style-name="ce88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1]" office:value-type="float" office:value="0" calcext:value-type="float">
            <text:p>0</text:p>
          </table:table-cell>
          <table:table-cell table:style-name="ce88" table:formula="of:=1-[.B11]" office:value-type="float" office:value="1" calcext:value-type="float">
            <text:p>1</text:p>
          </table:table-cell>
          <table:table-cell table:style-name="ce88" table:formula="of:=1-[.C11]" office:value-type="float" office:value="0" calcext:value-type="float">
            <text:p>0</text:p>
          </table:table-cell>
          <table:table-cell table:style-name="ce88" table:formula="of:=1-[.D11]" office:value-type="float" office:value="0" calcext:value-type="float">
            <text:p>0</text:p>
          </table:table-cell>
          <table:table-cell table:style-name="ce88" table:formula="of:=1-[.E11]" office:value-type="float" office:value="1" calcext:value-type="float">
            <text:p>1</text:p>
          </table:table-cell>
          <table:table-cell table:style-name="ce88" table:formula="of:=1-[.F11]" office:value-type="float" office:value="1" calcext:value-type="float">
            <text:p>1</text:p>
          </table:table-cell>
          <table:table-cell table:style-name="ce88" table:formula="of:=1-[.G11]" office:value-type="float" office:value="1" calcext:value-type="float">
            <text:p>1</text:p>
          </table:table-cell>
          <table:table-cell table:style-name="ce88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2]" office:value-type="float" office:value="0" calcext:value-type="float">
            <text:p>0</text:p>
          </table:table-cell>
          <table:table-cell table:style-name="ce88" table:formula="of:=1-[.B12]" office:value-type="float" office:value="1" calcext:value-type="float">
            <text:p>1</text:p>
          </table:table-cell>
          <table:table-cell table:style-name="ce88" table:formula="of:=1-[.C12]" office:value-type="float" office:value="1" calcext:value-type="float">
            <text:p>1</text:p>
          </table:table-cell>
          <table:table-cell table:style-name="ce88" table:formula="of:=1-[.D12]" office:value-type="float" office:value="1" calcext:value-type="float">
            <text:p>1</text:p>
          </table:table-cell>
          <table:table-cell table:style-name="ce88" table:formula="of:=1-[.E12]" office:value-type="float" office:value="1" calcext:value-type="float">
            <text:p>1</text:p>
          </table:table-cell>
          <table:table-cell table:style-name="ce88" table:formula="of:=1-[.F12]" office:value-type="float" office:value="1" calcext:value-type="float">
            <text:p>1</text:p>
          </table:table-cell>
          <table:table-cell table:style-name="ce88" table:formula="of:=1-[.G12]" office:value-type="float" office:value="1" calcext:value-type="float">
            <text:p>1</text:p>
          </table:table-cell>
          <table:table-cell table:style-name="ce88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3]" office:value-type="float" office:value="0" calcext:value-type="float">
            <text:p>0</text:p>
          </table:table-cell>
          <table:table-cell table:style-name="ce88" table:formula="of:=1-[.B13]" office:value-type="float" office:value="1" calcext:value-type="float">
            <text:p>1</text:p>
          </table:table-cell>
          <table:table-cell table:style-name="ce88" table:formula="of:=1-[.C13]" office:value-type="float" office:value="1" calcext:value-type="float">
            <text:p>1</text:p>
          </table:table-cell>
          <table:table-cell table:style-name="ce88" table:formula="of:=1-[.D13]" office:value-type="float" office:value="0" calcext:value-type="float">
            <text:p>0</text:p>
          </table:table-cell>
          <table:table-cell table:style-name="ce88" table:formula="of:=1-[.E13]" office:value-type="float" office:value="0" calcext:value-type="float">
            <text:p>0</text:p>
          </table:table-cell>
          <table:table-cell table:style-name="ce88" table:formula="of:=1-[.F13]" office:value-type="float" office:value="0" calcext:value-type="float">
            <text:p>0</text:p>
          </table:table-cell>
          <table:table-cell table:style-name="ce88" table:formula="of:=1-[.G13]" office:value-type="float" office:value="1" calcext:value-type="float">
            <text:p>1</text:p>
          </table:table-cell>
          <table:table-cell table:style-name="ce88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4]" office:value-type="float" office:value="0" calcext:value-type="float">
            <text:p>0</text:p>
          </table:table-cell>
          <table:table-cell table:style-name="ce88" table:formula="of:=1-[.B14]" office:value-type="float" office:value="1" calcext:value-type="float">
            <text:p>1</text:p>
          </table:table-cell>
          <table:table-cell table:style-name="ce88" table:formula="of:=1-[.C14]" office:value-type="float" office:value="1" calcext:value-type="float">
            <text:p>1</text:p>
          </table:table-cell>
          <table:table-cell table:style-name="ce88" table:formula="of:=1-[.D14]" office:value-type="float" office:value="1" calcext:value-type="float">
            <text:p>1</text:p>
          </table:table-cell>
          <table:table-cell table:style-name="ce88" table:formula="of:=1-[.E14]" office:value-type="float" office:value="1" calcext:value-type="float">
            <text:p>1</text:p>
          </table:table-cell>
          <table:table-cell table:style-name="ce88" table:formula="of:=1-[.F14]" office:value-type="float" office:value="0" calcext:value-type="float">
            <text:p>0</text:p>
          </table:table-cell>
          <table:table-cell table:style-name="ce88" table:formula="of:=1-[.G14]" office:value-type="float" office:value="0" calcext:value-type="float">
            <text:p>0</text:p>
          </table:table-cell>
          <table:table-cell table:style-name="ce88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8" table:formula="of:=1-[.A15]" office:value-type="float" office:value="0" calcext:value-type="float">
            <text:p>0</text:p>
          </table:table-cell>
          <table:table-cell table:style-name="ce88" table:formula="of:=1-[.B15]" office:value-type="float" office:value="0" calcext:value-type="float">
            <text:p>0</text:p>
          </table:table-cell>
          <table:table-cell table:style-name="ce88" table:formula="of:=1-[.C15]" office:value-type="float" office:value="0" calcext:value-type="float">
            <text:p>0</text:p>
          </table:table-cell>
          <table:table-cell table:style-name="ce88" table:formula="of:=1-[.D15]" office:value-type="float" office:value="0" calcext:value-type="float">
            <text:p>0</text:p>
          </table:table-cell>
          <table:table-cell table:style-name="ce88" table:formula="of:=1-[.E15]" office:value-type="float" office:value="0" calcext:value-type="float">
            <text:p>0</text:p>
          </table:table-cell>
          <table:table-cell table:style-name="ce88" table:formula="of:=1-[.F15]" office:value-type="float" office:value="0" calcext:value-type="float">
            <text:p>0</text:p>
          </table:table-cell>
          <table:table-cell table:style-name="ce88" table:formula="of:=1-[.G15]" office:value-type="float" office:value="0" calcext:value-type="float">
            <text:p>0</text:p>
          </table:table-cell>
          <table:table-cell table:style-name="ce88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table:formula="of:=[$Zeit0.D26]" office:value-type="string" office:string-value="Summenprodukte in Abhängigkeit von Pixeln" calcext:value-type="string">
            <text:p>Summenprodukte in Abhängigkeit von Pixeln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SUMPRODUCT([.A18:.C20];[$Verteilung.$A$4:$Verteilung.$C$6])" office:value-type="float" office:value="75.8578643762691" calcext:value-type="float">
            <text:p>75,8578643762691</text:p>
          </table:table-cell>
          <table:table-cell table:style-name="ce34" table:formula="of:=SUMPRODUCT([.B18:.D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C18:.E20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18:.F20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18:.G20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F18:.H20];[$Verteilung.$A$4:$Verteilung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19:.C21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B19:.D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C19:.E21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19:.F21];[$Verteilung.$A$4:$Verteilung.$C$6])" office:value-type="float" office:value="95" calcext:value-type="float">
            <text:p>95</text:p>
          </table:table-cell>
          <table:table-cell table:style-name="ce34" table:formula="of:=SUMPRODUCT([.E19:.G21];[$Verteilung.$A$4:$Verteilung.$C$6])" office:value-type="float" office:value="100" calcext:value-type="float">
            <text:p>100</text:p>
          </table:table-cell>
          <table:table-cell table:style-name="ce34" table:formula="of:=SUMPRODUCT([.F19:.H21];[$Verteilung.$A$4:$Verteilung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0:.C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B20:.D22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C20:.E22];[$Verteilung.$A$4:$Verteilung.$C$6])" office:value-type="float" office:value="82.9289321881345" calcext:value-type="float">
            <text:p>82,9289321881345</text:p>
          </table:table-cell>
          <table:table-cell table:style-name="ce34" table:formula="of:=SUMPRODUCT([.D20:.F22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E20:.G22];[$Verteilung.$A$4:$Verteilung.$C$6])" office:value-type="float" office:value="91.4644660940673" calcext:value-type="float">
            <text:p>91,4644660940673</text:p>
          </table:table-cell>
          <table:table-cell table:style-name="ce34" table:formula="of:=SUMPRODUCT([.F20:.H22];[$Verteilung.$A$4:$Verteilung.$C$6])" office:value-type="float" office:value="84.3933982822018" calcext:value-type="float">
            <text:p>8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1:.C23];[$Verteilung.$A$4:$Verteilung.$C$6])" office:value-type="float" office:value="87.9289321881345" calcext:value-type="float">
            <text:p>87,9289321881345</text:p>
          </table:table-cell>
          <table:table-cell table:style-name="ce34" table:formula="of:=SUMPRODUCT([.B21:.D23];[$Verteilung.$A$4:$Verteilung.$C$6])" office:value-type="float" office:value="95" calcext:value-type="float">
            <text:p>95</text:p>
          </table:table-cell>
          <table:table-cell table:style-name="ce34" table:formula="of:=SUMPRODUCT([.C21:.E23];[$Verteilung.$A$4:$Verteilung.$C$6])" office:value-type="float" office:value="29.1421356237309" calcext:value-type="float">
            <text:p>29,1421356237309</text:p>
          </table:table-cell>
          <table:table-cell table:style-name="ce34" table:formula="of:=SUMPRODUCT([.D21:.F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E21:.G23];[$Verteilung.$A$4:$Verteilung.$C$6])" office:value-type="float" office:value="20.6066017177982" calcext:value-type="float">
            <text:p>20,6066017177982</text:p>
          </table:table-cell>
          <table:table-cell table:style-name="ce34" table:formula="of:=SUMPRODUCT([.F21:.H23];[$Verteilung.$A$4:$Verteilung.$C$6])" office:value-type="float" office:value="74.3933982822018" calcext:value-type="float">
            <text:p>74,393398282201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SUMPRODUCT([.A22:.C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B22:.D24];[$Verteilung.$A$4:$Verteilung.$C$6])" office:value-type="float" office:value="84.3933982822018" calcext:value-type="float">
            <text:p>84,3933982822018</text:p>
          </table:table-cell>
          <table:table-cell table:style-name="ce34" table:formula="of:=SUMPRODUCT([.C22:.E24];[$Verteilung.$A$4:$Verteilung.$C$6])" office:value-type="float" office:value="79.3933982822018" calcext:value-type="float">
            <text:p>79,3933982822018</text:p>
          </table:table-cell>
          <table:table-cell table:style-name="ce34" table:formula="of:=SUMPRODUCT([.D22:.F24];[$Verteilung.$A$4:$Verteilung.$C$6])" office:value-type="float" office:value="70.8578643762691" calcext:value-type="float">
            <text:p>70,8578643762691</text:p>
          </table:table-cell>
          <table:table-cell table:style-name="ce34" table:formula="of:=SUMPRODUCT([.E22:.G24];[$Verteilung.$A$4:$Verteilung.$C$6])" office:value-type="float" office:value="8.53553390593274" calcext:value-type="float">
            <text:p>8,53553390593274</text:p>
          </table:table-cell>
          <table:table-cell table:style-name="ce34" table:formula="of:=SUMPRODUCT([.F22:.H24];[$Verteilung.$A$4:$Verteilung.$C$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orfaktoren für das Summenprodukt</text:p>
          </table:table-cell>
          <table:table-cell table:number-columns-repeated="1020"/>
        </table:table-row>
        <table:table-row table:style-name="ro1">
          <table:table-cell/>
          <table:table-cell table:style-name="ce34" table:formula="of:=IF([.B27]=0;0;1/[.B27])" office:value-type="float" office:value="0.0131825488131305" calcext:value-type="float">
            <text:p>0,013182548813131</text:p>
          </table:table-cell>
          <table:table-cell table:style-name="ce34" table:formula="of:=IF([.C27]=0;0;1/[.C27])" office:value-type="float" office:value="0.0125955056923691" calcext:value-type="float">
            <text:p>0,012595505692369</text:p>
          </table:table-cell>
          <table:table-cell table:style-name="ce34" table:formula="of:=IF([.D27]=0;0;1/[.D27])" office:value-type="float" office:value="0.0125955056923691" calcext:value-type="float">
            <text:p>0,012595505692369</text:p>
          </table:table-cell>
          <table:table-cell table:style-name="ce34" table:formula="of:=IF([.E27]=0;0;1/[.E27])" office:value-type="float" office:value="0.0118492680749283" calcext:value-type="float">
            <text:p>0,011849268074928</text:p>
          </table:table-cell>
          <table:table-cell table:style-name="ce34" table:formula="of:=IF([.F27]=0;0;1/[.F27])" office:value-type="float" office:value="0.0113728209261131" calcext:value-type="float">
            <text:p>0,011372820926113</text:p>
          </table:table-cell>
          <table:table-cell table:style-name="ce34" table:formula="of:=IF([.G27]=0;0;1/[.G27])" office:value-type="float" office:value="0.0125955056923691" calcext:value-type="float">
            <text:p>0,012595505692369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8]=0;0;1/[.B28])" office:value-type="float" office:value="0.0120585177406044" calcext:value-type="float">
            <text:p>0,012058517740604</text:p>
          </table:table-cell>
          <table:table-cell table:style-name="ce34" table:formula="of:=IF([.C28]=0;0;1/[.C28])" office:value-type="float" office:value="0.034314575050762" calcext:value-type="float">
            <text:p>0,034314575050762</text:p>
          </table:table-cell>
          <table:table-cell table:style-name="ce34" table:formula="of:=IF([.D28]=0;0;1/[.D28])" office:value-type="float" office:value="0.034314575050762" calcext:value-type="float">
            <text:p>0,034314575050762</text:p>
          </table:table-cell>
          <table:table-cell table:style-name="ce34" table:formula="of:=IF([.E28]=0;0;1/[.E28])" office:value-type="float" office:value="0.0105263157894737" calcext:value-type="float">
            <text:p>0,010526315789474</text:p>
          </table:table-cell>
          <table:table-cell table:style-name="ce34" table:formula="of:=IF([.F28]=0;0;1/[.F28])" office:value-type="float" office:value="0.01" calcext:value-type="float">
            <text:p>0,01</text:p>
          </table:table-cell>
          <table:table-cell table:style-name="ce34" table:formula="of:=IF([.G28]=0;0;1/[.G28])" office:value-type="float" office:value="0.0113728209261131" calcext:value-type="float">
            <text:p>0,011372820926113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29]=0;0;1/[.B29])" office:value-type="float" office:value="0.0118492680749283" calcext:value-type="float">
            <text:p>0,011849268074928</text:p>
          </table:table-cell>
          <table:table-cell table:style-name="ce34" table:formula="of:=IF([.C29]=0;0;1/[.C29])" office:value-type="float" office:value="0.0113728209261131" calcext:value-type="float">
            <text:p>0,011372820926113</text:p>
          </table:table-cell>
          <table:table-cell table:style-name="ce34" table:formula="of:=IF([.D29]=0;0;1/[.D29])" office:value-type="float" office:value="0.0120585177406044" calcext:value-type="float">
            <text:p>0,012058517740604</text:p>
          </table:table-cell>
          <table:table-cell table:style-name="ce34" table:formula="of:=IF([.E29]=0;0;1/[.E29])" office:value-type="float" office:value="0.0118492680749283" calcext:value-type="float">
            <text:p>0,011849268074928</text:p>
          </table:table-cell>
          <table:table-cell table:style-name="ce34" table:formula="of:=IF([.F29]=0;0;1/[.F29])" office:value-type="float" office:value="0.0109332076455959" calcext:value-type="float">
            <text:p>0,010933207645596</text:p>
          </table:table-cell>
          <table:table-cell table:style-name="ce34" table:formula="of:=IF([.G29]=0;0;1/[.G29])" office:value-type="float" office:value="0.0118492680749283" calcext:value-type="float">
            <text:p>0,011849268074928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0]=0;0;1/[.B30])" office:value-type="float" office:value="0.0113728209261131" calcext:value-type="float">
            <text:p>0,011372820926113</text:p>
          </table:table-cell>
          <table:table-cell table:style-name="ce34" table:formula="of:=IF([.C30]=0;0;1/[.C30])" office:value-type="float" office:value="0.0105263157894737" calcext:value-type="float">
            <text:p>0,010526315789474</text:p>
          </table:table-cell>
          <table:table-cell table:style-name="ce34" table:formula="of:=IF([.D30]=0;0;1/[.D30])" office:value-type="float" office:value="0.034314575050762" calcext:value-type="float">
            <text:p>0,034314575050762</text:p>
          </table:table-cell>
          <table:table-cell table:style-name="ce34" table:formula="of:=IF([.E30]=0;0;1/[.E30])" office:value-type="float" office:value="0.048528137423857" calcext:value-type="float">
            <text:p>0,048528137423857</text:p>
          </table:table-cell>
          <table:table-cell table:style-name="ce34" table:formula="of:=IF([.F30]=0;0;1/[.F30])" office:value-type="float" office:value="0.048528137423857" calcext:value-type="float">
            <text:p>0,048528137423857</text:p>
          </table:table-cell>
          <table:table-cell table:style-name="ce34" table:formula="of:=IF([.G30]=0;0;1/[.G30])" office:value-type="float" office:value="0.0134420529655955" calcext:value-type="float">
            <text:p>0,013442052965596</text:p>
          </table:table-cell>
          <table:table-cell table:number-columns-repeated="1017"/>
        </table:table-row>
        <table:table-row table:style-name="ro1">
          <table:table-cell/>
          <table:table-cell table:style-name="ce34" table:formula="of:=IF([.B31]=0;0;1/[.B31])" office:value-type="float" office:value="0.0125955056923691" calcext:value-type="float">
            <text:p>0,012595505692369</text:p>
          </table:table-cell>
          <table:table-cell table:style-name="ce34" table:formula="of:=IF([.C31]=0;0;1/[.C31])" office:value-type="float" office:value="0.0118492680749283" calcext:value-type="float">
            <text:p>0,011849268074928</text:p>
          </table:table-cell>
          <table:table-cell table:style-name="ce34" table:formula="of:=IF([.D31]=0;0;1/[.D31])" office:value-type="float" office:value="0.0125955056923691" calcext:value-type="float">
            <text:p>0,012595505692369</text:p>
          </table:table-cell>
          <table:table-cell table:style-name="ce34" table:formula="of:=IF([.E31]=0;0;1/[.E31])" office:value-type="float" office:value="0.0141127595193923" calcext:value-type="float">
            <text:p>0,014112759519392</text:p>
          </table:table-cell>
          <table:table-cell table:style-name="ce34" table:formula="of:=IF([.F31]=0;0;1/[.F31])" office:value-type="float" office:value="0.117157287525381" calcext:value-type="float">
            <text:p>0,117157287525381</text:p>
          </table:table-cell>
          <table:table-cell table:style-name="ce34" table:formula="of:=IF([.G31]=0;0;1/[.G31])" office:value-type="float" office:value="0.2" calcext:value-type="float">
            <text:p>0,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A9:Zeit10.H15">
            <calcext:condition calcext:apply-style-name="blue_dark_background" calcext:value="&gt;0.5" calcext:base-cell-address="Zeit10.A9"/>
            <calcext:condition calcext:apply-style-name="grey_background" calcext:value="&lt;=0.5" calcext:base-cell-address="Zeit10.A9"/>
          </calcext:conditional-format>
          <calcext:conditional-format calcext:target-range-address="Zeit10.A18:Zeit10.H24">
            <calcext:condition calcext:apply-style-name="blue_dark_background" calcext:value="&gt;0.5" calcext:base-cell-address="Zeit10.A18"/>
            <calcext:condition calcext:apply-style-name="grey_background" calcext:value="&lt;=0.5" calcext:base-cell-address="Zeit10.A18"/>
          </calcext:conditional-format>
          <calcext:conditional-format calcext:target-range-address="Zeit10.B2:Zeit10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Verteilung" table:style-name="ta1">
        <table:table-column table:style-name="co13" table:number-columns-repeated="1024" table:default-cell-style-name="Default"/>
        <table:table-row table:style-name="ro3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/>
          <table:table-cell table:number-columns-repeated="3"/>
          <table:table-cell table:style-name="ce76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4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2" table:formula="of:=[.Q5]" office:value-type="float" office:value="0.829513105638569" calcext:value-type="float">
            <text:p>0,829513105638569</text:p>
          </table:table-cell>
          <table:table-cell table:style-name="ce13" table:formula="of:=[.T5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5]" office:value-type="float" office:value="0.0629775284618455" calcext:value-type="float">
            <text:p>0,06297752846184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X5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5]" office:value-type="float" office:value="0.0568641046305657" calcext:value-type="float">
            <text:p>0,056864104630566</text:p>
          </table:table-cell>
          <table:table-cell table:style-name="ce10" table:formula="of:=[.Y5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3" table:formula="of:=[.Q8]" office:value-type="float" office:value="0.0568641046305657" calcext:value-type="float">
            <text:p>0,056864104630566</text:p>
          </table:table-cell>
          <table:table-cell table:style-name="ce13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8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8]" office:value-type="float" office:value="0.0353553390593274" calcext:value-type="float">
            <text:p>0,035355339059327</text:p>
          </table:table-cell>
          <table:table-cell table:style-name="ce11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6]" office:value-type="float" office:value="0.0629775284618455" calcext:value-type="float">
            <text:p>0,062977528461846</text:p>
          </table:table-cell>
          <table:table-cell table:style-name="ce11" table:formula="of:=[.T6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6]" office:value-type="float" office:value="0.0445318374377398" calcext:value-type="float">
            <text:p>0,044531837437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X6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9]" office:value-type="float" office:value="0.748989698127554" calcext:value-type="float">
            <text:p>0,748989698127554</text:p>
          </table:table-cell>
          <table:table-cell table:style-name="ce11" table:formula="of:=[.T9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4]" office:value-type="float" office:value="0.65857864376269" calcext:value-type="float">
            <text:p>0,65857864376269</text:p>
          </table:table-cell>
          <table:table-cell table:style-name="ce13" table:formula="of:=[.L24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4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9]" office:value-type="float" office:value="0.05" calcext:value-type="float">
            <text:p>0,05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5]" office:value-type="float" office:value="0.05" calcext:value-type="float">
            <text:p>0,05</text:p>
          </table:table-cell>
          <table:table-cell table:style-name="ce13" table:formula="of:=[.L25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L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4]" office:value-type="float" office:value="0.748989698127554" calcext:value-type="float">
            <text:p>0,748989698127554</text:p>
          </table:table-cell>
          <table:table-cell table:style-name="ce11" table:formula="of:=[.J24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T9]" office:value-type="float" office:value="0.05" calcext:value-type="float">
            <text:p>0,05</text:p>
          </table:table-cell>
          <table:table-cell table:style-name="ce12" table:formula="of:=[.U9]" office:value-type="float" office:value="0.65857864376269" calcext:value-type="float">
            <text:p>0,65857864376269</text:p>
          </table:table-cell>
          <table:table-cell table:style-name="ce13" table:formula="of:=[.V9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T10]" office:value-type="float" office:value="0.0353553390593274" calcext:value-type="float">
            <text:p>0,035355339059327</text:p>
          </table:table-cell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J29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8]" office:value-type="float" office:value="0.748989698127554" calcext:value-type="float">
            <text:p>0,748989698127554</text:p>
          </table:table-cell>
          <table:table-cell table:style-name="ce11" table:formula="of:=[.J28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32]/[.$O$9]" office:value-type="float" office:value="0.000568641046305657" calcext:value-type="float">
            <text:p>0,000568641046306</text:p>
          </table:table-cell>
          <table:table-cell table:style-name="ce12" table:formula="of:=[.T28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12]" office:value-type="float" office:value="0.0629775284618455" calcext:value-type="float">
            <text:p>0,062977528461846</text:p>
          </table:table-cell>
          <table:table-cell table:style-name="ce11" table:formula="of:=[.T12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2]" office:value-type="float" office:value="0.0445318374377398" calcext:value-type="float">
            <text:p>0,044531837437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X12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J29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13]" office:value-type="float" office:value="0.829513105638569" calcext:value-type="float">
            <text:p>0,829513105638569</text:p>
          </table:table-cell>
          <table:table-cell table:style-name="ce11" table:formula="of:=[.T1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12" table:formula="of:=[.U13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G37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K37]" office:value-type="float" office:value="0.748989698127554" calcext:value-type="float">
            <text:p>0,748989698127554</text:p>
          </table:table-cell>
          <table:table-cell table:style-name="ce13" table:formula="of:=[.X1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Y1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eilungObjekte" table:style-name="ta1">
        <table:table-column table:style-name="co14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07" table:formula="of:=[$Verteilung.C6]" office:value-type="float" office:value="3.53553390593274" calcext:value-type="float">
            <text:p>3,53553390593274</text:p>
          </table:table-cell>
          <table:table-cell table:style-name="ce107" table:formula="of:=[$Verteilung.B4]" office:value-type="float" office:value="5" calcext:value-type="float">
            <text:p>5</text:p>
          </table:table-cell>
          <table:table-cell table:style-name="ce107" table:formula="of:=[$Verteilung.A6]" office:value-type="float" office:value="3.53553390593274" calcext:value-type="float">
            <text:p>3,53553390593274</text:p>
          </table:table-cell>
          <table:table-cell table:number-columns-repeated="1020"/>
        </table:table-row>
        <table:table-row table:style-name="ro5">
          <table:table-cell/>
          <table:table-cell table:style-name="ce107" table:formula="of:=[$Verteilung.C5]" office:value-type="float" office:value="5" calcext:value-type="float">
            <text:p>5</text:p>
          </table:table-cell>
          <table:table-cell table:style-name="ce107" table:formula="of:=[$Verteilung.B5]" office:value-type="float" office:value="65.8578643762691" calcext:value-type="float">
            <text:p>65,8578643762691</text:p>
          </table:table-cell>
          <table:table-cell table:style-name="ce107" table:formula="of:=[$Verteilung.A5]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table:style-name="ce107" table:formula="of:=[$Verteilung.C2]" office:value-type="float" office:value="0" calcext:value-type="float">
            <text:p>0</text:p>
          </table:table-cell>
          <table:table-cell table:style-name="ce107" table:formula="of:=[$Verteilung.B6]" office:value-type="float" office:value="5" calcext:value-type="float">
            <text:p>5</text:p>
          </table:table-cell>
          <table:table-cell table:style-name="ce107" table:formula="of:=[$Verteilung.C6]" office:value-type="float" office:value="3.53553390593274" calcext:value-type="float">
            <text:p>3,53553390593274</text:p>
          </table:table-cell>
          <table:table-cell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10:26:27.69187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7T13:55:03.593747000</dc:date>
    <dc:creator>Engelbert Niehaus</dc:creator>
    <meta:editing-duration>P1DT20H10M52S</meta:editing-duration>
    <meta:editing-cycles>22</meta:editing-cycles>
    <meta:generator>LibreOffice/6.0.6.2$MacOSX_X86_64 LibreOffice_project/0c292870b25a325b5ed35f6b45599d2ea4458e77</meta:generator>
    <meta:document-statistic meta:table-count="13" meta:cell-count="2653" meta:object-count="0"/>
  </office:meta>
</office:document-meta>
</file>